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Display" svg:font-family="'Aptos Display'"/>
    <style:font-face style:name="Aptos Narrow" svg:font-family="'Aptos Narrow'"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12cm"/>
    </style:style>
    <style:style style:name="co2" style:family="table-column">
      <style:table-column-properties fo:break-before="auto" style:column-width="6.999cm"/>
    </style:style>
    <style:style style:name="co3" style:family="table-column">
      <style:table-column-properties fo:break-before="auto" style:column-width="2.242cm"/>
    </style:style>
    <style:style style:name="co4" style:family="table-column">
      <style:table-column-properties fo:break-before="auto" style:column-width="5.696cm"/>
    </style:style>
    <style:style style:name="co5" style:family="table-column">
      <style:table-column-properties fo:break-before="auto" style:column-width="1.713cm"/>
    </style:style>
    <style:style style:name="co6" style:family="table-column">
      <style:table-column-properties fo:break-before="auto" style:column-width="5.493cm"/>
    </style:style>
    <style:style style:name="co7" style:family="table-column">
      <style:table-column-properties fo:break-before="auto" style:column-width="4.902cm"/>
    </style:style>
    <style:style style:name="co8" style:family="table-column">
      <style:table-column-properties fo:break-before="auto" style:column-width="12.323cm"/>
    </style:style>
    <style:style style:name="co9" style:family="table-column">
      <style:table-column-properties fo:break-before="auto" style:column-width="3.477cm"/>
    </style:style>
    <style:style style:name="co10" style:family="table-column">
      <style:table-column-properties fo:break-before="auto" style:column-width="2.418cm"/>
    </style:style>
    <style:style style:name="co11" style:family="table-column">
      <style:table-column-properties fo:break-before="auto" style:column-width="3.05cm"/>
    </style:style>
    <style:style style:name="co12" style:family="table-column">
      <style:table-column-properties fo:break-before="auto" style:column-width="3.731cm"/>
    </style:style>
    <style:style style:name="co13" style:family="table-column">
      <style:table-column-properties fo:break-before="auto" style:column-width="6.863cm"/>
    </style:style>
    <style:style style:name="co14" style:family="table-column">
      <style:table-column-properties fo:break-before="auto" style:column-width="2.258cm"/>
    </style:style>
    <style:style style:name="ro1" style:family="table-row">
      <style:table-row-properties style:row-height="0.714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1.191cm" fo:break-before="auto" style:use-optimal-row-height="false"/>
    </style:style>
    <style:style style:name="ro4" style:family="table-row">
      <style:table-row-properties style:row-height="1.842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3.184cm" fo:break-before="auto" style:use-optimal-row-height="true"/>
    </style:style>
    <style:style style:name="ro9" style:family="table-row">
      <style:table-row-properties style:row-height="3.632cm" fo:break-before="auto" style:use-optimal-row-height="true"/>
    </style:style>
    <style:style style:name="ro10" style:family="table-row">
      <style:table-row-properties style:row-height="2.738cm" fo:break-before="auto" style:use-optimal-row-height="true"/>
    </style:style>
    <style:style style:name="ro11" style:family="table-row">
      <style:table-row-properties style:row-height="4.08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1.032cm" fo:break-before="auto" style:use-optimal-row-height="false"/>
    </style:style>
    <style:style style:name="ro14" style:family="table-row">
      <style:table-row-properties style:row-height="1cm" fo:break-before="auto" style:use-optimal-row-height="false"/>
    </style:style>
    <style:style style:name="ro15" style:family="table-row">
      <style:table-row-properties style:row-height="0.487cm" fo:break-before="auto" style:use-optimal-row-height="true"/>
    </style:style>
    <style:style style:name="ta1" style:family="table" style:master-page-name="PageStyle_5f_STATISTICS">
      <style:table-properties table:display="true" style:writing-mode="lr-tb"/>
    </style:style>
    <style:style style:name="ta2" style:family="table" style:master-page-name="PageStyle_5f_V1._20_Encoding_20_and_20_Sanitization">
      <style:table-properties table:display="true" style:writing-mode="lr-tb"/>
    </style:style>
    <style:style style:name="ta3" style:family="table" style:master-page-name="PageStyle_5f_V2._20_Validation_20_and_20_Business_20_Log">
      <style:table-properties table:display="true" style:writing-mode="lr-tb"/>
    </style:style>
    <style:style style:name="ta4" style:family="table" style:master-page-name="PageStyle_5f_V3._20_Web_20_Frontend_20_Security">
      <style:table-properties table:display="true" style:writing-mode="lr-tb"/>
    </style:style>
    <style:style style:name="ta5" style:family="table" style:master-page-name="PageStyle_5f_V4._20_API_20_and_20_Web_20_Service">
      <style:table-properties table:display="true" style:writing-mode="lr-tb"/>
    </style:style>
    <style:style style:name="ta6" style:family="table" style:master-page-name="PageStyle_5f_V5._20_File_20_Handling">
      <style:table-properties table:display="true" style:writing-mode="lr-tb"/>
    </style:style>
    <style:style style:name="ta7" style:family="table" style:master-page-name="PageStyle_5f_V6._20_Authentication">
      <style:table-properties table:display="true" style:writing-mode="lr-tb"/>
    </style:style>
    <style:style style:name="ta8" style:family="table" style:master-page-name="PageStyle_5f_V7._20_Session_20_Management">
      <style:table-properties table:display="true" style:writing-mode="lr-tb"/>
    </style:style>
    <style:style style:name="ta9" style:family="table" style:master-page-name="PageStyle_5f_V8._20_Authorization">
      <style:table-properties table:display="true" style:writing-mode="lr-tb"/>
    </style:style>
    <style:style style:name="ta10" style:family="table" style:master-page-name="PageStyle_5f_V9._20_Self-contained_20_Tokens">
      <style:table-properties table:display="true" style:writing-mode="lr-tb"/>
    </style:style>
    <style:style style:name="ta11" style:family="table" style:master-page-name="PageStyle_5f_V10._20_OAuth_20_and_20_OIDC">
      <style:table-properties table:display="true" style:writing-mode="lr-tb"/>
    </style:style>
    <style:style style:name="ta12" style:family="table" style:master-page-name="PageStyle_5f_V11._20_Cryptography">
      <style:table-properties table:display="true" style:writing-mode="lr-tb"/>
    </style:style>
    <style:style style:name="ta13" style:family="table" style:master-page-name="PageStyle_5f_V12._20_Secure_20_Communication">
      <style:table-properties table:display="true" style:writing-mode="lr-tb"/>
    </style:style>
    <style:style style:name="ta14" style:family="table" style:master-page-name="PageStyle_5f_V13._20_Configuration">
      <style:table-properties table:display="true" style:writing-mode="lr-tb"/>
    </style:style>
    <style:style style:name="ta15" style:family="table" style:master-page-name="PageStyle_5f_V14._20_Data_20_Protection">
      <style:table-properties table:display="true" style:writing-mode="lr-tb"/>
    </style:style>
    <style:style style:name="ta16" style:family="table" style:master-page-name="PageStyle_5f_V15._20_Secure_20_Coding_20_and_20_Architec">
      <style:table-properties table:display="true" style:writing-mode="lr-tb"/>
    </style:style>
    <style:style style:name="ta17" style:family="table" style:master-page-name="PageStyle_5f_V16._20_Security_20_Logging_20_and_20_Error">
      <style:table-properties table:display="true" style:writing-mode="lr-tb"/>
    </style:style>
    <style:style style:name="ta18" style:family="table" style:master-page-name="PageStyle_5f_V17._20_WebRTC">
      <style:table-properties table:display="true" style:writing-mode="lr-tb"/>
    </style:style>
    <style:style style:name="ta19" style:family="table" style:master-page-name="Default">
      <style:table-properties table:display="true" style:writing-mode="lr-tb"/>
    </style:style>
    <number:date-style style:name="N41"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fo:background-color="#e8e8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e8e8e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8e8e8"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7"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35">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35">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17"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e8e8e8" style:text-align-source="fix" style:repeat-content="false" fo:wrap-option="wrap"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ptos Display" style:font-size-complex="14pt" style:font-style-complex="normal" style:font-weight-complex="normal">
        <loext:char-complex-color loext:theme-type="dark1" loext:color-type="theme"/>
      </style:text-properties>
    </style:style>
    <style:style style:name="ce2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font-name="Ari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1. Encoding and Sanitization'.B2"/>
    </style:style>
    <style:style style:name="ce29"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font-name="Arial"/>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font-name="Arial"/>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2. Validation and Business Log'.B2"/>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 style:base-cell-address="'V3. Web Frontend Security'.B2"/>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3" style:base-cell-address="'V4. API and Web Service'.B2"/>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3" style:base-cell-address="'V4. API and Web Service'.B2"/>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3" style:base-cell-address="'V4. API and Web Service'.B5"/>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6" style:base-cell-address="'V5. File Handling'.B2"/>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6" style:base-cell-address="'V5. File Handling'.B3"/>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6" style:base-cell-address="'V5. File Handling'.B6"/>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_20_2" style:base-cell-address="'V6. Authentication'.B2"/>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2" style:base-cell-address="'V6. Authentication'.B3"/>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2" style:base-cell-address="'V6. Authentication'.B21"/>
    </style:style>
    <style:style style:name="ce68"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ptos Display" style:font-size-complex="14pt" style:font-style-complex="normal" style:font-weight-complex="normal">
        <loext:char-complex-color loext:theme-type="dark1" loext:color-type="theme"/>
      </style:text-properties>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1" style:base-cell-address="'V7. Session Management'.B2"/>
    </style:style>
    <style:style style:name="ce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0" style:base-cell-address="'V7. Session Management'.B5"/>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1" style:base-cell-address="'V7. Session Management'.B18"/>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7" style:base-cell-address="'V8. Authorization'.B2"/>
    </style:style>
    <style:style style:name="ce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7" style:base-cell-address="'V8. Authorization'.B2"/>
    </style:style>
    <style:style style:name="ce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7" style:base-cell-address="'V8. Authorization'.B2"/>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7" style:base-cell-address="'V8. Authorization'.B3"/>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7" style:base-cell-address="'V8. Authorization'.B2"/>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9" style:base-cell-address="'V9. Self-contained Tokens'.B2"/>
    </style:style>
    <style:style style:name="ce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1_20_9" style:base-cell-address="'V9. Self-contained Tokens'.B6"/>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3" style:base-cell-address="'V10. OAuth and OIDC'.B2"/>
    </style:style>
    <style:style style:name="ce1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3" style:base-cell-address="'V10. OAuth and OIDC'.B6"/>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2" style:base-cell-address="'V10. OAuth and OIDC'.B12"/>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5" style:base-cell-address="'V11. Cryptography'.B2"/>
    </style:style>
    <style:style style:name="ce1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5" style:base-cell-address="'V11. Cryptography'.B4"/>
    </style:style>
    <style:style style:name="ce1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3" style:base-cell-address="'V11. Cryptography'.B11"/>
    </style:style>
    <style:style style:name="ce1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8" style:base-cell-address="'V12. Secure Communication'.B2"/>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8" style:base-cell-address="'V12. Secure Communication'.B2"/>
    </style:style>
    <style:style style:name="ce1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8" style:base-cell-address="'V12. Secure Communication'.B2"/>
    </style:style>
    <style:style style:name="ce1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8" style:base-cell-address="'V12. Secure Communication'.B3"/>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REF!])=&quot;FALSE&quot;)" style:apply-style-name="ExtConditionalStyle_5f_1_20_8" style:base-cell-address="'V12. Secure Communication'.B2"/>
    </style:style>
    <style:style style:name="ce1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1])=&quot;FALSE&quot;)" style:apply-style-name="ExtConditionalStyle_5f_1_20_12" style:base-cell-address="'V13. Configuration'.B2"/>
    </style:style>
    <style:style style:name="ce1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1])=&quot;FALSE&quot;)" style:apply-style-name="ExtConditionalStyle_5f_1_20_12" style:base-cell-address="'V13. Configuration'.B2"/>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2" style:base-cell-address="'V13. Configuration'.B2"/>
    </style:style>
    <style:style style:name="ce1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1])=&quot;FALSE&quot;)" style:apply-style-name="ExtConditionalStyle_5f_1_20_12" style:base-cell-address="'V13. Configuration'.B2"/>
    </style:style>
    <style:style style:name="ce1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11" style:base-cell-address="'V13. Configuration'.B16"/>
    </style:style>
    <style:style style:name="ce1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2_20_10" style:base-cell-address="'V14. Data Protection'.B2"/>
    </style:style>
    <style:style style:name="ce1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I$4]=FALSE(); TRUE(); FALSE()))" style:apply-style-name="ExtConditionalStyle_5f_3_20_9" style:base-cell-address="'V14. Data Protection'.B4"/>
    </style:style>
    <style:style style:name="ce1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0" style:base-cell-address="'V14. Data Protection'.B8"/>
    </style:style>
    <style:style style:name="ce1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3" style:base-cell-address="'V15. Secure Coding and Architec'.B2"/>
    </style:style>
    <style:style style:name="ce1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J$4]=FALSE(); TRUE(); FALSE()))" style:apply-style-name="ExtConditionalStyle_5f_2_20_16" style:base-cell-address="'V15. Secure Coding and Architec'.B3"/>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1_20_16" style:base-cell-address="'V15. Secure Coding and Architec'.B5"/>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 style:base-cell-address="'V16. Security Logging and Error'.B2"/>
    </style:style>
    <style:style style:name="ce1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 style:base-cell-address="'V16. Security Logging and Error'.B18"/>
    </style:style>
    <style:style style:name="ce1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ce1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ce1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NDEX([$STATISTICS.$I$4:$STATISTICS.$K$4]; [.$D2])=&quot;FALSE&quot;)" style:apply-style-name="ExtConditionalStyle_5f_1_20_14" style:base-cell-address="'V17. WebRTC'.B2"/>
    </style:style>
    <style:style style:name="ce1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ptos Display" style:font-size-complex="11pt" style:font-style-complex="normal" style:font-weight-complex="normal">
        <loext:char-complex-color loext:theme-type="dark1" loext:color-type="theme"/>
      </style:text-properties>
      <style:map style:condition="is-true-formula(IF([$STATISTICS.$K$4]=FALSE(); TRUE(); FALSE()))" style:apply-style-name="ExtConditionalStyle_5f_2_20_14" style:base-cell-address="'V17. WebRTC'.B3"/>
    </style:style>
    <style:style style:name="ce160" style:family="table-cell" style:parent-style-name="Default">
      <style:table-cell-properties fo:background-color="#e8e8e8" fo:wrap-option="wrap" fo:border="0.74pt solid #000000" style:vertical-align="middle"/>
      <style:text-properties style:text-outline="false" style:text-line-through-style="none" style:text-line-through-type="none" style:font-name="Arial" fo:language="en" fo:country="US"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font-name-complex="Tahoma" style:language-complex="hi" style:country-complex="IN" style:font-style-complex="normal" style:font-weight-complex="bold" style:text-emphasize="none" style:font-relief="none" style:text-overline-style="none" style:text-overline-color="font-color"/>
    </style:style>
    <style:style style:name="ce161" style:family="table-cell" style:parent-style-name="Default">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data-style-name="N41">
      <style:table-cell-properties style:text-align-source="fix" style:repeat-content="false" fo:wrap-option="wrap" fo:border="0.74pt solid #000000" style:vertical-align="middle"/>
      <style:paragraph-properties fo:text-align="start" fo:margin-left="0cm"/>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textarea-vertical-align="middle" loext:decorative="false"/>
    </style:style>
    <style:style style:name="P1" style:family="paragraph">
      <loext:graphic-properties draw:fill="none"/>
      <style:paragraph-properties fo:text-align="center"/>
    </style:style>
    <style:style style:name="P2" style:family="paragraph">
      <style:paragraph-properties fo:text-align="left"/>
    </style:style>
  </office:automatic-styles>
  <office:body>
    <office:spreadsheet>
      <table:calculation-settings table:case-sensitive="false" table:automatic-find-labels="false" table:use-regular-expressions="false" table:use-wildcards="true" table:null-year="1950">
        <table:iteration table:maximum-difference="0.0001"/>
      </table:calculation-settings>
      <table:content-validations>
        <table:content-validation table:name="val1" table:condition="of:cell-content-is-in-list(&quot;Fail&quot;;&quot;Pass&quot;;&quot;N/A&quot;)" table:allow-empty-cell="true" table:display-list="unsorted" table:base-cell-address="'V8. Authorization'.E2">
          <table:help-message table:display="true"/>
          <table:error-message table:message-type="stop" table:display="true"/>
        </table:content-validation>
        <table:content-validation table:name="val2" table:condition="of:cell-content-is-in-list(&quot;Fail&quot;;&quot;Pass&quot;;&quot;N/A&quot;)" table:allow-empty-cell="true" table:display-list="unsorted" table:base-cell-address="'V12. Secure Communication'.E2">
          <table:help-message table:display="true"/>
          <table:error-message table:message-type="stop" table:display="true"/>
        </table:content-validation>
        <table:content-validation table:name="val3" table:condition="of:cell-content-is-in-list(&quot;Fail&quot;;&quot;Pass&quot;;&quot;N/A&quot;)" table:allow-empty-cell="true" table:display-list="unsorted" table:base-cell-address="'V10. OAuth and OIDC'.E2">
          <table:help-message table:display="true"/>
          <table:error-message table:message-type="stop" table:display="true"/>
        </table:content-validation>
        <table:content-validation table:name="val4" table:condition="of:cell-content-is-in-list(&quot;Fail&quot;;&quot;Pass&quot;;&quot;N/A&quot;)" table:allow-empty-cell="true" table:display-list="unsorted" table:base-cell-address="'V13. Configuration'.E2">
          <table:help-message table:display="true"/>
          <table:error-message table:message-type="stop" table:display="true"/>
        </table:content-validation>
        <table:content-validation table:name="val5" table:condition="of:cell-content-is-in-list(&quot;Fail&quot;;&quot;Pass&quot;;&quot;N/A&quot;)" table:allow-empty-cell="true" table:display-list="unsorted" table:base-cell-address="'V9. Self-contained Tokens'.E2">
          <table:help-message table:display="true"/>
          <table:error-message table:message-type="stop" table:display="true"/>
        </table:content-validation>
        <table:content-validation table:name="val6" table:condition="of:cell-content-is-in-list(&quot;Fail&quot;;&quot;Pass&quot;;&quot;N/A&quot;)" table:allow-empty-cell="true" table:display-list="unsorted" table:base-cell-address="'V17. WebRTC'.E2">
          <table:help-message table:display="true"/>
          <table:error-message table:message-type="stop" table:display="true"/>
        </table:content-validation>
        <table:content-validation table:name="val7" table:condition="of:cell-content-is-in-list(&quot;Fail&quot;;&quot;Pass&quot;;&quot;N/A&quot;)" table:allow-empty-cell="true" table:display-list="unsorted" table:base-cell-address="'V11. Cryptography'.E2">
          <table:help-message table:display="true"/>
          <table:error-message table:message-type="stop" table:display="true"/>
        </table:content-validation>
        <table:content-validation table:name="val8" table:condition="of:cell-content-is-in-list(&quot;Fail&quot;;&quot;Pass&quot;;&quot;N/A&quot;)" table:allow-empty-cell="true" table:display-list="unsorted" table:base-cell-address="'V16. Security Logging and Error'.E2">
          <table:help-message table:display="true"/>
          <table:error-message table:message-type="stop" table:display="true"/>
        </table:content-validation>
        <table:content-validation table:name="val9" table:condition="of:cell-content-is-in-list(&quot;Fail&quot;;&quot;Pass&quot;;&quot;N/A&quot;)" table:allow-empty-cell="true" table:display-list="unsorted" table:base-cell-address="'V15. Secure Coding and Architec'.E2">
          <table:help-message table:display="true"/>
          <table:error-message table:message-type="stop" table:display="true"/>
        </table:content-validation>
      </table:content-validations>
      <table:table table:name="STATISTIC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1" form:id="control1" form:value="TRUE" form:input-required="false" form:linked-cell="STATISTICS.I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checkbox form:control-implementation="ooo:com.sun.star.form.component.CheckBox" xml:id="control2" form:id="control2" form:value="TRUE" form:input-required="false" form:linked-cell="STATISTICS.J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checkbox form:control-implementation="ooo:com.sun.star.form.component.CheckBox" xml:id="control3" form:id="control3" form:value="TRUE" form:input-required="false" form:linked-cell="STATISTICS.K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FALSE"/>
              </form:properties>
            </form:checkbox>
          </form:form>
        </office:forms>
        <table:shapes>
          <draw:frame draw:z-index="0" draw:style-name="gr1" draw:text-style-name="P1" svg:width="16.522cm" svg:height="9.967cm" draw:transform="skewX (-0.00349065850398866) rotate (-0.00349065850398869) translate (16.954cm 3.572cm)">
            <draw:object draw:notify-on-update-of-ranges="STATISTICS.B2:STATISTICS.B2 STATISTICS.B3:STATISTICS.B19 STATISTICS.E2:STATISTICS.E2 STATISTICS.E3:STATISTICS.E19" xlink:href="./Object 2" xlink:type="simple" xlink:show="embed" xlink:actuate="onLoad">
              <loext:p/>
            </draw:object>
            <draw:image xlink:href="./ObjectReplacements/Object 2" xlink:type="simple" xlink:show="embed" xlink:actuate="onLoad"/>
          </draw:frame>
        </table:shapes>
        <table:table-column table:style-name="co1" table:default-cell-style-name="ce1"/>
        <table:table-column table:style-name="co2" table:default-cell-style-name="ce1"/>
        <table:table-column table:style-name="co3" table:number-columns-repeated="3" table:default-cell-style-name="ce1"/>
        <table:table-column table:style-name="co4" table:visibility="collapse" table:default-cell-style-name="ce1"/>
        <table:table-column table:style-name="co1" table:number-columns-repeated="2" table:default-cell-style-name="ce1"/>
        <table:table-column table:style-name="co3" table:number-columns-repeated="3" table:default-cell-style-name="ce1"/>
        <table:table-column table:style-name="co1" table:default-cell-style-name="ce1"/>
        <table:table-column table:style-name="co5" table:default-cell-style-name="ce1"/>
        <table:table-column table:style-name="co1" table:number-columns-repeated="3" table:default-cell-style-name="ce1"/>
        <table:table-column table:style-name="co1" table:number-columns-repeated="16368"/>
        <table:table-row table:style-name="ro1">
          <table:table-cell table:number-columns-repeated="16"/>
          <table:table-cell table:style-name="ce1" table:number-columns-repeated="16368"/>
        </table:table-row>
        <table:table-row table:style-name="ro1">
          <table:table-cell/>
          <table:table-cell table:style-name="ce2" office:value-type="string" calcext:value-type="string">
            <text:p>Category</text:p>
          </table:table-cell>
          <table:table-cell table:style-name="ce7" office:value-type="string" calcext:value-type="string">
            <text:p>Passed</text:p>
          </table:table-cell>
          <table:table-cell table:style-name="ce10" office:value-type="string" calcext:value-type="string">
            <text:p>Total</text:p>
          </table:table-cell>
          <table:table-cell table:style-name="ce10" office:value-type="string" calcext:value-type="string">
            <text:p>Validity</text:p>
          </table:table-cell>
          <table:table-cell table:number-columns-repeated="3"/>
          <table:table-cell table:style-name="ce10" office:value-type="string" calcext:value-type="string" table:number-columns-spanned="3" table:number-rows-spanned="1">
            <text:p>Settings</text:p>
          </table:table-cell>
          <table:covered-table-cell table:style-name="ce18"/>
          <table:covered-table-cell table:style-name="ce7"/>
          <table:table-cell table:number-columns-repeated="5"/>
          <table:table-cell table:style-name="ce1" table:number-columns-repeated="16368"/>
        </table:table-row>
        <table:table-row table:style-name="ro1">
          <table:table-cell/>
          <table:table-cell table:style-name="ce3" office:value-type="string" calcext:value-type="string">
            <text:p>Encoding and Sanitization</text:p>
          </table:table-cell>
          <table:table-cell table:style-name="ce8" table:formula="of:=SUM(IF([.$I$4]=&quot;TRUE&quot;; COUNTIFS(INDIRECT(&quot;'&quot; &amp; [.F3] &amp; &quot;'!$D$2:$D$31&quot;); 1; INDIRECT(&quot;'&quot; &amp; [.F3] &amp; &quot;'!$E$2:$E$31&quot;); &quot;Pass&quot;); 0); IF([.$J$4]=&quot;TRUE&quot;; COUNTIFS(INDIRECT(&quot;'&quot; &amp; [.F3] &amp; &quot;'!$D$2:$D$31&quot;); 2; INDIRECT(&quot;'&quot; &amp; [.F3] &amp; &quot;'!$E$2:$E$31&quot;); &quot;Pass&quot;); 0); IF([.$K$4]=&quot;TRUE&quot;; COUNTIFS(INDIRECT(&quot;'&quot; &amp; [.F3] &amp; &quot;'!$D$2:$D$31&quot;); 3; INDIRECT(&quot;'&quot; &amp; [.F3] &amp; &quot;'!$E$2:$E$31&quot;); &quot;Pass&quot;); 0))" office:value-type="float" office:value="0" calcext:value-type="float">
            <text:p>0</text:p>
          </table:table-cell>
          <table:table-cell table:style-name="ce11" table:formula="of:=SUM(IF([.$I$4]=&quot;TRUE&quot;; COUNTIFS(INDIRECT(&quot;'&quot; &amp; [.F3] &amp; &quot;'!$D$2:$D$31&quot;); 1; INDIRECT(&quot;'&quot; &amp; [.F3] &amp; &quot;'!$E$2:$E$31&quot;); &quot;&lt;&gt;N/A&quot;); 0); IF([.$J$4]=&quot;TRUE&quot;; COUNTIFS(INDIRECT(&quot;'&quot; &amp; [.F3] &amp; &quot;'!$D$2:$D$31&quot;); 2; INDIRECT(&quot;'&quot; &amp; [.F3] &amp; &quot;'!$E$2:$E$31&quot;); &quot;&lt;&gt;N/A&quot;); 0); IF([.$K$4]=&quot;TRUE&quot;; COUNTIFS(INDIRECT(&quot;'&quot; &amp; [.F3] &amp; &quot;'!$D$2:$D$31&quot;); 3; INDIRECT(&quot;'&quot; &amp; [.F3] &amp; &quot;'!$E$2:$E$31&quot;); &quot;&lt;&gt;N/A&quot;); 0))" office:value-type="float" office:value="30" calcext:value-type="float">
            <text:p>30</text:p>
          </table:table-cell>
          <table:table-cell table:style-name="ce13" table:formula="of:=IF([.D3]&lt;&gt;0; [.C3]/[.D3]; 1)" office:value-type="percentage" office:value="0" calcext:value-type="percentage">
            <text:p>0.0%</text:p>
          </table:table-cell>
          <table:table-cell table:style-name="ce15" office:value-type="string" calcext:value-type="string">
            <text:p>V1. Encoding and Sanitization</text:p>
          </table:table-cell>
          <table:table-cell table:number-columns-repeated="2"/>
          <table:table-cell table:style-name="ce16" office:value-type="string" calcext:value-type="string">
            <text:p>Level 1</text:p>
          </table:table-cell>
          <table:table-cell table:style-name="ce16" office:value-type="string" calcext:value-type="string">
            <text:p>Level 2</text:p>
          </table:table-cell>
          <table:table-cell table:style-name="ce16" office:value-type="string" calcext:value-type="string">
            <text:p>Level 3</text:p>
          </table:table-cell>
          <table:table-cell table:number-columns-repeated="5"/>
          <table:table-cell table:style-name="ce1" table:number-columns-repeated="16368"/>
        </table:table-row>
        <table:table-row table:style-name="ro1">
          <table:table-cell/>
          <table:table-cell table:style-name="ce4" office:value-type="string" calcext:value-type="string">
            <text:p>Validation and Business Logic</text:p>
          </table:table-cell>
          <table:table-cell table:style-name="ce8" table:formula="of:=SUM(IF([.$I$4]=&quot;TRUE&quot;; COUNTIFS(INDIRECT(&quot;'&quot; &amp; [.F4] &amp; &quot;'!$D$2:$D$31&quot;); 1; INDIRECT(&quot;'&quot; &amp; [.F4] &amp; &quot;'!$E$2:$E$31&quot;); &quot;Pass&quot;); 0); IF([.$J$4]=&quot;TRUE&quot;; COUNTIFS(INDIRECT(&quot;'&quot; &amp; [.F4] &amp; &quot;'!$D$2:$D$31&quot;); 2; INDIRECT(&quot;'&quot; &amp; [.F4] &amp; &quot;'!$E$2:$E$31&quot;); &quot;Pass&quot;); 0); IF([.$K$4]=&quot;TRUE&quot;; COUNTIFS(INDIRECT(&quot;'&quot; &amp; [.F4] &amp; &quot;'!$D$2:$D$31&quot;); 3; INDIRECT(&quot;'&quot; &amp; [.F4] &amp; &quot;'!$E$2:$E$31&quot;); &quot;Pass&quot;); 0))" office:value-type="float" office:value="0" calcext:value-type="float">
            <text:p>0</text:p>
          </table:table-cell>
          <table:table-cell table:style-name="ce11" table:formula="of:=SUM(IF([.$I$4]=&quot;TRUE&quot;; COUNTIFS(INDIRECT(&quot;'&quot; &amp; [.F4] &amp; &quot;'!$D$2:$D$31&quot;); 1; INDIRECT(&quot;'&quot; &amp; [.F4] &amp; &quot;'!$E$2:$E$31&quot;); &quot;&lt;&gt;N/A&quot;); 0); IF([.$J$4]=&quot;TRUE&quot;; COUNTIFS(INDIRECT(&quot;'&quot; &amp; [.F4] &amp; &quot;'!$D$2:$D$31&quot;); 2; INDIRECT(&quot;'&quot; &amp; [.F4] &amp; &quot;'!$E$2:$E$31&quot;); &quot;&lt;&gt;N/A&quot;); 0); IF([.$K$4]=&quot;TRUE&quot;; COUNTIFS(INDIRECT(&quot;'&quot; &amp; [.F4] &amp; &quot;'!$D$2:$D$31&quot;); 3; INDIRECT(&quot;'&quot; &amp; [.F4] &amp; &quot;'!$E$2:$E$31&quot;); &quot;&lt;&gt;N/A&quot;); 0))" office:value-type="float" office:value="13" calcext:value-type="float">
            <text:p>13</text:p>
          </table:table-cell>
          <table:table-cell table:style-name="ce13" table:formula="of:=IF([.D4]&lt;&gt;0; [.C4]/[.D4]; 1)" office:value-type="percentage" office:value="0" calcext:value-type="percentage">
            <text:p>0.0%</text:p>
          </table:table-cell>
          <table:table-cell table:style-name="ce15" office:value-type="string" calcext:value-type="string">
            <text:p>V2. Validation and Business Log</text:p>
          </table:table-cell>
          <table:table-cell table:number-columns-repeated="2"/>
          <table:table-cell table:style-name="ce17" office:value-type="string" calcext:value-type="string">
            <text:p>TRUE</text:p>
            <draw:control draw:z-index="1" draw:style-name="gr2" draw:text-style-name="P2" svg:width="1.292cm" svg:height="0.715cm" svg:x="0.957cm" svg:y="0.001cm" draw:control="control1"/>
          </table:table-cell>
          <table:table-cell table:style-name="ce19" office:value-type="string" calcext:value-type="string">
            <text:p>TRUE</text:p>
            <draw:control draw:z-index="2" draw:style-name="gr2" draw:text-style-name="P2" svg:width="1.292cm" svg:height="0.715cm" svg:x="0.957cm" svg:y="0.001cm" draw:control="control2"/>
          </table:table-cell>
          <table:table-cell table:style-name="ce20" office:value-type="string" calcext:value-type="string">
            <text:p>TRUE</text:p>
            <draw:control draw:z-index="3" draw:style-name="gr2" draw:text-style-name="P2" svg:width="1.319cm" svg:height="0.715cm" svg:x="0.93cm" svg:y="0.001cm" draw:control="control3"/>
          </table:table-cell>
          <table:table-cell table:style-name="ce21"/>
          <table:table-cell table:number-columns-repeated="4"/>
          <table:table-cell table:style-name="ce1" table:number-columns-repeated="16368"/>
        </table:table-row>
        <table:table-row table:style-name="ro1">
          <table:table-cell/>
          <table:table-cell table:style-name="ce4" office:value-type="string" calcext:value-type="string">
            <text:p>Web Frontend Security</text:p>
          </table:table-cell>
          <table:table-cell table:style-name="ce8" table:formula="of:=SUM(IF([.$I$4]=&quot;TRUE&quot;; COUNTIFS(INDIRECT(&quot;'&quot; &amp; [.F5] &amp; &quot;'!$D$2:$D$31&quot;); 1; INDIRECT(&quot;'&quot; &amp; [.F5] &amp; &quot;'!$E$2:$E$31&quot;); &quot;Pass&quot;); 0); IF([.$J$4]=&quot;TRUE&quot;; COUNTIFS(INDIRECT(&quot;'&quot; &amp; [.F5] &amp; &quot;'!$D$2:$D$31&quot;); 2; INDIRECT(&quot;'&quot; &amp; [.F5] &amp; &quot;'!$E$2:$E$31&quot;); &quot;Pass&quot;); 0); IF([.$K$4]=&quot;TRUE&quot;; COUNTIFS(INDIRECT(&quot;'&quot; &amp; [.F5] &amp; &quot;'!$D$2:$D$31&quot;); 3; INDIRECT(&quot;'&quot; &amp; [.F5] &amp; &quot;'!$E$2:$E$31&quot;); &quot;Pass&quot;); 0))" office:value-type="float" office:value="0" calcext:value-type="float">
            <text:p>0</text:p>
          </table:table-cell>
          <table:table-cell table:style-name="ce11" table:formula="of:=SUM(IF([.$I$4]=&quot;TRUE&quot;; COUNTIFS(INDIRECT(&quot;'&quot; &amp; [.F5] &amp; &quot;'!$D$2:$D$31&quot;); 1; INDIRECT(&quot;'&quot; &amp; [.F5] &amp; &quot;'!$E$2:$E$31&quot;); &quot;&lt;&gt;N/A&quot;); 0); IF([.$J$4]=&quot;TRUE&quot;; COUNTIFS(INDIRECT(&quot;'&quot; &amp; [.F5] &amp; &quot;'!$D$2:$D$31&quot;); 2; INDIRECT(&quot;'&quot; &amp; [.F5] &amp; &quot;'!$E$2:$E$31&quot;); &quot;&lt;&gt;N/A&quot;); 0); IF([.$K$4]=&quot;TRUE&quot;; COUNTIFS(INDIRECT(&quot;'&quot; &amp; [.F5] &amp; &quot;'!$D$2:$D$31&quot;); 3; INDIRECT(&quot;'&quot; &amp; [.F5] &amp; &quot;'!$E$2:$E$31&quot;); &quot;&lt;&gt;N/A&quot;); 0))" office:value-type="float" office:value="30" calcext:value-type="float">
            <text:p>30</text:p>
          </table:table-cell>
          <table:table-cell table:style-name="ce13" table:formula="of:=IF([.D5]&lt;&gt;0; [.C5]/[.D5]; 1)" office:value-type="percentage" office:value="0" calcext:value-type="percentage">
            <text:p>0.0%</text:p>
          </table:table-cell>
          <table:table-cell table:style-name="ce15" office:value-type="string" calcext:value-type="string">
            <text:p>V3. Web Frontend Security</text:p>
          </table:table-cell>
          <table:table-cell table:number-columns-repeated="10"/>
          <table:table-cell table:style-name="ce1" table:number-columns-repeated="16368"/>
        </table:table-row>
        <table:table-row table:style-name="ro1">
          <table:table-cell/>
          <table:table-cell table:style-name="ce4" office:value-type="string" calcext:value-type="string">
            <text:p>API and Web Service</text:p>
          </table:table-cell>
          <table:table-cell table:style-name="ce8" table:formula="of:=SUM(IF([.$I$4]=&quot;TRUE&quot;; COUNTIFS(INDIRECT(&quot;'&quot; &amp; [.F6] &amp; &quot;'!$D$2:$D$31&quot;); 1; INDIRECT(&quot;'&quot; &amp; [.F6] &amp; &quot;'!$E$2:$E$31&quot;); &quot;Pass&quot;); 0); IF([.$J$4]=&quot;TRUE&quot;; COUNTIFS(INDIRECT(&quot;'&quot; &amp; [.F6] &amp; &quot;'!$D$2:$D$31&quot;); 2; INDIRECT(&quot;'&quot; &amp; [.F6] &amp; &quot;'!$E$2:$E$31&quot;); &quot;Pass&quot;); 0); IF([.$K$4]=&quot;TRUE&quot;; COUNTIFS(INDIRECT(&quot;'&quot; &amp; [.F6] &amp; &quot;'!$D$2:$D$31&quot;); 3; INDIRECT(&quot;'&quot; &amp; [.F6] &amp; &quot;'!$E$2:$E$31&quot;); &quot;Pass&quot;); 0))" office:value-type="float" office:value="0" calcext:value-type="float">
            <text:p>0</text:p>
          </table:table-cell>
          <table:table-cell table:style-name="ce11" table:formula="of:=SUM(IF([.$I$4]=&quot;TRUE&quot;; COUNTIFS(INDIRECT(&quot;'&quot; &amp; [.F6] &amp; &quot;'!$D$2:$D$31&quot;); 1; INDIRECT(&quot;'&quot; &amp; [.F6] &amp; &quot;'!$E$2:$E$31&quot;); &quot;&lt;&gt;N/A&quot;); 0); IF([.$J$4]=&quot;TRUE&quot;; COUNTIFS(INDIRECT(&quot;'&quot; &amp; [.F6] &amp; &quot;'!$D$2:$D$31&quot;); 2; INDIRECT(&quot;'&quot; &amp; [.F6] &amp; &quot;'!$E$2:$E$31&quot;); &quot;&lt;&gt;N/A&quot;); 0); IF([.$K$4]=&quot;TRUE&quot;; COUNTIFS(INDIRECT(&quot;'&quot; &amp; [.F6] &amp; &quot;'!$D$2:$D$31&quot;); 3; INDIRECT(&quot;'&quot; &amp; [.F6] &amp; &quot;'!$E$2:$E$31&quot;); &quot;&lt;&gt;N/A&quot;); 0))" office:value-type="float" office:value="16" calcext:value-type="float">
            <text:p>16</text:p>
          </table:table-cell>
          <table:table-cell table:style-name="ce13" table:formula="of:=IF([.D6]&lt;&gt;0; [.C6]/[.D6]; 1)" office:value-type="percentage" office:value="0" calcext:value-type="percentage">
            <text:p>0.0%</text:p>
          </table:table-cell>
          <table:table-cell table:style-name="ce15" office:value-type="string" calcext:value-type="string">
            <text:p>V4. API and Web Service</text:p>
          </table:table-cell>
          <table:table-cell table:number-columns-repeated="10"/>
          <table:table-cell table:style-name="ce1" table:number-columns-repeated="16368"/>
        </table:table-row>
        <table:table-row table:style-name="ro1">
          <table:table-cell/>
          <table:table-cell table:style-name="ce5" office:value-type="string" calcext:value-type="string">
            <text:p>File Handling</text:p>
          </table:table-cell>
          <table:table-cell table:style-name="ce8" table:formula="of:=SUM(IF([.$I$4]=&quot;TRUE&quot;; COUNTIFS(INDIRECT(&quot;'&quot; &amp; [.F7] &amp; &quot;'!$D$2:$D$31&quot;); 1; INDIRECT(&quot;'&quot; &amp; [.F7] &amp; &quot;'!$E$2:$E$31&quot;); &quot;Pass&quot;); 0); IF([.$J$4]=&quot;TRUE&quot;; COUNTIFS(INDIRECT(&quot;'&quot; &amp; [.F7] &amp; &quot;'!$D$2:$D$31&quot;); 2; INDIRECT(&quot;'&quot; &amp; [.F7] &amp; &quot;'!$E$2:$E$31&quot;); &quot;Pass&quot;); 0); IF([.$K$4]=&quot;TRUE&quot;; COUNTIFS(INDIRECT(&quot;'&quot; &amp; [.F7] &amp; &quot;'!$D$2:$D$31&quot;); 3; INDIRECT(&quot;'&quot; &amp; [.F7] &amp; &quot;'!$E$2:$E$31&quot;); &quot;Pass&quot;); 0))" office:value-type="float" office:value="0" calcext:value-type="float">
            <text:p>0</text:p>
          </table:table-cell>
          <table:table-cell table:style-name="ce11" table:formula="of:=SUM(IF([.$I$4]=&quot;TRUE&quot;; COUNTIFS(INDIRECT(&quot;'&quot; &amp; [.F7] &amp; &quot;'!$D$2:$D$31&quot;); 1; INDIRECT(&quot;'&quot; &amp; [.F7] &amp; &quot;'!$E$2:$E$31&quot;); &quot;&lt;&gt;N/A&quot;); 0); IF([.$J$4]=&quot;TRUE&quot;; COUNTIFS(INDIRECT(&quot;'&quot; &amp; [.F7] &amp; &quot;'!$D$2:$D$31&quot;); 2; INDIRECT(&quot;'&quot; &amp; [.F7] &amp; &quot;'!$E$2:$E$31&quot;); &quot;&lt;&gt;N/A&quot;); 0); IF([.$K$4]=&quot;TRUE&quot;; COUNTIFS(INDIRECT(&quot;'&quot; &amp; [.F7] &amp; &quot;'!$D$2:$D$31&quot;); 3; INDIRECT(&quot;'&quot; &amp; [.F7] &amp; &quot;'!$E$2:$E$31&quot;); &quot;&lt;&gt;N/A&quot;); 0))" office:value-type="float" office:value="13" calcext:value-type="float">
            <text:p>13</text:p>
          </table:table-cell>
          <table:table-cell table:style-name="ce13" table:formula="of:=IF([.D7]&lt;&gt;0; [.C7]/[.D7]; 1)" office:value-type="percentage" office:value="0" calcext:value-type="percentage">
            <text:p>0.0%</text:p>
          </table:table-cell>
          <table:table-cell table:style-name="ce15" office:value-type="string" calcext:value-type="string">
            <text:p>V5. File Handling</text:p>
          </table:table-cell>
          <table:table-cell table:number-columns-repeated="10"/>
          <table:table-cell table:style-name="ce1" table:number-columns-repeated="16368"/>
        </table:table-row>
        <table:table-row table:style-name="ro1">
          <table:table-cell/>
          <table:table-cell table:style-name="ce4" office:value-type="string" calcext:value-type="string">
            <text:p>Authentication</text:p>
          </table:table-cell>
          <table:table-cell table:style-name="ce8" table:formula="of:=SUM(IF([.$I$4]=&quot;TRUE&quot;; COUNTIFS(INDIRECT(&quot;'&quot; &amp; [.F8] &amp; &quot;'!$D$2:$D$31&quot;); 1; INDIRECT(&quot;'&quot; &amp; [.F8] &amp; &quot;'!$E$2:$E$31&quot;); &quot;Pass&quot;); 0); IF([.$J$4]=&quot;TRUE&quot;; COUNTIFS(INDIRECT(&quot;'&quot; &amp; [.F8] &amp; &quot;'!$D$2:$D$31&quot;); 2; INDIRECT(&quot;'&quot; &amp; [.F8] &amp; &quot;'!$E$2:$E$31&quot;); &quot;Pass&quot;); 0); IF([.$K$4]=&quot;TRUE&quot;; COUNTIFS(INDIRECT(&quot;'&quot; &amp; [.F8] &amp; &quot;'!$D$2:$D$31&quot;); 3; INDIRECT(&quot;'&quot; &amp; [.F8] &amp; &quot;'!$E$2:$E$31&quot;); &quot;Pass&quot;); 0))" office:value-type="float" office:value="0" calcext:value-type="float">
            <text:p>0</text:p>
          </table:table-cell>
          <table:table-cell table:style-name="ce11" table:formula="of:=SUM(IF([.$I$4]=&quot;TRUE&quot;; COUNTIFS(INDIRECT(&quot;'&quot; &amp; [.F8] &amp; &quot;'!$D$2:$D$31&quot;); 1; INDIRECT(&quot;'&quot; &amp; [.F8] &amp; &quot;'!$E$2:$E$31&quot;); &quot;&lt;&gt;N/A&quot;); 0); IF([.$J$4]=&quot;TRUE&quot;; COUNTIFS(INDIRECT(&quot;'&quot; &amp; [.F8] &amp; &quot;'!$D$2:$D$31&quot;); 2; INDIRECT(&quot;'&quot; &amp; [.F8] &amp; &quot;'!$E$2:$E$31&quot;); &quot;&lt;&gt;N/A&quot;); 0); IF([.$K$4]=&quot;TRUE&quot;; COUNTIFS(INDIRECT(&quot;'&quot; &amp; [.F8] &amp; &quot;'!$D$2:$D$31&quot;); 3; INDIRECT(&quot;'&quot; &amp; [.F8] &amp; &quot;'!$E$2:$E$31&quot;); &quot;&lt;&gt;N/A&quot;); 0))" office:value-type="float" office:value="30" calcext:value-type="float">
            <text:p>30</text:p>
          </table:table-cell>
          <table:table-cell table:style-name="ce13" table:formula="of:=IF([.D8]&lt;&gt;0; [.C8]/[.D8]; 1)" office:value-type="percentage" office:value="0" calcext:value-type="percentage">
            <text:p>0.0%</text:p>
          </table:table-cell>
          <table:table-cell table:style-name="ce15" office:value-type="string" calcext:value-type="string">
            <text:p>V6. Authentication</text:p>
          </table:table-cell>
          <table:table-cell table:number-columns-repeated="10"/>
          <table:table-cell table:style-name="ce1" table:number-columns-repeated="16368"/>
        </table:table-row>
        <table:table-row table:style-name="ro1">
          <table:table-cell/>
          <table:table-cell table:style-name="ce5" office:value-type="string" calcext:value-type="string">
            <text:p>Session Management</text:p>
          </table:table-cell>
          <table:table-cell table:style-name="ce8" table:formula="of:=SUM(IF([.$I$4]=&quot;TRUE&quot;; COUNTIFS(INDIRECT(&quot;'&quot; &amp; [.F9] &amp; &quot;'!$D$2:$D$31&quot;); 1; INDIRECT(&quot;'&quot; &amp; [.F9] &amp; &quot;'!$E$2:$E$31&quot;); &quot;Pass&quot;); 0); IF([.$J$4]=&quot;TRUE&quot;; COUNTIFS(INDIRECT(&quot;'&quot; &amp; [.F9] &amp; &quot;'!$D$2:$D$31&quot;); 2; INDIRECT(&quot;'&quot; &amp; [.F9] &amp; &quot;'!$E$2:$E$31&quot;); &quot;Pass&quot;); 0); IF([.$K$4]=&quot;TRUE&quot;; COUNTIFS(INDIRECT(&quot;'&quot; &amp; [.F9] &amp; &quot;'!$D$2:$D$31&quot;); 3; INDIRECT(&quot;'&quot; &amp; [.F9] &amp; &quot;'!$E$2:$E$31&quot;); &quot;Pass&quot;); 0))" office:value-type="float" office:value="0" calcext:value-type="float">
            <text:p>0</text:p>
          </table:table-cell>
          <table:table-cell table:style-name="ce11" table:formula="of:=SUM(IF([.$I$4]=&quot;TRUE&quot;; COUNTIFS(INDIRECT(&quot;'&quot; &amp; [.F9] &amp; &quot;'!$D$2:$D$31&quot;); 1; INDIRECT(&quot;'&quot; &amp; [.F9] &amp; &quot;'!$E$2:$E$31&quot;); &quot;&lt;&gt;N/A&quot;); 0); IF([.$J$4]=&quot;TRUE&quot;; COUNTIFS(INDIRECT(&quot;'&quot; &amp; [.F9] &amp; &quot;'!$D$2:$D$31&quot;); 2; INDIRECT(&quot;'&quot; &amp; [.F9] &amp; &quot;'!$E$2:$E$31&quot;); &quot;&lt;&gt;N/A&quot;); 0); IF([.$K$4]=&quot;TRUE&quot;; COUNTIFS(INDIRECT(&quot;'&quot; &amp; [.F9] &amp; &quot;'!$D$2:$D$31&quot;); 3; INDIRECT(&quot;'&quot; &amp; [.F9] &amp; &quot;'!$E$2:$E$31&quot;); &quot;&lt;&gt;N/A&quot;); 0))" office:value-type="float" office:value="19" calcext:value-type="float">
            <text:p>19</text:p>
          </table:table-cell>
          <table:table-cell table:style-name="ce13" table:formula="of:=IF([.D9]&lt;&gt;0; [.C9]/[.D9]; 1)" office:value-type="percentage" office:value="0" calcext:value-type="percentage">
            <text:p>0.0%</text:p>
          </table:table-cell>
          <table:table-cell table:style-name="ce15" office:value-type="string" calcext:value-type="string">
            <text:p>V7. Session Management</text:p>
          </table:table-cell>
          <table:table-cell table:number-columns-repeated="10"/>
          <table:table-cell table:style-name="ce1" table:number-columns-repeated="16368"/>
        </table:table-row>
        <table:table-row table:style-name="ro1">
          <table:table-cell/>
          <table:table-cell table:style-name="ce6" office:value-type="string" calcext:value-type="string">
            <text:p>Authorization</text:p>
          </table:table-cell>
          <table:table-cell table:style-name="ce8" table:formula="of:=SUM(IF([.$I$4]=&quot;TRUE&quot;; COUNTIFS(INDIRECT(&quot;'&quot; &amp; [.F10] &amp; &quot;'!$D$2:$D$31&quot;); 1; INDIRECT(&quot;'&quot; &amp; [.F10] &amp; &quot;'!$E$2:$E$31&quot;); &quot;Pass&quot;); 0); IF([.$J$4]=&quot;TRUE&quot;; COUNTIFS(INDIRECT(&quot;'&quot; &amp; [.F10] &amp; &quot;'!$D$2:$D$31&quot;); 2; INDIRECT(&quot;'&quot; &amp; [.F10] &amp; &quot;'!$E$2:$E$31&quot;); &quot;Pass&quot;); 0); IF([.$K$4]=&quot;TRUE&quot;; COUNTIFS(INDIRECT(&quot;'&quot; &amp; [.F10] &amp; &quot;'!$D$2:$D$31&quot;); 3; INDIRECT(&quot;'&quot; &amp; [.F10] &amp; &quot;'!$E$2:$E$31&quot;); &quot;Pass&quot;); 0))" office:value-type="float" office:value="0" calcext:value-type="float">
            <text:p>0</text:p>
          </table:table-cell>
          <table:table-cell table:style-name="ce11" table:formula="of:=SUM(IF([.$I$4]=&quot;TRUE&quot;; COUNTIFS(INDIRECT(&quot;'&quot; &amp; [.F10] &amp; &quot;'!$D$2:$D$31&quot;); 1; INDIRECT(&quot;'&quot; &amp; [.F10] &amp; &quot;'!$E$2:$E$31&quot;); &quot;&lt;&gt;N/A&quot;); 0); IF([.$J$4]=&quot;TRUE&quot;; COUNTIFS(INDIRECT(&quot;'&quot; &amp; [.F10] &amp; &quot;'!$D$2:$D$31&quot;); 2; INDIRECT(&quot;'&quot; &amp; [.F10] &amp; &quot;'!$E$2:$E$31&quot;); &quot;&lt;&gt;N/A&quot;); 0); IF([.$K$4]=&quot;TRUE&quot;; COUNTIFS(INDIRECT(&quot;'&quot; &amp; [.F10] &amp; &quot;'!$D$2:$D$31&quot;); 3; INDIRECT(&quot;'&quot; &amp; [.F10] &amp; &quot;'!$E$2:$E$31&quot;); &quot;&lt;&gt;N/A&quot;); 0))" office:value-type="float" office:value="13" calcext:value-type="float">
            <text:p>13</text:p>
          </table:table-cell>
          <table:table-cell table:style-name="ce13" table:formula="of:=IF([.D10]&lt;&gt;0; [.C10]/[.D10]; 1)" office:value-type="percentage" office:value="0" calcext:value-type="percentage">
            <text:p>0.0%</text:p>
          </table:table-cell>
          <table:table-cell table:style-name="ce15" office:value-type="string" calcext:value-type="string">
            <text:p>V8. Authorization</text:p>
          </table:table-cell>
          <table:table-cell table:number-columns-repeated="10"/>
          <table:table-cell table:style-name="ce1" table:number-columns-repeated="16368"/>
        </table:table-row>
        <table:table-row table:style-name="ro1">
          <table:table-cell/>
          <table:table-cell table:style-name="ce6" office:value-type="string" calcext:value-type="string">
            <text:p>Self-contained Tokens</text:p>
          </table:table-cell>
          <table:table-cell table:style-name="ce8" table:formula="of:=SUM(IF([.$I$4]=&quot;TRUE&quot;; COUNTIFS(INDIRECT(&quot;'&quot; &amp; [.F11] &amp; &quot;'!$D$2:$D$31&quot;); 1; INDIRECT(&quot;'&quot; &amp; [.F11] &amp; &quot;'!$E$2:$E$31&quot;); &quot;Pass&quot;); 0); IF([.$J$4]=&quot;TRUE&quot;; COUNTIFS(INDIRECT(&quot;'&quot; &amp; [.F11] &amp; &quot;'!$D$2:$D$31&quot;); 2; INDIRECT(&quot;'&quot; &amp; [.F11] &amp; &quot;'!$E$2:$E$31&quot;); &quot;Pass&quot;); 0); IF([.$K$4]=&quot;TRUE&quot;; COUNTIFS(INDIRECT(&quot;'&quot; &amp; [.F11] &amp; &quot;'!$D$2:$D$31&quot;); 3; INDIRECT(&quot;'&quot; &amp; [.F11] &amp; &quot;'!$E$2:$E$31&quot;); &quot;Pass&quot;); 0))" office:value-type="float" office:value="0" calcext:value-type="float">
            <text:p>0</text:p>
          </table:table-cell>
          <table:table-cell table:style-name="ce11" table:formula="of:=SUM(IF([.$I$4]=&quot;TRUE&quot;; COUNTIFS(INDIRECT(&quot;'&quot; &amp; [.F11] &amp; &quot;'!$D$2:$D$31&quot;); 1; INDIRECT(&quot;'&quot; &amp; [.F11] &amp; &quot;'!$E$2:$E$31&quot;); &quot;&lt;&gt;N/A&quot;); 0); IF([.$J$4]=&quot;TRUE&quot;; COUNTIFS(INDIRECT(&quot;'&quot; &amp; [.F11] &amp; &quot;'!$D$2:$D$31&quot;); 2; INDIRECT(&quot;'&quot; &amp; [.F11] &amp; &quot;'!$E$2:$E$31&quot;); &quot;&lt;&gt;N/A&quot;); 0); IF([.$K$4]=&quot;TRUE&quot;; COUNTIFS(INDIRECT(&quot;'&quot; &amp; [.F11] &amp; &quot;'!$D$2:$D$31&quot;); 3; INDIRECT(&quot;'&quot; &amp; [.F11] &amp; &quot;'!$E$2:$E$31&quot;); &quot;&lt;&gt;N/A&quot;); 0))" office:value-type="float" office:value="7" calcext:value-type="float">
            <text:p>7</text:p>
          </table:table-cell>
          <table:table-cell table:style-name="ce13" table:formula="of:=IF([.D11]&lt;&gt;0; [.C11]/[.D11]; 1)" office:value-type="percentage" office:value="0" calcext:value-type="percentage">
            <text:p>0.0%</text:p>
          </table:table-cell>
          <table:table-cell table:style-name="ce15" office:value-type="string" calcext:value-type="string">
            <text:p>V9. Self-contained Tokens</text:p>
          </table:table-cell>
          <table:table-cell table:number-columns-repeated="10"/>
          <table:table-cell table:style-name="ce1" table:number-columns-repeated="16368"/>
        </table:table-row>
        <table:table-row table:style-name="ro1">
          <table:table-cell/>
          <table:table-cell table:style-name="ce6" office:value-type="string" calcext:value-type="string">
            <text:p>OAuth and OIDC</text:p>
          </table:table-cell>
          <table:table-cell table:style-name="ce8" table:formula="of:=SUM(IF([.$I$4]=&quot;TRUE&quot;; COUNTIFS(INDIRECT(&quot;'&quot; &amp; [.F12] &amp; &quot;'!$D$2:$D$31&quot;); 1; INDIRECT(&quot;'&quot; &amp; [.F12] &amp; &quot;'!$E$2:$E$31&quot;); &quot;Pass&quot;); 0); IF([.$J$4]=&quot;TRUE&quot;; COUNTIFS(INDIRECT(&quot;'&quot; &amp; [.F12] &amp; &quot;'!$D$2:$D$31&quot;); 2; INDIRECT(&quot;'&quot; &amp; [.F12] &amp; &quot;'!$E$2:$E$31&quot;); &quot;Pass&quot;); 0); IF([.$K$4]=&quot;TRUE&quot;; COUNTIFS(INDIRECT(&quot;'&quot; &amp; [.F12] &amp; &quot;'!$D$2:$D$31&quot;); 3; INDIRECT(&quot;'&quot; &amp; [.F12] &amp; &quot;'!$E$2:$E$31&quot;); &quot;Pass&quot;); 0))" office:value-type="float" office:value="0" calcext:value-type="float">
            <text:p>0</text:p>
          </table:table-cell>
          <table:table-cell table:style-name="ce11" table:formula="of:=SUM(IF([.$I$4]=&quot;TRUE&quot;; COUNTIFS(INDIRECT(&quot;'&quot; &amp; [.F12] &amp; &quot;'!$D$2:$D$31&quot;); 1; INDIRECT(&quot;'&quot; &amp; [.F12] &amp; &quot;'!$E$2:$E$31&quot;); &quot;&lt;&gt;N/A&quot;); 0); IF([.$J$4]=&quot;TRUE&quot;; COUNTIFS(INDIRECT(&quot;'&quot; &amp; [.F12] &amp; &quot;'!$D$2:$D$31&quot;); 2; INDIRECT(&quot;'&quot; &amp; [.F12] &amp; &quot;'!$E$2:$E$31&quot;); &quot;&lt;&gt;N/A&quot;); 0); IF([.$K$4]=&quot;TRUE&quot;; COUNTIFS(INDIRECT(&quot;'&quot; &amp; [.F12] &amp; &quot;'!$D$2:$D$31&quot;); 3; INDIRECT(&quot;'&quot; &amp; [.F12] &amp; &quot;'!$E$2:$E$31&quot;); &quot;&lt;&gt;N/A&quot;); 0))" office:value-type="float" office:value="30" calcext:value-type="float">
            <text:p>30</text:p>
          </table:table-cell>
          <table:table-cell table:style-name="ce13" table:formula="of:=IF([.D12]&lt;&gt;0; [.C12]/[.D12]; 1)" office:value-type="percentage" office:value="0" calcext:value-type="percentage">
            <text:p>0.0%</text:p>
          </table:table-cell>
          <table:table-cell table:style-name="ce15" office:value-type="string" calcext:value-type="string">
            <text:p>V10. OAuth and OIDC</text:p>
          </table:table-cell>
          <table:table-cell table:number-columns-repeated="10"/>
          <table:table-cell table:style-name="ce1" table:number-columns-repeated="16368"/>
        </table:table-row>
        <table:table-row table:style-name="ro1">
          <table:table-cell/>
          <table:table-cell table:style-name="ce6" office:value-type="string" calcext:value-type="string">
            <text:p>Cryptography</text:p>
          </table:table-cell>
          <table:table-cell table:style-name="ce8" table:formula="of:=SUM(IF([.$I$4]=&quot;TRUE&quot;; COUNTIFS(INDIRECT(&quot;'&quot; &amp; [.F13] &amp; &quot;'!$D$2:$D$31&quot;); 1; INDIRECT(&quot;'&quot; &amp; [.F13] &amp; &quot;'!$E$2:$E$31&quot;); &quot;Pass&quot;); 0); IF([.$J$4]=&quot;TRUE&quot;; COUNTIFS(INDIRECT(&quot;'&quot; &amp; [.F13] &amp; &quot;'!$D$2:$D$31&quot;); 2; INDIRECT(&quot;'&quot; &amp; [.F13] &amp; &quot;'!$E$2:$E$31&quot;); &quot;Pass&quot;); 0); IF([.$K$4]=&quot;TRUE&quot;; COUNTIFS(INDIRECT(&quot;'&quot; &amp; [.F13] &amp; &quot;'!$D$2:$D$31&quot;); 3; INDIRECT(&quot;'&quot; &amp; [.F13] &amp; &quot;'!$E$2:$E$31&quot;); &quot;Pass&quot;); 0))" office:value-type="float" office:value="0" calcext:value-type="float">
            <text:p>0</text:p>
          </table:table-cell>
          <table:table-cell table:style-name="ce11" table:formula="of:=SUM(IF([.$I$4]=&quot;TRUE&quot;; COUNTIFS(INDIRECT(&quot;'&quot; &amp; [.F13] &amp; &quot;'!$D$2:$D$31&quot;); 1; INDIRECT(&quot;'&quot; &amp; [.F13] &amp; &quot;'!$E$2:$E$31&quot;); &quot;&lt;&gt;N/A&quot;); 0); IF([.$J$4]=&quot;TRUE&quot;; COUNTIFS(INDIRECT(&quot;'&quot; &amp; [.F13] &amp; &quot;'!$D$2:$D$31&quot;); 2; INDIRECT(&quot;'&quot; &amp; [.F13] &amp; &quot;'!$E$2:$E$31&quot;); &quot;&lt;&gt;N/A&quot;); 0); IF([.$K$4]=&quot;TRUE&quot;; COUNTIFS(INDIRECT(&quot;'&quot; &amp; [.F13] &amp; &quot;'!$D$2:$D$31&quot;); 3; INDIRECT(&quot;'&quot; &amp; [.F13] &amp; &quot;'!$E$2:$E$31&quot;); &quot;&lt;&gt;N/A&quot;); 0))" office:value-type="float" office:value="24" calcext:value-type="float">
            <text:p>24</text:p>
          </table:table-cell>
          <table:table-cell table:style-name="ce13" table:formula="of:=IF([.D13]&lt;&gt;0; [.C13]/[.D13]; 1)" office:value-type="percentage" office:value="0" calcext:value-type="percentage">
            <text:p>0.0%</text:p>
          </table:table-cell>
          <table:table-cell table:style-name="ce15" office:value-type="string" calcext:value-type="string">
            <text:p>V11. Cryptography</text:p>
          </table:table-cell>
          <table:table-cell table:number-columns-repeated="10"/>
          <table:table-cell table:style-name="ce1" table:number-columns-repeated="16368"/>
        </table:table-row>
        <table:table-row table:style-name="ro1">
          <table:table-cell/>
          <table:table-cell table:style-name="ce6" office:value-type="string" calcext:value-type="string">
            <text:p>Secure Communication</text:p>
          </table:table-cell>
          <table:table-cell table:style-name="ce8" table:formula="of:=SUM(IF([.$I$4]=&quot;TRUE&quot;; COUNTIFS(INDIRECT(&quot;'&quot; &amp; [.F14] &amp; &quot;'!$D$2:$D$31&quot;); 1; INDIRECT(&quot;'&quot; &amp; [.F14] &amp; &quot;'!$E$2:$E$31&quot;); &quot;Pass&quot;); 0); IF([.$J$4]=&quot;TRUE&quot;; COUNTIFS(INDIRECT(&quot;'&quot; &amp; [.F14] &amp; &quot;'!$D$2:$D$31&quot;); 2; INDIRECT(&quot;'&quot; &amp; [.F14] &amp; &quot;'!$E$2:$E$31&quot;); &quot;Pass&quot;); 0); IF([.$K$4]=&quot;TRUE&quot;; COUNTIFS(INDIRECT(&quot;'&quot; &amp; [.F14] &amp; &quot;'!$D$2:$D$31&quot;); 3; INDIRECT(&quot;'&quot; &amp; [.F14] &amp; &quot;'!$E$2:$E$31&quot;); &quot;Pass&quot;); 0))" office:value-type="float" office:value="0" calcext:value-type="float">
            <text:p>0</text:p>
          </table:table-cell>
          <table:table-cell table:style-name="ce11" table:formula="of:=SUM(IF([.$I$4]=&quot;TRUE&quot;; COUNTIFS(INDIRECT(&quot;'&quot; &amp; [.F14] &amp; &quot;'!$D$2:$D$31&quot;); 1; INDIRECT(&quot;'&quot; &amp; [.F14] &amp; &quot;'!$E$2:$E$31&quot;); &quot;&lt;&gt;N/A&quot;); 0); IF([.$J$4]=&quot;TRUE&quot;; COUNTIFS(INDIRECT(&quot;'&quot; &amp; [.F14] &amp; &quot;'!$D$2:$D$31&quot;); 2; INDIRECT(&quot;'&quot; &amp; [.F14] &amp; &quot;'!$E$2:$E$31&quot;); &quot;&lt;&gt;N/A&quot;); 0); IF([.$K$4]=&quot;TRUE&quot;; COUNTIFS(INDIRECT(&quot;'&quot; &amp; [.F14] &amp; &quot;'!$D$2:$D$31&quot;); 3; INDIRECT(&quot;'&quot; &amp; [.F14] &amp; &quot;'!$E$2:$E$31&quot;); &quot;&lt;&gt;N/A&quot;); 0))" office:value-type="float" office:value="12" calcext:value-type="float">
            <text:p>12</text:p>
          </table:table-cell>
          <table:table-cell table:style-name="ce13" table:formula="of:=IF([.D14]&lt;&gt;0; [.C14]/[.D14]; 1)" office:value-type="percentage" office:value="0" calcext:value-type="percentage">
            <text:p>0.0%</text:p>
          </table:table-cell>
          <table:table-cell table:style-name="ce15" office:value-type="string" calcext:value-type="string">
            <text:p>V12. Secure Communication</text:p>
          </table:table-cell>
          <table:table-cell table:number-columns-repeated="10"/>
          <table:table-cell table:style-name="ce1" table:number-columns-repeated="16368"/>
        </table:table-row>
        <table:table-row table:style-name="ro1">
          <table:table-cell/>
          <table:table-cell table:style-name="ce6" office:value-type="string" calcext:value-type="string">
            <text:p>Configuration</text:p>
          </table:table-cell>
          <table:table-cell table:style-name="ce8" table:formula="of:=SUM(IF([.$I$4]=&quot;TRUE&quot;; COUNTIFS(INDIRECT(&quot;'&quot; &amp; [.F15] &amp; &quot;'!$D$2:$D$31&quot;); 1; INDIRECT(&quot;'&quot; &amp; [.F15] &amp; &quot;'!$E$2:$E$31&quot;); &quot;Pass&quot;); 0); IF([.$J$4]=&quot;TRUE&quot;; COUNTIFS(INDIRECT(&quot;'&quot; &amp; [.F15] &amp; &quot;'!$D$2:$D$31&quot;); 2; INDIRECT(&quot;'&quot; &amp; [.F15] &amp; &quot;'!$E$2:$E$31&quot;); &quot;Pass&quot;); 0); IF([.$K$4]=&quot;TRUE&quot;; COUNTIFS(INDIRECT(&quot;'&quot; &amp; [.F15] &amp; &quot;'!$D$2:$D$31&quot;); 3; INDIRECT(&quot;'&quot; &amp; [.F15] &amp; &quot;'!$E$2:$E$31&quot;); &quot;Pass&quot;); 0))" office:value-type="float" office:value="0" calcext:value-type="float">
            <text:p>0</text:p>
          </table:table-cell>
          <table:table-cell table:style-name="ce11" table:formula="of:=SUM(IF([.$I$4]=&quot;TRUE&quot;; COUNTIFS(INDIRECT(&quot;'&quot; &amp; [.F15] &amp; &quot;'!$D$2:$D$31&quot;); 1; INDIRECT(&quot;'&quot; &amp; [.F15] &amp; &quot;'!$E$2:$E$31&quot;); &quot;&lt;&gt;N/A&quot;); 0); IF([.$J$4]=&quot;TRUE&quot;; COUNTIFS(INDIRECT(&quot;'&quot; &amp; [.F15] &amp; &quot;'!$D$2:$D$31&quot;); 2; INDIRECT(&quot;'&quot; &amp; [.F15] &amp; &quot;'!$E$2:$E$31&quot;); &quot;&lt;&gt;N/A&quot;); 0); IF([.$K$4]=&quot;TRUE&quot;; COUNTIFS(INDIRECT(&quot;'&quot; &amp; [.F15] &amp; &quot;'!$D$2:$D$31&quot;); 3; INDIRECT(&quot;'&quot; &amp; [.F15] &amp; &quot;'!$E$2:$E$31&quot;); &quot;&lt;&gt;N/A&quot;); 0))" office:value-type="float" office:value="21" calcext:value-type="float">
            <text:p>21</text:p>
          </table:table-cell>
          <table:table-cell table:style-name="ce13" table:formula="of:=IF([.D15]&lt;&gt;0; [.C15]/[.D15]; 1)" office:value-type="percentage" office:value="0" calcext:value-type="percentage">
            <text:p>0.0%</text:p>
          </table:table-cell>
          <table:table-cell table:style-name="ce15" office:value-type="string" calcext:value-type="string">
            <text:p>V13. Configuration</text:p>
          </table:table-cell>
          <table:table-cell table:number-columns-repeated="10"/>
          <table:table-cell table:style-name="ce1" table:number-columns-repeated="16368"/>
        </table:table-row>
        <table:table-row table:style-name="ro1">
          <table:table-cell/>
          <table:table-cell table:style-name="ce6" office:value-type="string" calcext:value-type="string">
            <text:p>Data Protection</text:p>
          </table:table-cell>
          <table:table-cell table:style-name="ce8" table:formula="of:=SUM(IF([.$I$4]=&quot;TRUE&quot;; COUNTIFS(INDIRECT(&quot;'&quot; &amp; [.F16] &amp; &quot;'!$D$2:$D$31&quot;); 1; INDIRECT(&quot;'&quot; &amp; [.F16] &amp; &quot;'!$E$2:$E$31&quot;); &quot;Pass&quot;); 0); IF([.$J$4]=&quot;TRUE&quot;; COUNTIFS(INDIRECT(&quot;'&quot; &amp; [.F16] &amp; &quot;'!$D$2:$D$31&quot;); 2; INDIRECT(&quot;'&quot; &amp; [.F16] &amp; &quot;'!$E$2:$E$31&quot;); &quot;Pass&quot;); 0); IF([.$K$4]=&quot;TRUE&quot;; COUNTIFS(INDIRECT(&quot;'&quot; &amp; [.F16] &amp; &quot;'!$D$2:$D$31&quot;); 3; INDIRECT(&quot;'&quot; &amp; [.F16] &amp; &quot;'!$E$2:$E$31&quot;); &quot;Pass&quot;); 0))" office:value-type="float" office:value="0" calcext:value-type="float">
            <text:p>0</text:p>
          </table:table-cell>
          <table:table-cell table:style-name="ce11" table:formula="of:=SUM(IF([.$I$4]=&quot;TRUE&quot;; COUNTIFS(INDIRECT(&quot;'&quot; &amp; [.F16] &amp; &quot;'!$D$2:$D$31&quot;); 1; INDIRECT(&quot;'&quot; &amp; [.F16] &amp; &quot;'!$E$2:$E$31&quot;); &quot;&lt;&gt;N/A&quot;); 0); IF([.$J$4]=&quot;TRUE&quot;; COUNTIFS(INDIRECT(&quot;'&quot; &amp; [.F16] &amp; &quot;'!$D$2:$D$31&quot;); 2; INDIRECT(&quot;'&quot; &amp; [.F16] &amp; &quot;'!$E$2:$E$31&quot;); &quot;&lt;&gt;N/A&quot;); 0); IF([.$K$4]=&quot;TRUE&quot;; COUNTIFS(INDIRECT(&quot;'&quot; &amp; [.F16] &amp; &quot;'!$D$2:$D$31&quot;); 3; INDIRECT(&quot;'&quot; &amp; [.F16] &amp; &quot;'!$E$2:$E$31&quot;); &quot;&lt;&gt;N/A&quot;); 0))" office:value-type="float" office:value="13" calcext:value-type="float">
            <text:p>13</text:p>
          </table:table-cell>
          <table:table-cell table:style-name="ce13" table:formula="of:=IF([.D16]&lt;&gt;0; [.C16]/[.D16]; 1)" office:value-type="percentage" office:value="0" calcext:value-type="percentage">
            <text:p>0.0%</text:p>
          </table:table-cell>
          <table:table-cell table:style-name="ce15" office:value-type="string" calcext:value-type="string">
            <text:p>V14. Data Protection</text:p>
          </table:table-cell>
          <table:table-cell table:number-columns-repeated="10"/>
          <table:table-cell table:style-name="ce1" table:number-columns-repeated="16368"/>
        </table:table-row>
        <table:table-row table:style-name="ro1">
          <table:table-cell/>
          <table:table-cell table:style-name="ce6" office:value-type="string" calcext:value-type="string">
            <text:p>Secure Coding and Architecture</text:p>
          </table:table-cell>
          <table:table-cell table:style-name="ce8" table:formula="of:=SUM(IF([.$I$4]=&quot;TRUE&quot;; COUNTIFS(INDIRECT(&quot;'&quot; &amp; [.F17] &amp; &quot;'!$D$2:$D$31&quot;); 1; INDIRECT(&quot;'&quot; &amp; [.F17] &amp; &quot;'!$E$2:$E$31&quot;); &quot;Pass&quot;); 0); IF([.$J$4]=&quot;TRUE&quot;; COUNTIFS(INDIRECT(&quot;'&quot; &amp; [.F17] &amp; &quot;'!$D$2:$D$31&quot;); 2; INDIRECT(&quot;'&quot; &amp; [.F17] &amp; &quot;'!$E$2:$E$31&quot;); &quot;Pass&quot;); 0); IF([.$K$4]=&quot;TRUE&quot;; COUNTIFS(INDIRECT(&quot;'&quot; &amp; [.F17] &amp; &quot;'!$D$2:$D$31&quot;); 3; INDIRECT(&quot;'&quot; &amp; [.F17] &amp; &quot;'!$E$2:$E$31&quot;); &quot;Pass&quot;); 0))" office:value-type="float" office:value="0" calcext:value-type="float">
            <text:p>0</text:p>
          </table:table-cell>
          <table:table-cell table:style-name="ce11" table:formula="of:=SUM(IF([.$I$4]=&quot;TRUE&quot;; COUNTIFS(INDIRECT(&quot;'&quot; &amp; [.F17] &amp; &quot;'!$D$2:$D$31&quot;); 1; INDIRECT(&quot;'&quot; &amp; [.F17] &amp; &quot;'!$E$2:$E$31&quot;); &quot;&lt;&gt;N/A&quot;); 0); IF([.$J$4]=&quot;TRUE&quot;; COUNTIFS(INDIRECT(&quot;'&quot; &amp; [.F17] &amp; &quot;'!$D$2:$D$31&quot;); 2; INDIRECT(&quot;'&quot; &amp; [.F17] &amp; &quot;'!$E$2:$E$31&quot;); &quot;&lt;&gt;N/A&quot;); 0); IF([.$K$4]=&quot;TRUE&quot;; COUNTIFS(INDIRECT(&quot;'&quot; &amp; [.F17] &amp; &quot;'!$D$2:$D$31&quot;); 3; INDIRECT(&quot;'&quot; &amp; [.F17] &amp; &quot;'!$E$2:$E$31&quot;); &quot;&lt;&gt;N/A&quot;); 0))" office:value-type="float" office:value="21" calcext:value-type="float">
            <text:p>21</text:p>
          </table:table-cell>
          <table:table-cell table:style-name="ce13" table:formula="of:=IF([.D17]&lt;&gt;0; [.C17]/[.D17]; 1)" office:value-type="percentage" office:value="0" calcext:value-type="percentage">
            <text:p>0.0%</text:p>
          </table:table-cell>
          <table:table-cell table:style-name="ce15" office:value-type="string" calcext:value-type="string">
            <text:p>V15. Secure Coding and Architec</text:p>
          </table:table-cell>
          <table:table-cell table:number-columns-repeated="10"/>
          <table:table-cell table:style-name="ce1" table:number-columns-repeated="16368"/>
        </table:table-row>
        <table:table-row table:style-name="ro1">
          <table:table-cell/>
          <table:table-cell table:style-name="ce6" office:value-type="string" calcext:value-type="string">
            <text:p>Security Logging and Error Handling</text:p>
          </table:table-cell>
          <table:table-cell table:style-name="ce8" table:formula="of:=SUM(IF([.$I$4]=&quot;TRUE&quot;; COUNTIFS(INDIRECT(&quot;'&quot; &amp; [.F18] &amp; &quot;'!$D$2:$D$31&quot;); 1; INDIRECT(&quot;'&quot; &amp; [.F18] &amp; &quot;'!$E$2:$E$31&quot;); &quot;Pass&quot;); 0); IF([.$J$4]=&quot;TRUE&quot;; COUNTIFS(INDIRECT(&quot;'&quot; &amp; [.F18] &amp; &quot;'!$D$2:$D$31&quot;); 2; INDIRECT(&quot;'&quot; &amp; [.F18] &amp; &quot;'!$E$2:$E$31&quot;); &quot;Pass&quot;); 0); IF([.$K$4]=&quot;TRUE&quot;; COUNTIFS(INDIRECT(&quot;'&quot; &amp; [.F18] &amp; &quot;'!$D$2:$D$31&quot;); 3; INDIRECT(&quot;'&quot; &amp; [.F18] &amp; &quot;'!$E$2:$E$31&quot;); &quot;Pass&quot;); 0))" office:value-type="float" office:value="0" calcext:value-type="float">
            <text:p>0</text:p>
          </table:table-cell>
          <table:table-cell table:style-name="ce11" table:formula="of:=SUM(IF([.$I$4]=&quot;TRUE&quot;; COUNTIFS(INDIRECT(&quot;'&quot; &amp; [.F18] &amp; &quot;'!$D$2:$D$31&quot;); 1; INDIRECT(&quot;'&quot; &amp; [.F18] &amp; &quot;'!$E$2:$E$31&quot;); &quot;&lt;&gt;N/A&quot;); 0); IF([.$J$4]=&quot;TRUE&quot;; COUNTIFS(INDIRECT(&quot;'&quot; &amp; [.F18] &amp; &quot;'!$D$2:$D$31&quot;); 2; INDIRECT(&quot;'&quot; &amp; [.F18] &amp; &quot;'!$E$2:$E$31&quot;); &quot;&lt;&gt;N/A&quot;); 0); IF([.$K$4]=&quot;TRUE&quot;; COUNTIFS(INDIRECT(&quot;'&quot; &amp; [.F18] &amp; &quot;'!$D$2:$D$31&quot;); 3; INDIRECT(&quot;'&quot; &amp; [.F18] &amp; &quot;'!$E$2:$E$31&quot;); &quot;&lt;&gt;N/A&quot;); 0))" office:value-type="float" office:value="17" calcext:value-type="float">
            <text:p>17</text:p>
          </table:table-cell>
          <table:table-cell table:style-name="ce13" table:formula="of:=IF([.D18]&lt;&gt;0; [.C18]/[.D18]; 1)" office:value-type="percentage" office:value="0" calcext:value-type="percentage">
            <text:p>0.0%</text:p>
          </table:table-cell>
          <table:table-cell office:value-type="string" calcext:value-type="string">
            <text:p>V16. Security Logging and Error</text:p>
          </table:table-cell>
          <table:table-cell table:number-columns-repeated="10"/>
          <table:table-cell table:style-name="ce1" table:number-columns-repeated="16368"/>
        </table:table-row>
        <table:table-row table:style-name="ro1">
          <table:table-cell/>
          <table:table-cell table:style-name="ce6" office:value-type="string" calcext:value-type="string">
            <text:p>WebRTC</text:p>
          </table:table-cell>
          <table:table-cell table:style-name="ce9" table:formula="of:=SUM(IF([.$I$4]=&quot;TRUE&quot;; COUNTIFS(INDIRECT(&quot;'&quot; &amp; [.F19] &amp; &quot;'!$D$2:$D$31&quot;); 1; INDIRECT(&quot;'&quot; &amp; [.F19] &amp; &quot;'!$E$2:$E$31&quot;); &quot;Pass&quot;); 0); IF([.$J$4]=&quot;TRUE&quot;; COUNTIFS(INDIRECT(&quot;'&quot; &amp; [.F19] &amp; &quot;'!$D$2:$D$31&quot;); 2; INDIRECT(&quot;'&quot; &amp; [.F19] &amp; &quot;'!$E$2:$E$31&quot;); &quot;Pass&quot;); 0); IF([.$K$4]=&quot;TRUE&quot;; COUNTIFS(INDIRECT(&quot;'&quot; &amp; [.F19] &amp; &quot;'!$D$2:$D$31&quot;); 3; INDIRECT(&quot;'&quot; &amp; [.F19] &amp; &quot;'!$E$2:$E$31&quot;); &quot;Pass&quot;); 0))" office:value-type="float" office:value="0" calcext:value-type="float">
            <text:p>0</text:p>
          </table:table-cell>
          <table:table-cell table:style-name="ce12" table:formula="of:=SUM(IF([.$I$4]=&quot;TRUE&quot;; COUNTIFS(INDIRECT(&quot;'&quot; &amp; [.F19] &amp; &quot;'!$D$2:$D$31&quot;); 1; INDIRECT(&quot;'&quot; &amp; [.F19] &amp; &quot;'!$E$2:$E$31&quot;); &quot;&lt;&gt;N/A&quot;); 0); IF([.$J$4]=&quot;TRUE&quot;; COUNTIFS(INDIRECT(&quot;'&quot; &amp; [.F19] &amp; &quot;'!$D$2:$D$31&quot;); 2; INDIRECT(&quot;'&quot; &amp; [.F19] &amp; &quot;'!$E$2:$E$31&quot;); &quot;&lt;&gt;N/A&quot;); 0); IF([.$K$4]=&quot;TRUE&quot;; COUNTIFS(INDIRECT(&quot;'&quot; &amp; [.F19] &amp; &quot;'!$D$2:$D$31&quot;); 3; INDIRECT(&quot;'&quot; &amp; [.F19] &amp; &quot;'!$E$2:$E$31&quot;); &quot;&lt;&gt;N/A&quot;); 0))" office:value-type="float" office:value="12" calcext:value-type="float">
            <text:p>12</text:p>
          </table:table-cell>
          <table:table-cell table:style-name="ce14" table:formula="of:=IF([.D19]&lt;&gt;0; [.C19]/[.D19]; 1)" office:value-type="percentage" office:value="0" calcext:value-type="percentage">
            <text:p>0.0%</text:p>
          </table:table-cell>
          <table:table-cell office:value-type="string" calcext:value-type="string">
            <text:p>V17. WebRTC</text:p>
          </table:table-cell>
          <table:table-cell table:number-columns-repeated="10"/>
          <table:table-cell table:style-name="ce1" table:number-columns-repeated="16368"/>
        </table:table-row>
        <table:table-row table:style-name="ro1" table:number-rows-repeated="105">
          <table:table-cell table:number-columns-repeated="16"/>
          <table:table-cell table:style-name="ce1" table:number-columns-repeated="16368"/>
        </table:table-row>
        <table:table-row table:style-name="ro2" table:number-rows-repeated="1048451">
          <table:table-cell table:number-columns-repeated="16"/>
          <table:table-cell table:style-name="ce1" table:number-columns-repeated="16368"/>
        </table:table-row>
        <table:table-row table:style-name="ro2">
          <table:table-cell table:number-columns-repeated="16"/>
          <table:table-cell table:style-name="ce1" table:number-columns-repeated="16368"/>
        </table:table-row>
      </table:table>
      <table:table table:name="V1. Encoding and Sanitization" table:style-name="ta2">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3"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4">
          <table:table-cell table:style-name="ce23" office:value-type="string" calcext:value-type="string" table:number-columns-spanned="1" table:number-rows-spanned="2">
            <text:p>Encoding and Sanitization Architecture</text:p>
          </table:table-cell>
          <table:table-cell table:style-name="ce26" office:value-type="string" calcext:value-type="string">
            <text:p>V1.1.1</text:p>
          </table:table-cell>
          <table:table-cell table:style-name="ce27"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1.2</text:p>
          </table:table-cell>
          <table:table-cell table:style-name="ce27"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table-cell table:style-name="ce23" office:value-type="string" calcext:value-type="string" table:number-columns-spanned="1" table:number-rows-spanned="10">
            <text:p>Injection Prevention</text:p>
          </table:table-cell>
          <table:table-cell table:style-name="ce26" office:value-type="string" calcext:value-type="string">
            <text:p>V1.2.1</text:p>
          </table:table-cell>
          <table:table-cell table:style-name="ce27"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2.2</text:p>
          </table:table-cell>
          <table:table-cell table:style-name="ce27"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2.3</text:p>
          </table:table-cell>
          <table:table-cell table:style-name="ce27"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2.4</text:p>
          </table:table-cell>
          <table:table-cell table:style-name="ce27"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5</text:p>
          </table:table-cell>
          <table:table-cell table:style-name="ce27" office:value-type="string" calcext:value-type="string">
            <text:p>Verify that the application protects against OS command injection and that operating system calls use parameterized OS queries or use contextual command line output encoding.</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6</text:p>
          </table:table-cell>
          <table:table-cell table:style-name="ce27" office:value-type="string" calcext:value-type="string">
            <text:p>Verify that the application protects against LDAP injection vulnerabilities, or that specific security controls to prevent LDAP injection have been implement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2.7</text:p>
          </table:table-cell>
          <table:table-cell table:style-name="ce27" office:value-type="string" calcext:value-type="string">
            <text:p>Verify that the application is protected against XPath injection attacks by using query parameterization or precompiled querie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8</text:p>
          </table:table-cell>
          <table:table-cell table:style-name="ce27" office:value-type="string" calcext:value-type="string">
            <text:p>Verify that LaTeX processors are configured securely (such as not using the "--shell-escape" flag) and an allowlist of commands is used to prevent LaTeX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2.9</text:p>
          </table:table-cell>
          <table:table-cell table:style-name="ce27" office:value-type="string" calcext:value-type="string">
            <text:p>Verify that the application escapes special characters in regular expressions (typically using a backslash) to prevent them from being misinterpreted as metacharacter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8">
          <table:covered-table-cell table:style-name="ce24"/>
          <table:table-cell table:style-name="ce26" office:value-type="string" calcext:value-type="string">
            <text:p>V1.2.10</text:p>
          </table:table-cell>
          <table:table-cell table:style-name="ce27"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5">
          <table:table-cell table:style-name="ce23" office:value-type="string" calcext:value-type="string" table:number-columns-spanned="1" table:number-rows-spanned="12">
            <text:p>Sanitization</text:p>
          </table:table-cell>
          <table:table-cell table:style-name="ce26" office:value-type="string" calcext:value-type="string">
            <text:p>V1.3.1</text:p>
          </table:table-cell>
          <table:table-cell table:style-name="ce27" office:value-type="string" calcext:value-type="string">
            <text:p>Verify that all untrusted HTML input from WYSIWYG editors or similar is sanitized using a well-known and secure HTML sanitization library or framework feature.</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2</text:p>
          </table:table-cell>
          <table:table-cell table:style-name="ce27"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3</text:p>
          </table:table-cell>
          <table:table-cell table:style-name="ce27"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4</text:p>
          </table:table-cell>
          <table:table-cell table:style-name="ce27"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3.5</text:p>
          </table:table-cell>
          <table:table-cell table:style-name="ce27" office:value-type="string" calcext:value-type="string">
            <text:p>Verify that the application sanitizes or disables user-supplied scriptable or expression template language content, such as Markdown, CSS or XSL stylesheets, BBCode, or similar.</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3.6</text:p>
          </table:table-cell>
          <table:table-cell table:style-name="ce27"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3.7</text:p>
          </table:table-cell>
          <table:table-cell table:style-name="ce27"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3.8</text:p>
          </table:table-cell>
          <table:table-cell table:style-name="ce27"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9</text:p>
          </table:table-cell>
          <table:table-cell table:style-name="ce27" office:value-type="string" calcext:value-type="string">
            <text:p>Verify that the application sanitizes content before it is sent to memcache to prevent injection attack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10</text:p>
          </table:table-cell>
          <table:table-cell table:style-name="ce27" office:value-type="string" calcext:value-type="string">
            <text:p>Verify that format strings which might resolve in an unexpected or malicious way when used are sanitized before being processed.</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3.11</text:p>
          </table:table-cell>
          <table:table-cell table:style-name="ce27" office:value-type="string" calcext:value-type="string">
            <text:p>Verify that the application sanitizes user input before passing to mail systems to protect against SMTP or IMAP injection.</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5">
          <table:covered-table-cell table:style-name="ce24"/>
          <table:table-cell table:style-name="ce26" office:value-type="string" calcext:value-type="string">
            <text:p>V1.3.12</text:p>
          </table:table-cell>
          <table:table-cell table:style-name="ce27" office:value-type="string" calcext:value-type="string">
            <text:p>Verify that regular expressions are free from elements causing exponential backtracking, and ensure untrusted input is sanitized to mitigate ReDoS or Runaway Regex attacks.</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5">
          <table:table-cell table:style-name="ce23" office:value-type="string" calcext:value-type="string" table:number-columns-spanned="1" table:number-rows-spanned="3">
            <text:p>Memory, String, and Unmanaged Code</text:p>
          </table:table-cell>
          <table:table-cell table:style-name="ce26" office:value-type="string" calcext:value-type="string">
            <text:p>V1.4.1</text:p>
          </table:table-cell>
          <table:table-cell table:style-name="ce27" office:value-type="string" calcext:value-type="string">
            <text:p>Verify that the application uses memory-safe string, safer memory copy and pointer arithmetic to detect or prevent stack, buffer, or heap overflow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7">
          <table:covered-table-cell table:style-name="ce24"/>
          <table:table-cell table:style-name="ce26" office:value-type="string" calcext:value-type="string">
            <text:p>V1.4.2</text:p>
          </table:table-cell>
          <table:table-cell table:style-name="ce27" office:value-type="string" calcext:value-type="string">
            <text:p>Verify that sign, range, and input validation techniques are used to prevent integer overflow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covered-table-cell table:style-name="ce24"/>
          <table:table-cell table:style-name="ce26" office:value-type="string" calcext:value-type="string">
            <text:p>V1.4.3</text:p>
          </table:table-cell>
          <table:table-cell table:style-name="ce27"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4">
          <table:table-cell table:style-name="ce23" office:value-type="string" calcext:value-type="string" table:number-columns-spanned="1" table:number-rows-spanned="3">
            <text:p>Safe Deserialization</text:p>
          </table:table-cell>
          <table:table-cell table:style-name="ce26" office:value-type="string" calcext:value-type="string">
            <text:p>V1.5.1</text:p>
          </table:table-cell>
          <table:table-cell table:style-name="ce27"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26" office:value-type="float" office:value="1" calcext:value-type="float">
            <text:p>1</text:p>
          </table:table-cell>
          <table:table-cell table:style-name="ce28" table:content-validation-name="val1"/>
          <table:table-cell/>
          <table:table-cell table:style-name="ce25" table:number-columns-repeated="16378"/>
        </table:table-row>
        <table:table-row table:style-name="ro6">
          <table:covered-table-cell table:style-name="ce24"/>
          <table:table-cell table:style-name="ce26" office:value-type="string" calcext:value-type="string">
            <text:p>V1.5.2</text:p>
          </table:table-cell>
          <table:table-cell table:style-name="ce27"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26" office:value-type="float" office:value="2" calcext:value-type="float">
            <text:p>2</text:p>
          </table:table-cell>
          <table:table-cell table:style-name="ce28" table:content-validation-name="val1"/>
          <table:table-cell/>
          <table:table-cell table:style-name="ce25" table:number-columns-repeated="16378"/>
        </table:table-row>
        <table:table-row table:style-name="ro8">
          <table:covered-table-cell table:style-name="ce24"/>
          <table:table-cell table:style-name="ce26" office:value-type="string" calcext:value-type="string">
            <text:p>V1.5.3</text:p>
          </table:table-cell>
          <table:table-cell table:style-name="ce27"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26" office:value-type="float" office:value="3" calcext:value-type="float">
            <text:p>3</text:p>
          </table:table-cell>
          <table:table-cell table:style-name="ce28" table:content-validation-name="val1"/>
          <table:table-cell/>
          <table:table-cell table:style-name="ce25" table:number-columns-repeated="16378"/>
        </table:table-row>
        <table:table-row table:style-name="ro3" table:number-rows-repeated="21">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1. Encoding and Sanitization'.B2:'V1. Encoding and Sanitization'.E31">
            <calcext:condition calcext:apply-style-name="ExtConditionalStyle_1 1" calcext:value="formula-is(INDEX([$STATISTICS.$I$4:$STATISTICS.$K$4]; [.$D2])=&quot;FALSE&quot;)" calcext:base-cell-address="'V1. Encoding and Sanitization'.B2"/>
          </calcext:conditional-format>
        </calcext:conditional-formats>
      </table:table>
      <table:table table:name="V2. Validation and Business Log" table:style-name="ta3">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6">
          <table:table-cell table:style-name="ce23" office:value-type="string" calcext:value-type="string" table:number-columns-spanned="1" table:number-rows-spanned="3">
            <text:p>Validation and Business Logic Documentation</text:p>
          </table:table-cell>
          <table:table-cell table:style-name="ce32" office:value-type="string" calcext:value-type="string">
            <text:p>V2.1.1</text:p>
          </table:table-cell>
          <table:table-cell table:style-name="ce33"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1.2</text:p>
          </table:table-cell>
          <table:table-cell table:style-name="ce33" office:value-type="string" calcext:value-type="string">
            <text:p>Verify that the application's documentation defines how to validate the logical and contextual consistency of combined data items, such as checking that suburb and ZIP code match.</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1.3</text:p>
          </table:table-cell>
          <table:table-cell table:style-name="ce33" office:value-type="string" calcext:value-type="string">
            <text:p>Verify that expectations for business logic limits and validations are documented, including both per-user and globally across the application.</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8">
          <table:table-cell table:style-name="ce23" office:value-type="string" calcext:value-type="string" table:number-columns-spanned="1" table:number-rows-spanned="3">
            <text:p>Input Validation</text:p>
          </table:table-cell>
          <table:table-cell table:style-name="ce32" office:value-type="string" calcext:value-type="string">
            <text:p>V2.2.1</text:p>
          </table:table-cell>
          <table:table-cell table:style-name="ce33"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4">
          <table:covered-table-cell table:style-name="ce24"/>
          <table:table-cell table:style-name="ce32" office:value-type="string" calcext:value-type="string">
            <text:p>V2.2.2</text:p>
          </table:table-cell>
          <table:table-cell table:style-name="ce33"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7">
          <table:covered-table-cell table:style-name="ce24"/>
          <table:table-cell table:style-name="ce32" office:value-type="string" calcext:value-type="string">
            <text:p>V2.2.3</text:p>
          </table:table-cell>
          <table:table-cell table:style-name="ce33" office:value-type="string" calcext:value-type="string">
            <text:p>Verify that the application ensures that combinations of related data items are reasonable according to the pre-defined rules.</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table-cell table:style-name="ce30" office:value-type="string" calcext:value-type="string" table:number-columns-spanned="1" table:number-rows-spanned="5">
            <text:p>Business Logic Security</text:p>
          </table:table-cell>
          <table:table-cell table:style-name="ce32" office:value-type="string" calcext:value-type="string">
            <text:p>V2.3.1</text:p>
          </table:table-cell>
          <table:table-cell table:style-name="ce33" office:value-type="string" calcext:value-type="string">
            <text:p>Verify that the application will only process business logic flows for the same user in the expected sequential step order and without skipping steps.</text:p>
          </table:table-cell>
          <table:table-cell table:style-name="ce32" office:value-type="float" office:value="1" calcext:value-type="float">
            <text:p>1</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3.2</text:p>
          </table:table-cell>
          <table:table-cell table:style-name="ce33" office:value-type="string" calcext:value-type="string">
            <text:p>Verify that business logic limits are implemented per the application's documentation to avoid business logic flaws being exploited.</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5">
          <table:covered-table-cell table:style-name="ce24"/>
          <table:table-cell table:style-name="ce32" office:value-type="string" calcext:value-type="string">
            <text:p>V2.3.3</text:p>
          </table:table-cell>
          <table:table-cell table:style-name="ce33"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4">
          <table:covered-table-cell table:style-name="ce24"/>
          <table:table-cell table:style-name="ce32" office:value-type="string" calcext:value-type="string">
            <text:p>V2.3.4</text:p>
          </table:table-cell>
          <table:table-cell table:style-name="ce33"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6">
          <table:covered-table-cell table:style-name="ce24"/>
          <table:table-cell table:style-name="ce32" office:value-type="string" calcext:value-type="string">
            <text:p>V2.3.5</text:p>
          </table:table-cell>
          <table:table-cell table:style-name="ce33"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32" office:value-type="float" office:value="3" calcext:value-type="float">
            <text:p>3</text:p>
          </table:table-cell>
          <table:table-cell table:style-name="ce35" table:content-validation-name="val2"/>
          <table:table-cell/>
          <table:table-cell table:style-name="ce25" table:number-columns-repeated="16378"/>
        </table:table-row>
        <table:table-row table:style-name="ro4">
          <table:table-cell table:style-name="ce23" office:value-type="string" calcext:value-type="string" table:number-columns-spanned="1" table:number-rows-spanned="2">
            <text:p>Anti-automation</text:p>
          </table:table-cell>
          <table:table-cell table:style-name="ce32" office:value-type="string" calcext:value-type="string">
            <text:p>V2.4.1</text:p>
          </table:table-cell>
          <table:table-cell table:style-name="ce33"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32" office:value-type="float" office:value="2" calcext:value-type="float">
            <text:p>2</text:p>
          </table:table-cell>
          <table:table-cell table:style-name="ce35" table:content-validation-name="val2"/>
          <table:table-cell/>
          <table:table-cell table:style-name="ce25" table:number-columns-repeated="16378"/>
        </table:table-row>
        <table:table-row table:style-name="ro7">
          <table:covered-table-cell table:style-name="ce24"/>
          <table:table-cell table:style-name="ce32" office:value-type="string" calcext:value-type="string">
            <text:p>V2.4.2</text:p>
          </table:table-cell>
          <table:table-cell table:style-name="ce33" office:value-type="string" calcext:value-type="string">
            <text:p>Verify that business logic flows require realistic human timing, preventing excessively rapid transaction submissions.</text:p>
          </table:table-cell>
          <table:table-cell table:style-name="ce32" office:value-type="float" office:value="3" calcext:value-type="float">
            <text:p>3</text:p>
          </table:table-cell>
          <table:table-cell table:style-name="ce35" table:content-validation-name="val2"/>
          <table:table-cell/>
          <table:table-cell table:style-name="ce25" table:number-columns-repeated="16378"/>
        </table:table-row>
        <table:table-row table:style-name="ro2" table:number-rows-repeated="17">
          <table:table-cell table:style-name="ce31"/>
          <table:table-cell/>
          <table:table-cell table:style-name="ce34"/>
          <table:table-cell table:number-columns-repeated="3"/>
          <table:table-cell table:style-name="ce25" table:number-columns-repeated="16378"/>
        </table:table-row>
        <table:table-row table:style-name="ro3" table:number-rows-repeated="8">
          <table:table-cell table:style-name="ce31"/>
          <table:table-cell table:number-columns-repeated="5"/>
          <table:table-cell table:style-name="ce25" table:number-columns-repeated="16378"/>
        </table:table-row>
        <table:table-row table:style-name="ro3" table:number-rows-repeated="13">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2. Validation and Business Log'.B2:'V2. Validation and Business Log'.E14">
            <calcext:condition calcext:apply-style-name="ExtConditionalStyle_1 1" calcext:value="formula-is(INDEX([$STATISTICS.$I$4:$STATISTICS.$K$4]; [.$D2])=&quot;FALSE&quot;)" calcext:base-cell-address="'V2. Validation and Business Log'.B2"/>
          </calcext:conditional-format>
        </calcext:conditional-formats>
      </table:table>
      <table:table table:name="V3. Web Frontend Security" table:style-name="ta4">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8">
          <table:table-cell table:style-name="ce24" office:value-type="string" calcext:value-type="string">
            <text:p>Web Frontend Security Documentation</text:p>
          </table:table-cell>
          <table:table-cell table:style-name="ce36" office:value-type="string" calcext:value-type="string">
            <text:p>V3.1.1</text:p>
          </table:table-cell>
          <table:table-cell table:style-name="ce37"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table-cell table:style-name="ce23" office:value-type="string" calcext:value-type="string" table:number-columns-spanned="1" table:number-rows-spanned="3">
            <text:p>Unintended Content Interpretation</text:p>
          </table:table-cell>
          <table:table-cell table:style-name="ce36" office:value-type="string" calcext:value-type="string">
            <text:p>V3.2.1</text:p>
          </table:table-cell>
          <table:table-cell table:style-name="ce37"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2.2</text:p>
          </table:table-cell>
          <table:table-cell table:style-name="ce37"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2.3</text:p>
          </table:table-cell>
          <table:table-cell table:style-name="ce37"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table-cell table:style-name="ce23" office:value-type="string" calcext:value-type="string" table:number-columns-spanned="1" table:number-rows-spanned="5">
            <text:p>Cookie Setup</text:p>
          </table:table-cell>
          <table:table-cell table:style-name="ce36" office:value-type="string" calcext:value-type="string">
            <text:p>V3.3.1</text:p>
          </table:table-cell>
          <table:table-cell table:style-name="ce37" office:value-type="string" calcext:value-type="string">
            <text:p>Verify that cookies have the 'Secure' attribute set, and if the '\__Host-' prefix is not used for the cookie name, the '__Secure-' prefix must be used for the cookie name.</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4">
          <table:covered-table-cell table:style-name="ce24"/>
          <table:table-cell table:style-name="ce36" office:value-type="string" calcext:value-type="string">
            <text:p>V3.3.2</text:p>
          </table:table-cell>
          <table:table-cell table:style-name="ce37"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3.3</text:p>
          </table:table-cell>
          <table:table-cell table:style-name="ce37" office:value-type="string" calcext:value-type="string">
            <text:p>Verify that cookies have the '__Host-' prefix for the cookie name unless they are explicitly designed to be shared with other host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3.4</text:p>
          </table:table-cell>
          <table:table-cell table:style-name="ce37"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3.5</text:p>
          </table:table-cell>
          <table:table-cell table:style-name="ce37"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4">
          <table:table-cell table:style-name="ce23" office:value-type="string" calcext:value-type="string" table:number-columns-spanned="1" table:number-rows-spanned="8">
            <text:p>Browser Security Mechanism Headers</text:p>
          </table:table-cell>
          <table:table-cell table:style-name="ce36" office:value-type="string" calcext:value-type="string">
            <text:p>V3.4.1</text:p>
          </table:table-cell>
          <table:table-cell table:style-name="ce37"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2</text:p>
          </table:table-cell>
          <table:table-cell table:style-name="ce37"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4.3</text:p>
          </table:table-cell>
          <table:table-cell table:style-name="ce37"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4.4</text:p>
          </table:table-cell>
          <table:table-cell table:style-name="ce37"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5</text:p>
          </table:table-cell>
          <table:table-cell table:style-name="ce37"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6</text:p>
          </table:table-cell>
          <table:table-cell table:style-name="ce37"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4.7</text:p>
          </table:table-cell>
          <table:table-cell table:style-name="ce37" office:value-type="string" calcext:value-type="string">
            <text:p>Verify that the Content-Security-Policy header field specifies a location to report violation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10">
          <table:covered-table-cell table:style-name="ce24"/>
          <table:table-cell table:style-name="ce36" office:value-type="string" calcext:value-type="string">
            <text:p>V3.4.8</text:p>
          </table:table-cell>
          <table:table-cell table:style-name="ce37"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table-cell table:style-name="ce23" office:value-type="string" calcext:value-type="string" table:number-columns-spanned="1" table:number-rows-spanned="8">
            <text:p>Browser Origin Separation</text:p>
          </table:table-cell>
          <table:table-cell table:style-name="ce36" office:value-type="string" calcext:value-type="string">
            <text:p>V3.5.1</text:p>
          </table:table-cell>
          <table:table-cell table:style-name="ce37"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8">
          <table:covered-table-cell table:style-name="ce24"/>
          <table:table-cell table:style-name="ce36" office:value-type="string" calcext:value-type="string">
            <text:p>V3.5.2</text:p>
          </table:table-cell>
          <table:table-cell table:style-name="ce37"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5.3</text:p>
          </table:table-cell>
          <table:table-cell table:style-name="ce37"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36" office:value-type="float" office:value="1" calcext:value-type="float">
            <text:p>1</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5.4</text:p>
          </table:table-cell>
          <table:table-cell table:style-name="ce37"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5.5</text:p>
          </table:table-cell>
          <table:table-cell table:style-name="ce37" office:value-type="string" calcext:value-type="string">
            <text:p>Verify that messages received by the postMessage interface are discarded if the origin of the message is not trusted, or if the syntax of the message is invalid.</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7">
          <table:covered-table-cell table:style-name="ce24"/>
          <table:table-cell table:style-name="ce36" office:value-type="string" calcext:value-type="string">
            <text:p>V3.5.6</text:p>
          </table:table-cell>
          <table:table-cell table:style-name="ce37" office:value-type="string" calcext:value-type="string">
            <text:p>Verify that JSONP functionality is not enabled anywhere across the application to avoid Cross-Site Script Inclusion (XSSI) attack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5.7</text:p>
          </table:table-cell>
          <table:table-cell table:style-name="ce37" office:value-type="string" calcext:value-type="string">
            <text:p>Verify that data requiring authorization is not included in script resource responses, like JavaScript files, to prevent Cross-Site Script Inclusion (XSSI) attack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9">
          <table:covered-table-cell table:style-name="ce24"/>
          <table:table-cell table:style-name="ce36" office:value-type="string" calcext:value-type="string">
            <text:p>V3.5.8</text:p>
          </table:table-cell>
          <table:table-cell table:style-name="ce37"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10">
          <table:table-cell table:style-name="ce24" office:value-type="string" calcext:value-type="string">
            <text:p>External Resource Integrity</text:p>
          </table:table-cell>
          <table:table-cell table:style-name="ce36" office:value-type="string" calcext:value-type="string">
            <text:p>V3.6.1</text:p>
          </table:table-cell>
          <table:table-cell table:style-name="ce37"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6">
          <table:table-cell table:style-name="ce23" office:value-type="string" calcext:value-type="string" table:number-columns-spanned="1" table:number-rows-spanned="5">
            <text:p>Other Browser Security Considerations</text:p>
          </table:table-cell>
          <table:table-cell table:style-name="ce36" office:value-type="string" calcext:value-type="string">
            <text:p>V3.7.1</text:p>
          </table:table-cell>
          <table:table-cell table:style-name="ce37"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2</text:p>
          </table:table-cell>
          <table:table-cell table:style-name="ce37"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36" office:value-type="float" office:value="2" calcext:value-type="float">
            <text:p>2</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3</text:p>
          </table:table-cell>
          <table:table-cell table:style-name="ce37" office:value-type="string" calcext:value-type="string">
            <text:p>Verify that the application shows a notification when the user is being redirected to a URL outside of the application's control, with an option to cancel the navigation.</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6">
          <table:covered-table-cell table:style-name="ce24"/>
          <table:table-cell table:style-name="ce36" office:value-type="string" calcext:value-type="string">
            <text:p>V3.7.4</text:p>
          </table:table-cell>
          <table:table-cell table:style-name="ce37"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5">
          <table:covered-table-cell table:style-name="ce24"/>
          <table:table-cell table:style-name="ce36" office:value-type="string" calcext:value-type="string">
            <text:p>V3.7.5</text:p>
          </table:table-cell>
          <table:table-cell table:style-name="ce37"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36" office:value-type="float" office:value="3" calcext:value-type="float">
            <text:p>3</text:p>
          </table:table-cell>
          <table:table-cell table:style-name="ce38" table:content-validation-name="val3"/>
          <table:table-cell/>
          <table:table-cell table:style-name="ce25" table:number-columns-repeated="16378"/>
        </table:table-row>
        <table:table-row table:style-name="ro3" table:number-rows-repeated="20">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3. Web Frontend Security'.B2:'V3. Web Frontend Security'.E32">
            <calcext:condition calcext:apply-style-name="ExtConditionalStyle_1 1" calcext:value="formula-is(INDEX([$STATISTICS.$I$4:$STATISTICS.$K$4]; [.$D2])=&quot;FALSE&quot;)" calcext:base-cell-address="'V3. Web Frontend Security'.B2"/>
          </calcext:conditional-format>
        </calcext:conditional-formats>
      </table:table>
      <table:table table:name="V4. API and Web Service" table:style-name="ta5">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6">
          <table:table-cell table:style-name="ce23" office:value-type="string" calcext:value-type="string" table:number-columns-spanned="1" table:number-rows-spanned="5">
            <text:p>Generic Web Service Security</text:p>
          </table:table-cell>
          <table:table-cell table:style-name="ce39" office:value-type="string" calcext:value-type="string">
            <text:p>V4.1.1</text:p>
          </table:table-cell>
          <table:table-cell table:style-name="ce42"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39" office:value-type="float" office:value="1" calcext:value-type="float">
            <text:p>1</text:p>
          </table:table-cell>
          <table:table-cell table:style-name="ce46" table:content-validation-name="val3"/>
          <table:table-cell/>
          <table:table-cell table:style-name="ce25" table:number-columns-repeated="16378"/>
        </table:table-row>
        <table:table-row table:style-name="ro8">
          <table:covered-table-cell table:style-name="ce24"/>
          <table:table-cell table:style-name="ce40" office:value-type="string" calcext:value-type="string">
            <text:p>V4.1.2</text:p>
          </table:table-cell>
          <table:table-cell table:style-name="ce43"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6">
          <table:covered-table-cell table:style-name="ce24"/>
          <table:table-cell table:style-name="ce40" office:value-type="string" calcext:value-type="string">
            <text:p>V4.1.3</text:p>
          </table:table-cell>
          <table:table-cell table:style-name="ce43"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5">
          <table:covered-table-cell table:style-name="ce24"/>
          <table:table-cell table:style-name="ce41" office:value-type="string" calcext:value-type="string">
            <text:p>V4.1.4</text:p>
          </table:table-cell>
          <table:table-cell table:style-name="ce44"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1.5</text:p>
          </table:table-cell>
          <table:table-cell table:style-name="ce44"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11">
          <table:table-cell table:style-name="ce23" office:value-type="string" calcext:value-type="string" table:number-columns-spanned="1" table:number-rows-spanned="5">
            <text:p>HTTP Message Structure Validation</text:p>
          </table:table-cell>
          <table:table-cell table:style-name="ce40" office:value-type="string" calcext:value-type="string">
            <text:p>V4.2.1</text:p>
          </table:table-cell>
          <table:table-cell table:style-name="ce43"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2</text:p>
          </table:table-cell>
          <table:table-cell table:style-name="ce44"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3</text:p>
          </table:table-cell>
          <table:table-cell table:style-name="ce44"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4">
          <table:covered-table-cell table:style-name="ce24"/>
          <table:table-cell table:style-name="ce41" office:value-type="string" calcext:value-type="string">
            <text:p>V4.2.4</text:p>
          </table:table-cell>
          <table:table-cell table:style-name="ce44"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9">
          <table:covered-table-cell table:style-name="ce24"/>
          <table:table-cell table:style-name="ce41" office:value-type="string" calcext:value-type="string">
            <text:p>V4.2.5</text:p>
          </table:table-cell>
          <table:table-cell table:style-name="ce44"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41" office:value-type="float" office:value="3" calcext:value-type="float">
            <text:p>3</text:p>
          </table:table-cell>
          <table:table-cell table:style-name="ce48" table:content-validation-name="val3"/>
          <table:table-cell/>
          <table:table-cell table:style-name="ce25" table:number-columns-repeated="16378"/>
        </table:table-row>
        <table:table-row table:style-name="ro5">
          <table:table-cell table:style-name="ce23" office:value-type="string" calcext:value-type="string" table:number-columns-spanned="1" table:number-rows-spanned="2">
            <text:p>GraphQL</text:p>
          </table:table-cell>
          <table:table-cell table:style-name="ce40" office:value-type="string" calcext:value-type="string">
            <text:p>V4.3.1</text:p>
          </table:table-cell>
          <table:table-cell table:style-name="ce43"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5">
          <table:covered-table-cell table:style-name="ce24"/>
          <table:table-cell table:style-name="ce40" office:value-type="string" calcext:value-type="string">
            <text:p>V4.3.2</text:p>
          </table:table-cell>
          <table:table-cell table:style-name="ce43" office:value-type="string" calcext:value-type="string">
            <text:p>Verify that GraphQL introspection queries are disabled in the production environment unless the GraphQL API is meant to be used by other partie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7">
          <table:table-cell table:style-name="ce23" office:value-type="string" calcext:value-type="string" table:number-columns-spanned="1" table:number-rows-spanned="4">
            <text:p>WebSocket</text:p>
          </table:table-cell>
          <table:table-cell table:style-name="ce39" office:value-type="string" calcext:value-type="string">
            <text:p>V4.4.1</text:p>
          </table:table-cell>
          <table:table-cell table:style-name="ce42" office:value-type="string" calcext:value-type="string">
            <text:p>Verify that WebSocket over TLS (WSS) is used for all WebSocket connections.</text:p>
          </table:table-cell>
          <table:table-cell table:style-name="ce39" office:value-type="float" office:value="1" calcext:value-type="float">
            <text:p>1</text:p>
          </table:table-cell>
          <table:table-cell table:style-name="ce46" table:content-validation-name="val3"/>
          <table:table-cell/>
          <table:table-cell table:style-name="ce25" table:number-columns-repeated="16378"/>
        </table:table-row>
        <table:table-row table:style-name="ro5">
          <table:covered-table-cell table:style-name="ce24"/>
          <table:table-cell table:style-name="ce40" office:value-type="string" calcext:value-type="string">
            <text:p>V4.4.2</text:p>
          </table:table-cell>
          <table:table-cell table:style-name="ce43" office:value-type="string" calcext:value-type="string">
            <text:p>Verify that, during the initial HTTP WebSocket handshake, the Origin header field is checked against a list of origins allowed for the application.</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0" office:value-type="string" calcext:value-type="string">
            <text:p>V4.4.3</text:p>
          </table:table-cell>
          <table:table-cell table:style-name="ce43"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4">
          <table:covered-table-cell table:style-name="ce24"/>
          <table:table-cell table:style-name="ce40" office:value-type="string" calcext:value-type="string">
            <text:p>V4.4.4</text:p>
          </table:table-cell>
          <table:table-cell table:style-name="ce43"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40" office:value-type="float" office:value="2" calcext:value-type="float">
            <text:p>2</text:p>
          </table:table-cell>
          <table:table-cell table:style-name="ce47" table:content-validation-name="val3"/>
          <table:table-cell/>
          <table:table-cell table:style-name="ce25" table:number-columns-repeated="16378"/>
        </table:table-row>
        <table:table-row table:style-name="ro2" table:number-rows-repeated="15">
          <table:table-cell table:style-name="ce15"/>
          <table:table-cell table:style-name="ce24"/>
          <table:table-cell table:style-name="ce45"/>
          <table:table-cell table:style-name="ce24" table:number-columns-repeated="2"/>
          <table:table-cell/>
          <table:table-cell table:style-name="ce25" table:number-columns-repeated="16378"/>
        </table:table-row>
        <table:table-row table:style-name="ro3" table:number-rows-repeated="2">
          <table:table-cell table:style-name="ce31"/>
          <table:table-cell table:number-columns-repeated="5"/>
          <table:table-cell table:style-name="ce25" table:number-columns-repeated="16378"/>
        </table:table-row>
        <table:table-row table:style-name="ro3" table:number-rows-repeated="18">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4. API and Web Service'.B5:'V4. API and Web Service'.E6 'V4. API and Web Service'.B8:'V4. API and Web Service'.E11"/>
          <calcext:conditional-format calcext:target-range-address="'V4. API and Web Service'.B14:'V4. API and Web Service'.E14 'V4. API and Web Service'.B2:'V4. API and Web Service'.E2"/>
          <calcext:conditional-format calcext:target-range-address="'V4. API and Web Service'.B2:'V4. API and Web Service'.E17">
            <calcext:condition calcext:apply-style-name="ExtConditionalStyle_2 3" calcext:value="formula-is(INDEX([$STATISTICS.$I$4:$STATISTICS.$K$4]; [.$D2])=&quot;FALSE&quot;)" calcext:base-cell-address="'V4. API and Web Service'.B2"/>
          </calcext:conditional-format>
        </calcext:conditional-formats>
      </table:table>
      <table:table table:name="V5. File Handling" table:style-name="ta6">
        <office:forms form:automatic-focus="false" form:apply-design-mode="false"/>
        <table:table-column table:style-name="co6" table:default-cell-style-name="ce25"/>
        <table:table-column table:style-name="co7" table:default-cell-style-name="ce25"/>
        <table:table-column table:style-name="co8" table:default-cell-style-name="ce25"/>
        <table:table-column table:style-name="co10" table:default-cell-style-name="ce25"/>
        <table:table-column table:style-name="co9" table:default-cell-style-name="ce25"/>
        <table:table-column table:style-name="co1" table:default-cell-style-name="ce25"/>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29"/>
          <table:table-cell table:style-name="ce25" table:number-columns-repeated="16378"/>
        </table:table-row>
        <table:table-row table:style-name="ro10">
          <table:table-cell table:style-name="ce24" office:value-type="string" calcext:value-type="string">
            <text:p>File Handling Documentation</text:p>
          </table:table-cell>
          <table:table-cell table:style-name="ce49" office:value-type="string" calcext:value-type="string">
            <text:p>V5.1.1</text:p>
          </table:table-cell>
          <table:table-cell table:style-name="ce52"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table-cell table:style-name="ce23" office:value-type="string" calcext:value-type="string" table:number-columns-spanned="1" table:number-rows-spanned="6">
            <text:p>File Upload and Content</text:p>
          </table:table-cell>
          <table:table-cell table:style-name="ce50" office:value-type="string" calcext:value-type="string">
            <text:p>V5.2.1</text:p>
          </table:table-cell>
          <table:table-cell table:style-name="ce53" office:value-type="string" calcext:value-type="string">
            <text:p>Verify that the application will only accept files of a size which it can process without causing a loss of performance or a denial of service attack.</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11">
          <table:covered-table-cell table:style-name="ce24"/>
          <table:table-cell table:style-name="ce50" office:value-type="string" calcext:value-type="string">
            <text:p>V5.2.2</text:p>
          </table:table-cell>
          <table:table-cell table:style-name="ce53"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5">
          <table:covered-table-cell table:style-name="ce24"/>
          <table:table-cell table:style-name="ce49" office:value-type="string" calcext:value-type="string">
            <text:p>V5.2.3</text:p>
          </table:table-cell>
          <table:table-cell table:style-name="ce52"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covered-table-cell table:style-name="ce24"/>
          <table:table-cell table:style-name="ce51" office:value-type="string" calcext:value-type="string">
            <text:p>V5.2.4</text:p>
          </table:table-cell>
          <table:table-cell table:style-name="ce54"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4">
          <table:covered-table-cell table:style-name="ce24"/>
          <table:table-cell table:style-name="ce51" office:value-type="string" calcext:value-type="string">
            <text:p>V5.2.5</text:p>
          </table:table-cell>
          <table:table-cell table:style-name="ce54"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7">
          <table:covered-table-cell table:style-name="ce24"/>
          <table:table-cell table:style-name="ce51" office:value-type="string" calcext:value-type="string">
            <text:p>V5.2.6</text:p>
          </table:table-cell>
          <table:table-cell table:style-name="ce54" office:value-type="string" calcext:value-type="string">
            <text:p>Verify that the application rejects uploaded images with a pixel size larger than the maximum allowed, to prevent pixel flood attacks.</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5">
          <table:table-cell table:style-name="ce23" office:value-type="string" calcext:value-type="string" table:number-columns-spanned="1" table:number-rows-spanned="3">
            <text:p>File Storage</text:p>
          </table:table-cell>
          <table:table-cell table:style-name="ce50" office:value-type="string" calcext:value-type="string">
            <text:p>V5.3.1</text:p>
          </table:table-cell>
          <table:table-cell table:style-name="ce53" office:value-type="string" calcext:value-type="string">
            <text:p>Verify that files uploaded or generated by untrusted input and stored in a public folder, are not executed as server-side program code when accessed directly with an HTTP request.</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8">
          <table:covered-table-cell table:style-name="ce24"/>
          <table:table-cell table:style-name="ce50" office:value-type="string" calcext:value-type="string">
            <text:p>V5.3.2</text:p>
          </table:table-cell>
          <table:table-cell table:style-name="ce53"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50" office:value-type="float" office:value="1" calcext:value-type="float">
            <text:p>1</text:p>
          </table:table-cell>
          <table:table-cell table:style-name="ce56" table:content-validation-name="val4"/>
          <table:table-cell/>
          <table:table-cell table:style-name="ce25" table:number-columns-repeated="16378"/>
        </table:table-row>
        <table:table-row table:style-name="ro5">
          <table:covered-table-cell table:style-name="ce24"/>
          <table:table-cell table:style-name="ce51" office:value-type="string" calcext:value-type="string">
            <text:p>V5.3.3</text:p>
          </table:table-cell>
          <table:table-cell table:style-name="ce54" office:value-type="string" calcext:value-type="string">
            <text:p>Verify that server-side file processing, such as file decompression, ignores user-provided path information to prevent vulnerabilities such as zip slip.</text:p>
          </table:table-cell>
          <table:table-cell table:style-name="ce51" office:value-type="float" office:value="3" calcext:value-type="float">
            <text:p>3</text:p>
          </table:table-cell>
          <table:table-cell table:style-name="ce57" table:content-validation-name="val4"/>
          <table:table-cell/>
          <table:table-cell table:style-name="ce25" table:number-columns-repeated="16378"/>
        </table:table-row>
        <table:table-row table:style-name="ro4">
          <table:table-cell table:style-name="ce23" office:value-type="string" calcext:value-type="string" table:number-columns-spanned="1" table:number-rows-spanned="3">
            <text:p>File Download</text:p>
          </table:table-cell>
          <table:table-cell table:style-name="ce49" office:value-type="string" calcext:value-type="string">
            <text:p>V5.4.1</text:p>
          </table:table-cell>
          <table:table-cell table:style-name="ce52"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5">
          <table:covered-table-cell table:style-name="ce24"/>
          <table:table-cell table:style-name="ce49" office:value-type="string" calcext:value-type="string">
            <text:p>V5.4.2</text:p>
          </table:table-cell>
          <table:table-cell table:style-name="ce52"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7">
          <table:covered-table-cell table:style-name="ce24"/>
          <table:table-cell table:style-name="ce49" office:value-type="string" calcext:value-type="string">
            <text:p>V5.4.3</text:p>
          </table:table-cell>
          <table:table-cell table:style-name="ce52" office:value-type="string" calcext:value-type="string">
            <text:p>Verify that files obtained from untrusted sources are scanned by antivirus scanners to prevent serving of known malicious content.</text:p>
          </table:table-cell>
          <table:table-cell table:style-name="ce49" office:value-type="float" office:value="2" calcext:value-type="float">
            <text:p>2</text:p>
          </table:table-cell>
          <table:table-cell table:style-name="ce55" table:content-validation-name="val4"/>
          <table:table-cell/>
          <table:table-cell table:style-name="ce25" table:number-columns-repeated="16378"/>
        </table:table-row>
        <table:table-row table:style-name="ro2" table:number-rows-repeated="18">
          <table:table-cell table:style-name="ce15"/>
          <table:table-cell table:style-name="ce24"/>
          <table:table-cell table:style-name="ce45"/>
          <table:table-cell table:style-name="ce24" table:number-columns-repeated="2"/>
          <table:table-cell/>
          <table:table-cell table:style-name="ce25" table:number-columns-repeated="16378"/>
        </table:table-row>
        <table:table-row table:style-name="ro3" table:number-rows-repeated="2">
          <table:table-cell table:style-name="ce31"/>
          <table:table-cell table:number-columns-repeated="5"/>
          <table:table-cell table:style-name="ce25" table:number-columns-repeated="16378"/>
        </table:table-row>
        <table:table-row table:style-name="ro3" table:number-rows-repeated="18">
          <table:table-cell table:number-columns-repeated="6"/>
          <table:table-cell table:style-name="ce25" table:number-columns-repeated="16378"/>
        </table:table-row>
        <table:table-row table:style-name="ro2" table:number-rows-repeated="1048523">
          <table:table-cell table:number-columns-repeated="6"/>
          <table:table-cell table:style-name="ce25" table:number-columns-repeated="16378"/>
        </table:table-row>
        <table:table-row table:style-name="ro2">
          <table:table-cell table:number-columns-repeated="6"/>
          <table:table-cell table:style-name="ce25" table:number-columns-repeated="16378"/>
        </table:table-row>
        <calcext:conditional-formats>
          <calcext:conditional-format calcext:target-range-address="'V5. File Handling'.B11:'V5. File Handling'.E11 'V5. File Handling'.B6:'V5. File Handling'.E8"/>
          <calcext:conditional-format calcext:target-range-address="'V5. File Handling'.B9:'V5. File Handling'.E10 'V5. File Handling'.B3:'V5. File Handling'.E4"/>
          <calcext:conditional-format calcext:target-range-address="'V5. File Handling'.B2:'V5. File Handling'.E14">
            <calcext:condition calcext:apply-style-name="ExtConditionalStyle_2 6" calcext:value="formula-is(INDEX([$STATISTICS.$I$4:$STATISTICS.$K$4]; [.$D2])=&quot;FALSE&quot;)" calcext:base-cell-address="'V5. File Handling'.B2"/>
          </calcext:conditional-format>
        </calcext:conditional-formats>
      </table:table>
      <table:table table:name="V6. Authentication" table:style-name="ta7">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3">
            <text:p>Authentication Documentation</text:p>
          </table:table-cell>
          <table:table-cell table:style-name="ce59" office:value-type="string" calcext:value-type="string">
            <text:p>V6.1.1</text:p>
          </table:table-cell>
          <table:table-cell table:style-name="ce62"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60" office:value-type="string" calcext:value-type="string">
            <text:p>V6.1.2</text:p>
          </table:table-cell>
          <table:table-cell table:style-name="ce63"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1.3</text:p>
          </table:table-cell>
          <table:table-cell table:style-name="ce63"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table-cell table:style-name="ce23" office:value-type="string" calcext:value-type="string" table:number-columns-spanned="1" table:number-rows-spanned="12">
            <text:p>Password Security</text:p>
          </table:table-cell>
          <table:table-cell table:style-name="ce59" office:value-type="string" calcext:value-type="string">
            <text:p>V6.2.1</text:p>
          </table:table-cell>
          <table:table-cell table:style-name="ce62" office:value-type="string" calcext:value-type="string">
            <text:p>Verify that user set passwords are at least 8 characters in length although a minimum of 15 characters is strongly recommend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2">
          <table:covered-table-cell table:style-name="ce24"/>
          <table:table-cell table:style-name="ce59" office:value-type="string" calcext:value-type="string">
            <text:p>V6.2.2</text:p>
          </table:table-cell>
          <table:table-cell table:style-name="ce62" office:value-type="string" calcext:value-type="string">
            <text:p>Verify that users can change their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2.3</text:p>
          </table:table-cell>
          <table:table-cell table:style-name="ce62" office:value-type="string" calcext:value-type="string">
            <text:p>Verify that password change functionality requires the user's current and new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59" office:value-type="string" calcext:value-type="string">
            <text:p>V6.2.4</text:p>
          </table:table-cell>
          <table:table-cell table:style-name="ce62"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4">
          <table:covered-table-cell table:style-name="ce24"/>
          <table:table-cell table:style-name="ce59" office:value-type="string" calcext:value-type="string">
            <text:p>V6.2.5</text:p>
          </table:table-cell>
          <table:table-cell table:style-name="ce62"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59" office:value-type="string" calcext:value-type="string">
            <text:p>V6.2.6</text:p>
          </table:table-cell>
          <table:table-cell table:style-name="ce62"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2.7</text:p>
          </table:table-cell>
          <table:table-cell table:style-name="ce62" office:value-type="string" calcext:value-type="string">
            <text:p>Verify that "paste" functionality, browser password helpers, and external password managers are permitt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59" office:value-type="string" calcext:value-type="string">
            <text:p>V6.2.8</text:p>
          </table:table-cell>
          <table:table-cell table:style-name="ce62" office:value-type="string" calcext:value-type="string">
            <text:p>Verify that the application verifies the user's password exactly as received from the user, without any modifications such as truncation or case transformation.</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2">
          <table:covered-table-cell table:style-name="ce24"/>
          <table:table-cell table:style-name="ce60" office:value-type="string" calcext:value-type="string">
            <text:p>V6.2.9</text:p>
          </table:table-cell>
          <table:table-cell table:style-name="ce63" office:value-type="string" calcext:value-type="string">
            <text:p>Verify that passwords of at least 64 characters are permitted.</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2.10</text:p>
          </table:table-cell>
          <table:table-cell table:style-name="ce63" office:value-type="string" calcext:value-type="string">
            <text:p>Verify that a user's password stays valid until it is discovered to be compromised or the user rotates it. The application must not require periodic credential rotation.</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0" office:value-type="string" calcext:value-type="string">
            <text:p>V6.2.11</text:p>
          </table:table-cell>
          <table:table-cell table:style-name="ce63" office:value-type="string" calcext:value-type="string">
            <text:p>Verify that the documented list of context specific words is used to prevent easy to guess passwords being created.</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2.12</text:p>
          </table:table-cell>
          <table:table-cell table:style-name="ce63" office:value-type="string" calcext:value-type="string">
            <text:p>Verify that passwords submitted during account registration or password changes are checked against a set of breached password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table-cell table:style-name="ce23" office:value-type="string" calcext:value-type="string" table:number-columns-spanned="1" table:number-rows-spanned="8">
            <text:p>General Authentication Security</text:p>
          </table:table-cell>
          <table:table-cell table:style-name="ce59" office:value-type="string" calcext:value-type="string">
            <text:p>V6.3.1</text:p>
          </table:table-cell>
          <table:table-cell table:style-name="ce62" office:value-type="string" calcext:value-type="string">
            <text:p>Verify that controls to prevent attacks such as credential stuffing and password brute force are implemented according to the application's security documentation.</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3.2</text:p>
          </table:table-cell>
          <table:table-cell table:style-name="ce62" office:value-type="string" calcext:value-type="string">
            <text:p>Verify that default user accounts (e.g., "root", "admin", or "sa") are not present in the application or are disable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12">
          <table:covered-table-cell table:style-name="ce24"/>
          <table:table-cell table:style-name="ce60" office:value-type="string" calcext:value-type="string">
            <text:p>V6.3.3</text:p>
          </table:table-cell>
          <table:table-cell table:style-name="ce63"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3.4</text:p>
          </table:table-cell>
          <table:table-cell table:style-name="ce63"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0">
          <table:covered-table-cell table:style-name="ce24"/>
          <table:table-cell table:style-name="ce61" office:value-type="string" calcext:value-type="string">
            <text:p>V6.3.5</text:p>
          </table:table-cell>
          <table:table-cell table:style-name="ce64"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7">
          <table:covered-table-cell table:style-name="ce24"/>
          <table:table-cell table:style-name="ce61" office:value-type="string" calcext:value-type="string">
            <text:p>V6.3.6</text:p>
          </table:table-cell>
          <table:table-cell table:style-name="ce64" office:value-type="string" calcext:value-type="string">
            <text:p>Verify that email is not used as either a single-factor or multi-factor authentication mechanism.</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3.7</text:p>
          </table:table-cell>
          <table:table-cell table:style-name="ce64" office:value-type="string" calcext:value-type="string">
            <text:p>Verify that users are notified after updates to authentication details, such as credential resets or modification of the username or email addres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4">
          <table:covered-table-cell table:style-name="ce24"/>
          <table:table-cell table:style-name="ce61" office:value-type="string" calcext:value-type="string">
            <text:p>V6.3.8</text:p>
          </table:table-cell>
          <table:table-cell table:style-name="ce64"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6">
          <table:table-cell table:style-name="ce23" office:value-type="string" calcext:value-type="string" table:number-columns-spanned="1" table:number-rows-spanned="6">
            <text:p>Authentication Factor Lifecycle and Recovery</text:p>
          </table:table-cell>
          <table:table-cell table:style-name="ce59" office:value-type="string" calcext:value-type="string">
            <text:p>V6.4.1</text:p>
          </table:table-cell>
          <table:table-cell table:style-name="ce62"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7">
          <table:covered-table-cell table:style-name="ce24"/>
          <table:table-cell table:style-name="ce59" office:value-type="string" calcext:value-type="string">
            <text:p>V6.4.2</text:p>
          </table:table-cell>
          <table:table-cell table:style-name="ce62" office:value-type="string" calcext:value-type="string">
            <text:p>Verify that password hints or knowledge-based authentication (so-called "secret questions") are not present.</text:p>
          </table:table-cell>
          <table:table-cell table:style-name="ce59" office:value-type="float" office:value="1" calcext:value-type="float">
            <text:p>1</text:p>
          </table:table-cell>
          <table:table-cell table:style-name="ce65" table:content-validation-name="val5"/>
          <table:table-cell table:style-name="ce24" table:number-columns-repeated="16379"/>
        </table:table-row>
        <table:table-row table:style-name="ro5">
          <table:covered-table-cell table:style-name="ce24"/>
          <table:table-cell table:style-name="ce60" office:value-type="string" calcext:value-type="string">
            <text:p>V6.4.3</text:p>
          </table:table-cell>
          <table:table-cell table:style-name="ce63" office:value-type="string" calcext:value-type="string">
            <text:p>Verify that a secure process for resetting a forgotten password is implemented, that does not bypass any enabled multi-factor authentication mechanism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4.4</text:p>
          </table:table-cell>
          <table:table-cell table:style-name="ce63" office:value-type="string" calcext:value-type="string">
            <text:p>Verify that if a multi-factor authentication factor is lost, evidence of identity proofing is performed at the same level as during enrollment.</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1" office:value-type="string" calcext:value-type="string">
            <text:p>V6.4.5</text:p>
          </table:table-cell>
          <table:table-cell table:style-name="ce64"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4">
          <table:covered-table-cell table:style-name="ce24"/>
          <table:table-cell table:style-name="ce61" office:value-type="string" calcext:value-type="string">
            <text:p>V6.4.6</text:p>
          </table:table-cell>
          <table:table-cell table:style-name="ce64"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table-cell table:style-name="ce23" office:value-type="string" calcext:value-type="string" table:number-columns-spanned="1" table:number-rows-spanned="8">
            <text:p>General Multi-factor authentication requirements</text:p>
          </table:table-cell>
          <table:table-cell table:style-name="ce60" office:value-type="string" calcext:value-type="string">
            <text:p>V6.5.1</text:p>
          </table:table-cell>
          <table:table-cell table:style-name="ce63" office:value-type="string" calcext:value-type="string">
            <text:p>Verify that lookup secrets, out-of-band authentication requests or codes, and time-based one-time passwords (TOTPs) are only successfully usable onc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0">
          <table:covered-table-cell table:style-name="ce24"/>
          <table:table-cell table:style-name="ce60" office:value-type="string" calcext:value-type="string">
            <text:p>V6.5.2</text:p>
          </table:table-cell>
          <table:table-cell table:style-name="ce63"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5.3</text:p>
          </table:table-cell>
          <table:table-cell table:style-name="ce63"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5.4</text:p>
          </table:table-cell>
          <table:table-cell table:style-name="ce63" office:value-type="string" calcext:value-type="string">
            <text:p>Verify that lookup secrets and out-of-band authentication codes have a minimum of 20 bits of entropy (typically 4 random alphanumeric characters or 6 random digits is sufficient).</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5.5</text:p>
          </table:table-cell>
          <table:table-cell table:style-name="ce63"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1" office:value-type="string" calcext:value-type="string">
            <text:p>V6.5.6</text:p>
          </table:table-cell>
          <table:table-cell table:style-name="ce64" office:value-type="string" calcext:value-type="string">
            <text:p>Verify that any authentication factor (including physical devices) can be revoked in case of theft or other loss.</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5.7</text:p>
          </table:table-cell>
          <table:table-cell table:style-name="ce64" office:value-type="string" calcext:value-type="string">
            <text:p>Verify that biometric authentication mechanisms are only used as secondary factors together with either something you have or something you know.</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5.8</text:p>
          </table:table-cell>
          <table:table-cell table:style-name="ce64" office:value-type="string" calcext:value-type="string">
            <text:p>Verify that time-based one-time passwords (TOTPs) are checked based on a time source from a trusted service and not from an untrusted or client provided time.</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8">
          <table:table-cell table:style-name="ce23" office:value-type="string" calcext:value-type="string" table:number-columns-spanned="1" table:number-rows-spanned="4">
            <text:p>Out-of-Band authentication mechanisms</text:p>
          </table:table-cell>
          <table:table-cell table:style-name="ce60" office:value-type="string" calcext:value-type="string">
            <text:p>V6.6.1</text:p>
          </table:table-cell>
          <table:table-cell table:style-name="ce63"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6.2</text:p>
          </table:table-cell>
          <table:table-cell table:style-name="ce63"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0" office:value-type="string" calcext:value-type="string">
            <text:p>V6.6.3</text:p>
          </table:table-cell>
          <table:table-cell table:style-name="ce63"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5">
          <table:covered-table-cell table:style-name="ce24"/>
          <table:table-cell table:style-name="ce61" office:value-type="string" calcext:value-type="string">
            <text:p>V6.6.4</text:p>
          </table:table-cell>
          <table:table-cell table:style-name="ce64" office:value-type="string" calcext:value-type="string">
            <text:p>Verify that, where push notifications are used for multi-factor authentication, rate limiting is used to prevent push bombing attacks. Number matching may also mitigate this risk.</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table-cell table:style-name="ce23" office:value-type="string" calcext:value-type="string" table:number-columns-spanned="1" table:number-rows-spanned="2">
            <text:p>Cryptographic authentication mechanism</text:p>
          </table:table-cell>
          <table:table-cell table:style-name="ce61" office:value-type="string" calcext:value-type="string">
            <text:p>V6.7.1</text:p>
          </table:table-cell>
          <table:table-cell table:style-name="ce64" office:value-type="string" calcext:value-type="string">
            <text:p>Verify that the certificates used to verify cryptographic authentication assertions are stored in a way protects them from modification.</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5">
          <table:covered-table-cell table:style-name="ce24"/>
          <table:table-cell table:style-name="ce61" office:value-type="string" calcext:value-type="string">
            <text:p>V6.7.2</text:p>
          </table:table-cell>
          <table:table-cell table:style-name="ce64" office:value-type="string" calcext:value-type="string">
            <text:p>Verify that the challenge nonce is at least 64 bits in length, and statistically unique or unique over the lifetime of the cryptographic device.</text:p>
          </table:table-cell>
          <table:table-cell table:style-name="ce61" office:value-type="float" office:value="3" calcext:value-type="float">
            <text:p>3</text:p>
          </table:table-cell>
          <table:table-cell table:style-name="ce67" table:content-validation-name="val5"/>
          <table:table-cell table:style-name="ce24" table:number-columns-repeated="16379"/>
        </table:table-row>
        <table:table-row table:style-name="ro10">
          <table:table-cell table:style-name="ce23" office:value-type="string" calcext:value-type="string" table:number-columns-spanned="1" table:number-rows-spanned="4">
            <text:p>Authentication with an Identity Provider</text:p>
          </table:table-cell>
          <table:table-cell table:style-name="ce60" office:value-type="string" calcext:value-type="string">
            <text:p>V6.8.1</text:p>
          </table:table-cell>
          <table:table-cell table:style-name="ce63"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4">
          <table:covered-table-cell table:style-name="ce24"/>
          <table:table-cell table:style-name="ce60" office:value-type="string" calcext:value-type="string">
            <text:p>V6.8.2</text:p>
          </table:table-cell>
          <table:table-cell table:style-name="ce63"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7">
          <table:covered-table-cell table:style-name="ce24"/>
          <table:table-cell table:style-name="ce60" office:value-type="string" calcext:value-type="string">
            <text:p>V6.8.3</text:p>
          </table:table-cell>
          <table:table-cell table:style-name="ce63" office:value-type="string" calcext:value-type="string">
            <text:p>Verify that SAML assertions are uniquely processed and used only once within the validity period to prevent replay attacks.</text:p>
          </table:table-cell>
          <table:table-cell table:style-name="ce60" office:value-type="float" office:value="2" calcext:value-type="float">
            <text:p>2</text:p>
          </table:table-cell>
          <table:table-cell table:style-name="ce66" table:content-validation-name="val5"/>
          <table:table-cell table:style-name="ce24" table:number-columns-repeated="16379"/>
        </table:table-row>
        <table:table-row table:style-name="ro12">
          <table:covered-table-cell table:style-name="ce24"/>
          <table:table-cell table:style-name="ce60" office:value-type="string" calcext:value-type="string">
            <text:p>V6.8.4</text:p>
          </table:table-cell>
          <table:table-cell table:style-name="ce63"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60" office:value-type="float" office:value="2" calcext:value-type="float">
            <text:p>2</text:p>
          </table:table-cell>
          <table:table-cell table:style-name="ce66" table:content-validation-name="val5"/>
          <table:table-cell table:style-name="ce24"/>
          <table:table-cell table:style-name="ce58" table:number-columns-repeated="16378"/>
        </table:table-row>
        <table:table-row table:style-name="ro2" table:number-rows-repeated="104852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6. Authentication'.B21:'V6. Authentication'.E24 'V6. Authentication'.B29:'V6. Authentication'.E30 'V6. Authentication'.B36:'V6. Authentication'.E38 'V6. Authentication'.B42:'V6. Authentication'.E44"/>
          <calcext:conditional-format calcext:target-range-address="'V6. Authentication'.B45:'V6. Authentication'.E48 'V6. Authentication'.B39:'V6. Authentication'.E41 'V6. Authentication'.B31:'V6. Authentication'.E35 'V6. Authentication'.B27:'V6. Authentication'.E28 'V6. Authentication'.B19:'V6. Authentication'.E20 'V6. Authentication'.B13:'V6. Authentication'.E16 'V6. Authentication'.B3:'V6. Authentication'.E4"/>
          <calcext:conditional-format calcext:target-range-address="'V6. Authentication'.B2:'V6. Authentication'.E48">
            <calcext:condition calcext:apply-style-name="ExtConditionalStyle_3 2" calcext:value="formula-is(INDEX([$STATISTICS.$I$4:$STATISTICS.$K$4]; [.$D2])=&quot;FALSE&quot;)" calcext:base-cell-address="'V6. Authentication'.B2"/>
          </calcext:conditional-format>
        </calcext:conditional-formats>
      </table:table>
      <table:table table:name="V7. Session Management" table:style-name="ta8">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3">
            <text:p>Session Management Documentation</text:p>
          </table:table-cell>
          <table:table-cell table:style-name="ce70" office:value-type="string" calcext:value-type="string">
            <text:p>V7.1.1</text:p>
          </table:table-cell>
          <table:table-cell table:style-name="ce73"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4">
          <table:covered-table-cell table:style-name="ce24"/>
          <table:table-cell table:style-name="ce70" office:value-type="string" calcext:value-type="string">
            <text:p>V7.1.2</text:p>
          </table:table-cell>
          <table:table-cell table:style-name="ce73"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6">
          <table:covered-table-cell table:style-name="ce24"/>
          <table:table-cell table:style-name="ce70" office:value-type="string" calcext:value-type="string">
            <text:p>V7.1.3</text:p>
          </table:table-cell>
          <table:table-cell table:style-name="ce73"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table-cell table:style-name="ce23" office:value-type="string" calcext:value-type="string" table:number-columns-spanned="1" table:number-rows-spanned="4">
            <text:p>Fundamental Session Management Security</text:p>
          </table:table-cell>
          <table:table-cell table:style-name="ce71" office:value-type="string" calcext:value-type="string">
            <text:p>V7.2.1</text:p>
          </table:table-cell>
          <table:table-cell table:style-name="ce74" office:value-type="string" calcext:value-type="string">
            <text:p>Verify that the application performs all session token verification using a trusted, backend service.</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2.2</text:p>
          </table:table-cell>
          <table:table-cell table:style-name="ce74" office:value-type="string" calcext:value-type="string">
            <text:p>Verify that the application uses either self-contained or reference tokens that are dynamically generated for session management, i.e. not using static API secrets and keys.</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4">
          <table:covered-table-cell table:style-name="ce24"/>
          <table:table-cell table:style-name="ce71" office:value-type="string" calcext:value-type="string">
            <text:p>V7.2.3</text:p>
          </table:table-cell>
          <table:table-cell table:style-name="ce74"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2.4</text:p>
          </table:table-cell>
          <table:table-cell table:style-name="ce74" office:value-type="string" calcext:value-type="string">
            <text:p>Verify that the application generates a new session token on user authentication, including re-authentication, and terminates the current session token.</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table-cell table:style-name="ce23" office:value-type="string" calcext:value-type="string" table:number-columns-spanned="1" table:number-rows-spanned="2">
            <text:p>Session Timeout</text:p>
          </table:table-cell>
          <table:table-cell table:style-name="ce70" office:value-type="string" calcext:value-type="string">
            <text:p>V7.3.1</text:p>
          </table:table-cell>
          <table:table-cell table:style-name="ce73" office:value-type="string" calcext:value-type="string">
            <text:p>Verify that there is an inactivity timeout such that re-authentication is enforced according to risk analysis and documented security deci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3.2</text:p>
          </table:table-cell>
          <table:table-cell table:style-name="ce73" office:value-type="string" calcext:value-type="string">
            <text:p>Verify that there is an absolute maximum session lifetime such that re-authentication is enforced according to risk analysis and documented security deci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8">
          <table:table-cell table:style-name="ce23" office:value-type="string" calcext:value-type="string" table:number-columns-spanned="1" table:number-rows-spanned="5">
            <text:p>Session Termination</text:p>
          </table:table-cell>
          <table:table-cell table:style-name="ce71" office:value-type="string" calcext:value-type="string">
            <text:p>V7.4.1</text:p>
          </table:table-cell>
          <table:table-cell table:style-name="ce74"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5">
          <table:covered-table-cell table:style-name="ce24"/>
          <table:table-cell table:style-name="ce71" office:value-type="string" calcext:value-type="string">
            <text:p>V7.4.2</text:p>
          </table:table-cell>
          <table:table-cell table:style-name="ce74" office:value-type="string" calcext:value-type="string">
            <text:p>Verify that the application terminates all active sessions when a user account is disabled or deleted (such as an employee leaving the company).</text:p>
          </table:table-cell>
          <table:table-cell table:style-name="ce71" office:value-type="float" office:value="1" calcext:value-type="float">
            <text:p>1</text:p>
          </table:table-cell>
          <table:table-cell table:style-name="ce77" table:content-validation-name="val6"/>
          <table:table-cell table:style-name="ce24" table:number-columns-repeated="16379"/>
        </table:table-row>
        <table:table-row table:style-name="ro4">
          <table:covered-table-cell table:style-name="ce24"/>
          <table:table-cell table:style-name="ce70" office:value-type="string" calcext:value-type="string">
            <text:p>V7.4.3</text:p>
          </table:table-cell>
          <table:table-cell table:style-name="ce73"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covered-table-cell table:style-name="ce24"/>
          <table:table-cell table:style-name="ce70" office:value-type="string" calcext:value-type="string">
            <text:p>V7.4.4</text:p>
          </table:table-cell>
          <table:table-cell table:style-name="ce73" office:value-type="string" calcext:value-type="string">
            <text:p>Verify that all pages that require authentication have easy and visible access to logout functionality.</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7">
          <table:covered-table-cell table:style-name="ce24"/>
          <table:table-cell table:style-name="ce70" office:value-type="string" calcext:value-type="string">
            <text:p>V7.4.5</text:p>
          </table:table-cell>
          <table:table-cell table:style-name="ce73" office:value-type="string" calcext:value-type="string">
            <text:p>Verify that application administrators are able to terminate active sessions for an individual user or for all user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4">
          <table:table-cell table:style-name="ce23" office:value-type="string" calcext:value-type="string" table:number-columns-spanned="1" table:number-rows-spanned="3">
            <text:p>Defenses Against Session Abuse</text:p>
          </table:table-cell>
          <table:table-cell table:style-name="ce70" office:value-type="string" calcext:value-type="string">
            <text:p>V7.5.1</text:p>
          </table:table-cell>
          <table:table-cell table:style-name="ce73"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5.2</text:p>
          </table:table-cell>
          <table:table-cell table:style-name="ce73" office:value-type="string" calcext:value-type="string">
            <text:p>Verify that users are able to view and (having authenticated again with at least one factor) terminate any or all currently active sessions.</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2" office:value-type="string" calcext:value-type="string">
            <text:p>V7.5.3</text:p>
          </table:table-cell>
          <table:table-cell table:style-name="ce75" office:value-type="string" calcext:value-type="string">
            <text:p>Verify that the application requires further authentication with at least one factor or secondary verification before performing highly sensitive transactions or operations.</text:p>
          </table:table-cell>
          <table:table-cell table:style-name="ce72" office:value-type="float" office:value="3" calcext:value-type="float">
            <text:p>3</text:p>
          </table:table-cell>
          <table:table-cell table:style-name="ce78" table:content-validation-name="val6"/>
          <table:table-cell table:style-name="ce24" table:number-columns-repeated="16379"/>
        </table:table-row>
        <table:table-row table:style-name="ro4">
          <table:table-cell table:style-name="ce23" office:value-type="string" calcext:value-type="string" table:number-columns-spanned="1" table:number-rows-spanned="2">
            <text:p>Federated Re-authentication</text:p>
          </table:table-cell>
          <table:table-cell table:style-name="ce70" office:value-type="string" calcext:value-type="string">
            <text:p>V7.6.1</text:p>
          </table:table-cell>
          <table:table-cell table:style-name="ce73"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5">
          <table:covered-table-cell table:style-name="ce24"/>
          <table:table-cell table:style-name="ce70" office:value-type="string" calcext:value-type="string">
            <text:p>V7.6.2</text:p>
          </table:table-cell>
          <table:table-cell table:style-name="ce73" office:value-type="string" calcext:value-type="string">
            <text:p>Verify that creation of a session requires either the user's consent or an explicit action, preventing the creation of new application sessions without user interaction.</text:p>
          </table:table-cell>
          <table:table-cell table:style-name="ce70" office:value-type="float" office:value="2" calcext:value-type="float">
            <text:p>2</text:p>
          </table:table-cell>
          <table:table-cell table:style-name="ce76" table:content-validation-name="val6"/>
          <table:table-cell table:style-name="ce24" table:number-columns-repeated="16379"/>
        </table:table-row>
        <table:table-row table:style-name="ro2" table:number-rows-repeated="27">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7. Session Management'.B18:'V7. Session Management'.E18"/>
          <calcext:conditional-format calcext:target-range-address="'V7. Session Management'.B5:'V7. Session Management'.E8 'V7. Session Management'.B11:'V7. Session Management'.E12"/>
          <calcext:conditional-format calcext:target-range-address="'V7. Session Management'.B2:'V7. Session Management'.E20">
            <calcext:condition calcext:apply-style-name="ExtConditionalStyle_2 11" calcext:value="formula-is(INDEX([$STATISTICS.$I$4:$STATISTICS.$K$4]; [.$D2])=&quot;FALSE&quot;)" calcext:base-cell-address="'V7. Session Management'.B2"/>
          </calcext:conditional-format>
        </calcext:conditional-formats>
      </table:table>
      <table:table table:name="V8. Authorization" table:style-name="ta9">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4">
            <text:p>Authorization Documentation</text:p>
          </table:table-cell>
          <table:table-cell table:style-name="ce79" office:value-type="string" calcext:value-type="string">
            <text:p>V8.1.1</text:p>
          </table:table-cell>
          <table:table-cell table:style-name="ce82" office:value-type="string" calcext:value-type="string">
            <text:p>Verify that authorization documentation defines rules for restricting function-level and data-specific access based on consumer permissions and resource attributes.</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6">
          <table:covered-table-cell table:style-name="ce24"/>
          <table:table-cell table:style-name="ce80" office:value-type="string" calcext:value-type="string">
            <text:p>V8.1.2</text:p>
          </table:table-cell>
          <table:table-cell table:style-name="ce83"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6">
          <table:covered-table-cell table:style-name="ce24"/>
          <table:table-cell table:style-name="ce81" office:value-type="string" calcext:value-type="string">
            <text:p>V8.1.3</text:p>
          </table:table-cell>
          <table:table-cell table:style-name="ce84"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10">
          <table:covered-table-cell table:style-name="ce24"/>
          <table:table-cell table:style-name="ce81" office:value-type="string" calcext:value-type="string">
            <text:p>V8.1.4</text:p>
          </table:table-cell>
          <table:table-cell table:style-name="ce84"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7">
          <table:table-cell table:style-name="ce23" office:value-type="string" calcext:value-type="string" table:number-columns-spanned="1" table:number-rows-spanned="4">
            <text:p>General Authorization Design</text:p>
          </table:table-cell>
          <table:table-cell table:style-name="ce79" office:value-type="string" calcext:value-type="string">
            <text:p>V8.2.1</text:p>
          </table:table-cell>
          <table:table-cell table:style-name="ce82" office:value-type="string" calcext:value-type="string">
            <text:p>Verify that the application ensures that function-level access is restricted to consumers with explicit permissions.</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4">
          <table:covered-table-cell table:style-name="ce24"/>
          <table:table-cell table:style-name="ce79" office:value-type="string" calcext:value-type="string">
            <text:p>V8.2.2</text:p>
          </table:table-cell>
          <table:table-cell table:style-name="ce82"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5">
          <table:covered-table-cell table:style-name="ce24"/>
          <table:table-cell table:style-name="ce80" office:value-type="string" calcext:value-type="string">
            <text:p>V8.2.3</text:p>
          </table:table-cell>
          <table:table-cell table:style-name="ce83"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8">
          <table:covered-table-cell table:style-name="ce24"/>
          <table:table-cell table:style-name="ce81" office:value-type="string" calcext:value-type="string">
            <text:p>V8.2.4</text:p>
          </table:table-cell>
          <table:table-cell table:style-name="ce84"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5">
          <table:table-cell table:style-name="ce23" office:value-type="string" calcext:value-type="string" table:number-columns-spanned="1" table:number-rows-spanned="3">
            <text:p>Operation Level Authorization</text:p>
          </table:table-cell>
          <table:table-cell table:style-name="ce79" office:value-type="string" calcext:value-type="string">
            <text:p>V8.3.1</text:p>
          </table:table-cell>
          <table:table-cell table:style-name="ce82"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79" office:value-type="float" office:value="1" calcext:value-type="float">
            <text:p>1</text:p>
          </table:table-cell>
          <table:table-cell table:style-name="ce85" table:content-validation-name="val7"/>
          <table:table-cell table:style-name="ce24" table:number-columns-repeated="16379"/>
        </table:table-row>
        <table:table-row table:style-name="ro8">
          <table:covered-table-cell table:style-name="ce24"/>
          <table:table-cell table:style-name="ce81" office:value-type="string" calcext:value-type="string">
            <text:p>V8.3.2</text:p>
          </table:table-cell>
          <table:table-cell table:style-name="ce84"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9">
          <table:covered-table-cell table:style-name="ce24"/>
          <table:table-cell table:style-name="ce81" office:value-type="string" calcext:value-type="string">
            <text:p>V8.3.3</text:p>
          </table:table-cell>
          <table:table-cell table:style-name="ce84"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5">
          <table:table-cell table:style-name="ce23" office:value-type="string" calcext:value-type="string" table:number-columns-spanned="1" table:number-rows-spanned="2">
            <text:p>Other Authorization Considerations</text:p>
          </table:table-cell>
          <table:table-cell table:style-name="ce80" office:value-type="string" calcext:value-type="string">
            <text:p>V8.4.1</text:p>
          </table:table-cell>
          <table:table-cell table:style-name="ce83" office:value-type="string" calcext:value-type="string">
            <text:p>Verify that multi-tenant applications use cross-tenant controls to ensure consumer operations will never affect tenants with which they do not have permissions to interact.</text:p>
          </table:table-cell>
          <table:table-cell table:style-name="ce80" office:value-type="float" office:value="2" calcext:value-type="float">
            <text:p>2</text:p>
          </table:table-cell>
          <table:table-cell table:style-name="ce86" table:content-validation-name="val7"/>
          <table:table-cell table:style-name="ce24" table:number-columns-repeated="16379"/>
        </table:table-row>
        <table:table-row table:style-name="ro10">
          <table:covered-table-cell table:style-name="ce24"/>
          <table:table-cell table:style-name="ce81" office:value-type="string" calcext:value-type="string">
            <text:p>V8.4.2</text:p>
          </table:table-cell>
          <table:table-cell table:style-name="ce84"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81" office:value-type="float" office:value="3" calcext:value-type="float">
            <text:p>3</text:p>
          </table:table-cell>
          <table:table-cell table:style-name="ce87" table:content-validation-name="val7"/>
          <table:table-cell table:style-name="ce24" table:number-columns-repeated="16379"/>
        </table:table-row>
        <table:table-row table:style-name="ro2" table:number-rows-repeated="33">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8. Authorization'.B13:'V8. Authorization'.E13 'V8. Authorization'.B8:'V8. Authorization'.E8 'V8. Authorization'.B3:'V8. Authorization'.E3"/>
          <calcext:conditional-format calcext:target-range-address="'V8. Authorization'.B2:'V8. Authorization'.E2 'V8. Authorization'.B6:'V8. Authorization'.E7 'V8. Authorization'.B10:'V8. Authorization'.E10"/>
          <calcext:conditional-format calcext:target-range-address="'V8. Authorization'.B2:'V8. Authorization'.E14">
            <calcext:condition calcext:apply-style-name="ExtConditionalStyle_1 7" calcext:value="formula-is(INDEX([$STATISTICS.$I$4:$STATISTICS.$K$4]; [#REF!])=&quot;FALSE&quot;)" calcext:base-cell-address="'V8. Authorization'.B2"/>
          </calcext:conditional-format>
        </calcext:conditional-formats>
      </table:table>
      <table:table table:name="V9. Self-contained Tokens" table:style-name="ta10">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3">
            <text:p>Token source and integrity</text:p>
          </table:table-cell>
          <table:table-cell table:style-name="ce88" office:value-type="string" calcext:value-type="string">
            <text:p>V9.1.1</text:p>
          </table:table-cell>
          <table:table-cell table:style-name="ce90" office:value-type="string" calcext:value-type="string">
            <text:p>Verify that self-contained tokens are validated using their digital signature or MAC to protect against tampering before accepting the token's contents.</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10">
          <table:covered-table-cell table:style-name="ce24"/>
          <table:table-cell table:style-name="ce88" office:value-type="string" calcext:value-type="string">
            <text:p>V9.1.2</text:p>
          </table:table-cell>
          <table:table-cell table:style-name="ce90"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6">
          <table:covered-table-cell table:style-name="ce24"/>
          <table:table-cell table:style-name="ce88" office:value-type="string" calcext:value-type="string">
            <text:p>V9.1.3</text:p>
          </table:table-cell>
          <table:table-cell table:style-name="ce90"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Token content</text:p>
          </table:table-cell>
          <table:table-cell table:style-name="ce88" office:value-type="string" calcext:value-type="string">
            <text:p>V9.2.1</text:p>
          </table:table-cell>
          <table:table-cell table:style-name="ce90"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88" office:value-type="float" office:value="1" calcext:value-type="float">
            <text:p>1</text:p>
          </table:table-cell>
          <table:table-cell table:style-name="ce92" table:content-validation-name="val8"/>
          <table:table-cell table:style-name="ce24" table:number-columns-repeated="16379"/>
        </table:table-row>
        <table:table-row table:style-name="ro6">
          <table:covered-table-cell table:style-name="ce24"/>
          <table:table-cell table:style-name="ce89" office:value-type="string" calcext:value-type="string">
            <text:p>V9.2.2</text:p>
          </table:table-cell>
          <table:table-cell table:style-name="ce91"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4">
          <table:covered-table-cell table:style-name="ce24"/>
          <table:table-cell table:style-name="ce89" office:value-type="string" calcext:value-type="string">
            <text:p>V9.2.3</text:p>
          </table:table-cell>
          <table:table-cell table:style-name="ce91"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8">
          <table:covered-table-cell table:style-name="ce24"/>
          <table:table-cell table:style-name="ce89" office:value-type="string" calcext:value-type="string">
            <text:p>V9.2.4</text:p>
          </table:table-cell>
          <table:table-cell table:style-name="ce91"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89" office:value-type="float" office:value="2" calcext:value-type="float">
            <text:p>2</text:p>
          </table:table-cell>
          <table:table-cell table:style-name="ce93" table:content-validation-name="val8"/>
          <table:table-cell table:style-name="ce24" table:number-columns-repeated="16379"/>
        </table:table-row>
        <table:table-row table:style-name="ro2" table:number-rows-repeated="39">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9. Self-contained Tokens'.B6:'V9. Self-contained Tokens'.E8"/>
          <calcext:conditional-format calcext:target-range-address="'V9. Self-contained Tokens'.B2:'V9. Self-contained Tokens'.E8">
            <calcext:condition calcext:apply-style-name="ExtConditionalStyle_2 9" calcext:value="formula-is(INDEX([$STATISTICS.$I$4:$STATISTICS.$K$4]; [.$D2])=&quot;FALSE&quot;)" calcext:base-cell-address="'V9. Self-contained Tokens'.B2"/>
          </calcext:conditional-format>
        </calcext:conditional-formats>
      </table:table>
      <table:table table:name="V10. OAuth and OIDC" table:style-name="ta11">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2">
            <text:p>Generic OAuth and OIDC Security</text:p>
          </table:table-cell>
          <table:table-cell table:style-name="ce94" office:value-type="string" calcext:value-type="string">
            <text:p>V10.1.1</text:p>
          </table:table-cell>
          <table:table-cell table:style-name="ce97"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9">
          <table:covered-table-cell table:style-name="ce24"/>
          <table:table-cell table:style-name="ce94" office:value-type="string" calcext:value-type="string">
            <text:p>V10.1.2</text:p>
          </table:table-cell>
          <table:table-cell table:style-name="ce97"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table-cell table:style-name="ce23" office:value-type="string" calcext:value-type="string" table:number-columns-spanned="1" table:number-rows-spanned="3">
            <text:p>OAuth Client</text:p>
          </table:table-cell>
          <table:table-cell table:style-name="ce94" office:value-type="string" calcext:value-type="string">
            <text:p>V10.2.1</text:p>
          </table:table-cell>
          <table:table-cell table:style-name="ce97"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2.2</text:p>
          </table:table-cell>
          <table:table-cell table:style-name="ce97"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5" office:value-type="string" calcext:value-type="string">
            <text:p>V10.2.3</text:p>
          </table:table-cell>
          <table:table-cell table:style-name="ce98" office:value-type="string" calcext:value-type="string">
            <text:p>Verify that the OAuth client only requests the required scopes (or other authorization parameters) in requests to the authorization serve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4">
          <table:table-cell table:style-name="ce23" office:value-type="string" calcext:value-type="string" table:number-columns-spanned="1" table:number-rows-spanned="21">
            <text:p>OAuth Resource Server</text:p>
          </table:table-cell>
          <table:table-cell table:style-name="ce94" office:value-type="string" calcext:value-type="string">
            <text:p>V10.3.1</text:p>
          </table:table-cell>
          <table:table-cell table:style-name="ce97"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3.2</text:p>
          </table:table-cell>
          <table:table-cell table:style-name="ce97"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4" office:value-type="string" calcext:value-type="string">
            <text:p>V10.3.3</text:p>
          </table:table-cell>
          <table:table-cell table:style-name="ce97"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3.4</text:p>
          </table:table-cell>
          <table:table-cell table:style-name="ce97"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5" office:value-type="string" calcext:value-type="string">
            <text:p>V10.3.5</text:p>
          </table:table-cell>
          <table:table-cell table:style-name="ce98"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5">
          <table:covered-table-cell table:style-name="ce24"/>
          <table:table-cell table:style-name="ce96" office:value-type="string" calcext:value-type="string">
            <text:p>V10.4.1</text:p>
          </table:table-cell>
          <table:table-cell table:style-name="ce99" office:value-type="string" calcext:value-type="string">
            <text:p>Verify that the authorization server validates redirect URIs based on a client-specific allowlist of pre-registered URIs using exact string comparison.</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10">
          <table:covered-table-cell table:style-name="ce24"/>
          <table:table-cell table:style-name="ce96" office:value-type="string" calcext:value-type="string">
            <text:p>V10.4.2</text:p>
          </table:table-cell>
          <table:table-cell table:style-name="ce99"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5">
          <table:covered-table-cell table:style-name="ce24"/>
          <table:table-cell table:style-name="ce96" office:value-type="string" calcext:value-type="string">
            <text:p>V10.4.3</text:p>
          </table:table-cell>
          <table:table-cell table:style-name="ce99" office:value-type="string" calcext:value-type="string">
            <text:p>Verify that the authorization code is short-lived. The maximum lifetime can be up to 10 minutes for L1 and L2 applications and up to 1 minute for L3 applications.</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4">
          <table:covered-table-cell table:style-name="ce24"/>
          <table:table-cell table:style-name="ce96" office:value-type="string" calcext:value-type="string">
            <text:p>V10.4.4</text:p>
          </table:table-cell>
          <table:table-cell table:style-name="ce99"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11">
          <table:covered-table-cell table:style-name="ce24"/>
          <table:table-cell table:style-name="ce96" office:value-type="string" calcext:value-type="string">
            <text:p>V10.4.5</text:p>
          </table:table-cell>
          <table:table-cell table:style-name="ce99"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96" office:value-type="float" office:value="1" calcext:value-type="float">
            <text:p>1</text:p>
          </table:table-cell>
          <table:table-cell table:style-name="ce102" table:content-validation-name="val8"/>
          <table:table-cell table:style-name="ce24" table:number-columns-repeated="16379"/>
        </table:table-row>
        <table:table-row table:style-name="ro8">
          <table:covered-table-cell table:style-name="ce24"/>
          <table:table-cell table:style-name="ce94" office:value-type="string" calcext:value-type="string">
            <text:p>V10.4.6</text:p>
          </table:table-cell>
          <table:table-cell table:style-name="ce97"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covered-table-cell table:style-name="ce24"/>
          <table:table-cell table:style-name="ce94" office:value-type="string" calcext:value-type="string">
            <text:p>V10.4.7</text:p>
          </table:table-cell>
          <table:table-cell table:style-name="ce97"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4.8</text:p>
          </table:table-cell>
          <table:table-cell table:style-name="ce97" office:value-type="string" calcext:value-type="string">
            <text:p>Verify that refresh tokens have an absolute expiration, including if sliding refresh token expiration is appli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4.9</text:p>
          </table:table-cell>
          <table:table-cell table:style-name="ce97"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4.10</text:p>
          </table:table-cell>
          <table:table-cell table:style-name="ce97"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4.11</text:p>
          </table:table-cell>
          <table:table-cell table:style-name="ce97" office:value-type="string" calcext:value-type="string">
            <text:p>Verify that the authorization server configuration only assigns the required scopes to the OAuth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6">
          <table:covered-table-cell table:style-name="ce24"/>
          <table:table-cell table:style-name="ce95" office:value-type="string" calcext:value-type="string">
            <text:p>V10.4.12</text:p>
          </table:table-cell>
          <table:table-cell table:style-name="ce98"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7">
          <table:covered-table-cell table:style-name="ce24"/>
          <table:table-cell table:style-name="ce95" office:value-type="string" calcext:value-type="string">
            <text:p>V10.4.13</text:p>
          </table:table-cell>
          <table:table-cell table:style-name="ce98" office:value-type="string" calcext:value-type="string">
            <text:p>Verify that grant type 'code' is always used together with pushed authorization requests (P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4">
          <table:covered-table-cell table:style-name="ce24"/>
          <table:table-cell table:style-name="ce95" office:value-type="string" calcext:value-type="string">
            <text:p>V10.4.14</text:p>
          </table:table-cell>
          <table:table-cell table:style-name="ce98"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10">
          <table:covered-table-cell table:style-name="ce24"/>
          <table:table-cell table:style-name="ce95" office:value-type="string" calcext:value-type="string">
            <text:p>V10.4.15</text:p>
          </table:table-cell>
          <table:table-cell table:style-name="ce98"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6">
          <table:covered-table-cell table:style-name="ce24"/>
          <table:table-cell table:style-name="ce95" office:value-type="string" calcext:value-type="string">
            <text:p>V10.4.16</text:p>
          </table:table-cell>
          <table:table-cell table:style-name="ce98"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95" office:value-type="float" office:value="3" calcext:value-type="float">
            <text:p>3</text:p>
          </table:table-cell>
          <table:table-cell table:style-name="ce101" table:content-validation-name="val8"/>
          <table:table-cell table:style-name="ce24" table:number-columns-repeated="16379"/>
        </table:table-row>
        <table:table-row table:style-name="ro6">
          <table:table-cell table:style-name="ce23" office:value-type="string" calcext:value-type="string" table:number-columns-spanned="1" table:number-rows-spanned="5">
            <text:p>OIDC Client</text:p>
          </table:table-cell>
          <table:table-cell table:style-name="ce94" office:value-type="string" calcext:value-type="string">
            <text:p>V10.5.1</text:p>
          </table:table-cell>
          <table:table-cell table:style-name="ce97"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5.2</text:p>
          </table:table-cell>
          <table:table-cell table:style-name="ce97" office:value-type="string" calcext:value-type="string">
            <text:p>Verify that the client uniquely identifies the user from ID Token claims, usually the 'sub' claim, which cannot be reassigned to other users (for the scope of an identity provid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10">
          <table:covered-table-cell table:style-name="ce24"/>
          <table:table-cell table:style-name="ce94" office:value-type="string" calcext:value-type="string">
            <text:p>V10.5.3</text:p>
          </table:table-cell>
          <table:table-cell table:style-name="ce97"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5">
          <table:covered-table-cell table:style-name="ce24"/>
          <table:table-cell table:style-name="ce94" office:value-type="string" calcext:value-type="string">
            <text:p>V10.5.4</text:p>
          </table:table-cell>
          <table:table-cell table:style-name="ce97"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8">
          <table:covered-table-cell table:style-name="ce24"/>
          <table:table-cell table:style-name="ce94" office:value-type="string" calcext:value-type="string">
            <text:p>V10.5.5</text:p>
          </table:table-cell>
          <table:table-cell table:style-name="ce97"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table-cell table:style-name="ce23" office:value-type="string" calcext:value-type="string" table:number-columns-spanned="1" table:number-rows-spanned="2">
            <text:p>OpenID Provider</text:p>
          </table:table-cell>
          <table:table-cell table:style-name="ce94" office:value-type="string" calcext:value-type="string">
            <text:p>V10.6.1</text:p>
          </table:table-cell>
          <table:table-cell table:style-name="ce97"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covered-table-cell table:style-name="ce24"/>
          <table:table-cell table:style-name="ce94" office:value-type="string" calcext:value-type="string">
            <text:p>V10.6.2</text:p>
          </table:table-cell>
          <table:table-cell table:style-name="ce97"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4">
          <table:table-cell table:style-name="ce23" office:value-type="string" calcext:value-type="string" table:number-columns-spanned="1" table:number-rows-spanned="3">
            <text:p>Consent Management</text:p>
          </table:table-cell>
          <table:table-cell table:style-name="ce94" office:value-type="string" calcext:value-type="string">
            <text:p>V10.7.1</text:p>
          </table:table-cell>
          <table:table-cell table:style-name="ce97"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8">
          <table:covered-table-cell table:style-name="ce24"/>
          <table:table-cell table:style-name="ce94" office:value-type="string" calcext:value-type="string">
            <text:p>V10.7.2</text:p>
          </table:table-cell>
          <table:table-cell table:style-name="ce97"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7">
          <table:covered-table-cell table:style-name="ce24"/>
          <table:table-cell table:style-name="ce94" office:value-type="string" calcext:value-type="string">
            <text:p>V10.7.3</text:p>
          </table:table-cell>
          <table:table-cell table:style-name="ce97" office:value-type="string" calcext:value-type="string">
            <text:p>Verify that the user can review, modify, and revoke consents which the user has granted through the authorization server.</text:p>
          </table:table-cell>
          <table:table-cell table:style-name="ce94" office:value-type="float" office:value="2" calcext:value-type="float">
            <text:p>2</text:p>
          </table:table-cell>
          <table:table-cell table:style-name="ce100" table:content-validation-name="val8"/>
          <table:table-cell table:style-name="ce24" table:number-columns-repeated="16379"/>
        </table:table-row>
        <table:table-row table:style-name="ro2" table:number-rows-repeated="10">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4">
          <table:table-cell table:style-name="ce69"/>
          <table:table-cell table:number-columns-repeated="5"/>
          <table:table-cell table:style-name="ce58" table:number-columns-repeated="16378"/>
        </table:table-row>
        <table:table-row table:style-name="ro2" table:number-rows-repeated="1048523">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0. OAuth and OIDC'.B23:'V10. OAuth and OIDC'.E27 'V10. OAuth and OIDC'.B11:'V10. OAuth and OIDC'.E11 'V10. OAuth and OIDC'.B6:'V10. OAuth and OIDC'.E6"/>
          <calcext:conditional-format calcext:target-range-address="'V10. OAuth and OIDC'.B12:'V10. OAuth and OIDC'.E16"/>
          <calcext:conditional-format calcext:target-range-address="'V10. OAuth and OIDC'.B2:'V10. OAuth and OIDC'.E37">
            <calcext:condition calcext:apply-style-name="ExtConditionalStyle_2 13" calcext:value="formula-is(INDEX([$STATISTICS.$I$4:$STATISTICS.$K$4]; [.$D2])=&quot;FALSE&quot;)" calcext:base-cell-address="'V10. OAuth and OIDC'.B2"/>
          </calcext:conditional-format>
        </calcext:conditional-formats>
      </table:table>
      <table:table table:name="V11. Cryptography" table:style-name="ta12">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10">
          <table:table-cell table:style-name="ce23" office:value-type="string" calcext:value-type="string" table:number-columns-spanned="1" table:number-rows-spanned="4">
            <text:p>Cryptographic Inventory and Documentation</text:p>
          </table:table-cell>
          <table:table-cell table:style-name="ce103" office:value-type="string" calcext:value-type="string">
            <text:p>V11.1.1</text:p>
          </table:table-cell>
          <table:table-cell table:style-name="ce106"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3" office:value-type="string" calcext:value-type="string">
            <text:p>V11.1.2</text:p>
          </table:table-cell>
          <table:table-cell table:style-name="ce106"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5">
          <table:covered-table-cell table:style-name="ce24"/>
          <table:table-cell table:style-name="ce104" office:value-type="string" calcext:value-type="string">
            <text:p>V11.1.3</text:p>
          </table:table-cell>
          <table:table-cell table:style-name="ce107" office:value-type="string" calcext:value-type="string">
            <text:p>Verify that cryptographic discovery mechanisms are employed to identify all instances of cryptography in the system, including encryption, hashing, and signing operation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4">
          <table:covered-table-cell table:style-name="ce24"/>
          <table:table-cell table:style-name="ce104" office:value-type="string" calcext:value-type="string">
            <text:p>V11.1.4</text:p>
          </table:table-cell>
          <table:table-cell table:style-name="ce107"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table-cell table:style-name="ce23" office:value-type="string" calcext:value-type="string" table:number-columns-spanned="1" table:number-rows-spanned="5">
            <text:p>Secure Cryptography Implementation</text:p>
          </table:table-cell>
          <table:table-cell table:style-name="ce103" office:value-type="string" calcext:value-type="string">
            <text:p>V11.2.1</text:p>
          </table:table-cell>
          <table:table-cell table:style-name="ce106" office:value-type="string" calcext:value-type="string">
            <text:p>Verify that industry-validated implementations (including libraries and hardware-accelerated implementations) are used for cryptographic operation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11">
          <table:covered-table-cell table:style-name="ce24"/>
          <table:table-cell table:style-name="ce103" office:value-type="string" calcext:value-type="string">
            <text:p>V11.2.2</text:p>
          </table:table-cell>
          <table:table-cell table:style-name="ce106"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4">
          <table:covered-table-cell table:style-name="ce24"/>
          <table:table-cell table:style-name="ce103" office:value-type="string" calcext:value-type="string">
            <text:p>V11.2.3</text:p>
          </table:table-cell>
          <table:table-cell table:style-name="ce106"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5">
          <table:covered-table-cell table:style-name="ce24"/>
          <table:table-cell table:style-name="ce104" office:value-type="string" calcext:value-type="string">
            <text:p>V11.2.4</text:p>
          </table:table-cell>
          <table:table-cell table:style-name="ce107" office:value-type="string" calcext:value-type="string">
            <text:p>Verify that all cryptographic operations are constant-time, with no 'short-circuit' operations in comparisons, calculations, or returns, to avoid leaking information.</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covered-table-cell table:style-name="ce24"/>
          <table:table-cell table:style-name="ce104" office:value-type="string" calcext:value-type="string">
            <text:p>V11.2.5</text:p>
          </table:table-cell>
          <table:table-cell table:style-name="ce107" office:value-type="string" calcext:value-type="string">
            <text:p>Verify that all cryptographic modules fail securely, and errors are handled in a way that does not enable vulnerabilities, such as Padding Oracle attack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7">
          <table:table-cell table:style-name="ce23" office:value-type="string" calcext:value-type="string" table:number-columns-spanned="1" table:number-rows-spanned="5">
            <text:p>Encryption Algorithms</text:p>
          </table:table-cell>
          <table:table-cell table:style-name="ce105" office:value-type="string" calcext:value-type="string">
            <text:p>V11.3.1</text:p>
          </table:table-cell>
          <table:table-cell table:style-name="ce108" office:value-type="string" calcext:value-type="string">
            <text:p>Verify that insecure block modes (e.g., ECB) and weak padding schemes (e.g., PKCS#1 v1.5) are not used.</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7">
          <table:covered-table-cell table:style-name="ce24"/>
          <table:table-cell table:style-name="ce105" office:value-type="string" calcext:value-type="string">
            <text:p>V11.3.2</text:p>
          </table:table-cell>
          <table:table-cell table:style-name="ce108" office:value-type="string" calcext:value-type="string">
            <text:p>Verify that only approved ciphers and modes such as AES with GCM are used.</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4">
          <table:covered-table-cell table:style-name="ce24"/>
          <table:table-cell table:style-name="ce103" office:value-type="string" calcext:value-type="string">
            <text:p>V11.3.3</text:p>
          </table:table-cell>
          <table:table-cell table:style-name="ce106"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4">
          <table:covered-table-cell table:style-name="ce24"/>
          <table:table-cell table:style-name="ce104" office:value-type="string" calcext:value-type="string">
            <text:p>V11.3.4</text:p>
          </table:table-cell>
          <table:table-cell table:style-name="ce107"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7">
          <table:covered-table-cell table:style-name="ce24"/>
          <table:table-cell table:style-name="ce104" office:value-type="string" calcext:value-type="string">
            <text:p>V11.3.5</text:p>
          </table:table-cell>
          <table:table-cell table:style-name="ce107" office:value-type="string" calcext:value-type="string">
            <text:p>Verify that any combination of an encryption algorithm and a MAC algorithm is operating in encrypt-then-MAC mode.</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4">
          <table:table-cell table:style-name="ce23" office:value-type="string" calcext:value-type="string" table:number-columns-spanned="1" table:number-rows-spanned="4">
            <text:p>Hashing and Hash-based Functions</text:p>
          </table:table-cell>
          <table:table-cell table:style-name="ce105" office:value-type="string" calcext:value-type="string">
            <text:p>V11.4.1</text:p>
          </table:table-cell>
          <table:table-cell table:style-name="ce108"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105" office:value-type="float" office:value="1" calcext:value-type="float">
            <text:p>1</text:p>
          </table:table-cell>
          <table:table-cell table:style-name="ce111" table:content-validation-name="val8"/>
          <table:table-cell table:style-name="ce24" table:number-columns-repeated="16379"/>
        </table:table-row>
        <table:table-row table:style-name="ro10">
          <table:covered-table-cell table:style-name="ce24"/>
          <table:table-cell table:style-name="ce103" office:value-type="string" calcext:value-type="string">
            <text:p>V11.4.2</text:p>
          </table:table-cell>
          <table:table-cell table:style-name="ce106"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10">
          <table:covered-table-cell table:style-name="ce24"/>
          <table:table-cell table:style-name="ce103" office:value-type="string" calcext:value-type="string">
            <text:p>V11.4.3</text:p>
          </table:table-cell>
          <table:table-cell table:style-name="ce106"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3" office:value-type="string" calcext:value-type="string">
            <text:p>V11.4.4</text:p>
          </table:table-cell>
          <table:table-cell table:style-name="ce106"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table-cell table:style-name="ce23" office:value-type="string" calcext:value-type="string" table:number-columns-spanned="1" table:number-rows-spanned="2">
            <text:p>Random Values</text:p>
          </table:table-cell>
          <table:table-cell table:style-name="ce103" office:value-type="string" calcext:value-type="string">
            <text:p>V11.5.1</text:p>
          </table:table-cell>
          <table:table-cell table:style-name="ce106"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7">
          <table:covered-table-cell table:style-name="ce24"/>
          <table:table-cell table:style-name="ce104" office:value-type="string" calcext:value-type="string">
            <text:p>V11.5.2</text:p>
          </table:table-cell>
          <table:table-cell table:style-name="ce107" office:value-type="string" calcext:value-type="string">
            <text:p>Verify that the random number generation mechanism in use is designed to work securely, even under heavy demand.</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6">
          <table:table-cell table:style-name="ce23" office:value-type="string" calcext:value-type="string" table:number-columns-spanned="1" table:number-rows-spanned="2">
            <text:p>Public Key Cryptography</text:p>
          </table:table-cell>
          <table:table-cell table:style-name="ce103" office:value-type="string" calcext:value-type="string">
            <text:p>V11.6.1</text:p>
          </table:table-cell>
          <table:table-cell table:style-name="ce106"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103" office:value-type="float" office:value="2" calcext:value-type="float">
            <text:p>2</text:p>
          </table:table-cell>
          <table:table-cell table:style-name="ce109" table:content-validation-name="val8"/>
          <table:table-cell table:style-name="ce24" table:number-columns-repeated="16379"/>
        </table:table-row>
        <table:table-row table:style-name="ro6">
          <table:covered-table-cell table:style-name="ce24"/>
          <table:table-cell table:style-name="ce104" office:value-type="string" calcext:value-type="string">
            <text:p>V11.6.2</text:p>
          </table:table-cell>
          <table:table-cell table:style-name="ce107"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table-cell table:style-name="ce23" office:value-type="string" calcext:value-type="string" table:number-columns-spanned="1" table:number-rows-spanned="2">
            <text:p>In-Use Data Cryptography</text:p>
          </table:table-cell>
          <table:table-cell table:style-name="ce104" office:value-type="string" calcext:value-type="string">
            <text:p>V11.7.1</text:p>
          </table:table-cell>
          <table:table-cell table:style-name="ce107" office:value-type="string" calcext:value-type="string">
            <text:p>Verify that full memory encryption is in use that protects sensitive data while it is in use, preventing access by unauthorized users or processes.</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5">
          <table:covered-table-cell table:style-name="ce24"/>
          <table:table-cell table:style-name="ce104" office:value-type="string" calcext:value-type="string">
            <text:p>V11.7.2</text:p>
          </table:table-cell>
          <table:table-cell table:style-name="ce107" office:value-type="string" calcext:value-type="string">
            <text:p>Verify that data minimization ensures the minimal amount of data is exposed during processing, and ensure that data is encrypted immediately after use or as soon as feasible.</text:p>
          </table:table-cell>
          <table:table-cell table:style-name="ce104" office:value-type="float" office:value="3" calcext:value-type="float">
            <text:p>3</text:p>
          </table:table-cell>
          <table:table-cell table:style-name="ce110" table:content-validation-name="val8"/>
          <table:table-cell table:style-name="ce24" table:number-columns-repeated="16379"/>
        </table:table-row>
        <table:table-row table:style-name="ro2" table:number-rows-repeated="22">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15">
          <table:table-cell table:style-name="ce69"/>
          <table:table-cell table:number-columns-repeated="5"/>
          <table:table-cell table:style-name="ce58" table:number-columns-repeated="16378"/>
        </table:table-row>
        <table:table-row table:style-name="ro2" table:number-rows-repeated="1048512">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1. Cryptography'.B23:'V11. Cryptography'.E25 'V11. Cryptography'.B21:'V11. Cryptography'.E21 'V11. Cryptography'.B14:'V11. Cryptography'.E15 'V11. Cryptography'.B9:'V11. Cryptography'.E10 'V11. Cryptography'.B4:'V11. Cryptography'.E5"/>
          <calcext:conditional-format calcext:target-range-address="'V11. Cryptography'.B16:'V11. Cryptography'.E16 'V11. Cryptography'.B11:'V11. Cryptography'.E12"/>
          <calcext:conditional-format calcext:target-range-address="'V11. Cryptography'.B2:'V11. Cryptography'.E25">
            <calcext:condition calcext:apply-style-name="ExtConditionalStyle_2 15" calcext:value="formula-is(INDEX([$STATISTICS.$I$4:$STATISTICS.$K$4]; [.$D2])=&quot;FALSE&quot;)" calcext:base-cell-address="'V11. Cryptography'.B2"/>
          </calcext:conditional-format>
        </calcext:conditional-formats>
      </table:table>
      <table:table table:name="V12. Secure Communication" table:style-name="ta13">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5">
          <table:table-cell table:style-name="ce23" office:value-type="string" calcext:value-type="string" table:number-columns-spanned="1" table:number-rows-spanned="5">
            <text:p>General TLS Security Guidance</text:p>
          </table:table-cell>
          <table:table-cell table:style-name="ce112" office:value-type="string" calcext:value-type="string">
            <text:p>V12.1.1</text:p>
          </table:table-cell>
          <table:table-cell table:style-name="ce115" office:value-type="string" calcext:value-type="string">
            <text:p>Verify that only the latest recommended versions of the TLS protocol are enabled, such as TLS 1.2 and TLS 1.3. The latest version of the TLS protocol must be the preferred option.</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5">
          <table:covered-table-cell table:style-name="ce24"/>
          <table:table-cell table:style-name="ce113" office:value-type="string" calcext:value-type="string">
            <text:p>V12.1.2</text:p>
          </table:table-cell>
          <table:table-cell table:style-name="ce116"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5">
          <table:covered-table-cell table:style-name="ce24"/>
          <table:table-cell table:style-name="ce113" office:value-type="string" calcext:value-type="string">
            <text:p>V12.1.3</text:p>
          </table:table-cell>
          <table:table-cell table:style-name="ce116" office:value-type="string" calcext:value-type="string">
            <text:p>Verify that the application validates that mTLS client certificates are trusted before using the certificate identity for authentication or authorization.</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7">
          <table:covered-table-cell table:style-name="ce24"/>
          <table:table-cell table:style-name="ce114" office:value-type="string" calcext:value-type="string">
            <text:p>V12.1.4</text:p>
          </table:table-cell>
          <table:table-cell table:style-name="ce117" office:value-type="string" calcext:value-type="string">
            <text:p>Verify that proper certification revocation, such as Online Certificate Status Protocol (OCSP) Stapling, is enabled and configured.</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4">
          <table:covered-table-cell table:style-name="ce24"/>
          <table:table-cell table:style-name="ce114" office:value-type="string" calcext:value-type="string">
            <text:p>V12.1.5</text:p>
          </table:table-cell>
          <table:table-cell table:style-name="ce117"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5">
          <table:table-cell table:style-name="ce23" office:value-type="string" calcext:value-type="string" table:number-columns-spanned="1" table:number-rows-spanned="2">
            <text:p>HTTPS Communication with External Facing Services</text:p>
          </table:table-cell>
          <table:table-cell table:style-name="ce112" office:value-type="string" calcext:value-type="string">
            <text:p>V12.2.1</text:p>
          </table:table-cell>
          <table:table-cell table:style-name="ce115" office:value-type="string" calcext:value-type="string">
            <text:p>Verify that TLS is used for all connectivity between a client and external facing, HTTP-based services, and does not fall back to insecure or unencrypted communications.</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13">
          <table:covered-table-cell table:style-name="ce24"/>
          <table:table-cell table:style-name="ce112" office:value-type="string" calcext:value-type="string">
            <text:p>V12.2.2</text:p>
          </table:table-cell>
          <table:table-cell table:style-name="ce115" office:value-type="string" calcext:value-type="string">
            <text:p>Verify that external facing services use publicly trusted TLS certificates.</text:p>
          </table:table-cell>
          <table:table-cell table:style-name="ce112" office:value-type="float" office:value="1" calcext:value-type="float">
            <text:p>1</text:p>
          </table:table-cell>
          <table:table-cell table:style-name="ce118" table:content-validation-name="val9"/>
          <table:table-cell table:style-name="ce24" table:number-columns-repeated="16379"/>
        </table:table-row>
        <table:table-row table:style-name="ro10">
          <table:table-cell table:style-name="ce23" office:value-type="string" calcext:value-type="string" table:number-columns-spanned="1" table:number-rows-spanned="5">
            <text:p>General Service to Service Communication Security</text:p>
          </table:table-cell>
          <table:table-cell table:style-name="ce113" office:value-type="string" calcext:value-type="string">
            <text:p>V12.3.1</text:p>
          </table:table-cell>
          <table:table-cell table:style-name="ce116"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7">
          <table:covered-table-cell table:style-name="ce24"/>
          <table:table-cell table:style-name="ce113" office:value-type="string" calcext:value-type="string">
            <text:p>V12.3.2</text:p>
          </table:table-cell>
          <table:table-cell table:style-name="ce116" office:value-type="string" calcext:value-type="string">
            <text:p>Verify that TLS clients validate certificates received before communicating with a TLS server.</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4">
          <table:covered-table-cell table:style-name="ce24"/>
          <table:table-cell table:style-name="ce113" office:value-type="string" calcext:value-type="string">
            <text:p>V12.3.3</text:p>
          </table:table-cell>
          <table:table-cell table:style-name="ce116"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4">
          <table:covered-table-cell table:style-name="ce24"/>
          <table:table-cell table:style-name="ce113" office:value-type="string" calcext:value-type="string">
            <text:p>V12.3.4</text:p>
          </table:table-cell>
          <table:table-cell table:style-name="ce116"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113" office:value-type="float" office:value="2" calcext:value-type="float">
            <text:p>2</text:p>
          </table:table-cell>
          <table:table-cell table:style-name="ce119" table:content-validation-name="val9"/>
          <table:table-cell table:style-name="ce24" table:number-columns-repeated="16379"/>
        </table:table-row>
        <table:table-row table:style-name="ro9">
          <table:covered-table-cell table:style-name="ce24"/>
          <table:table-cell table:style-name="ce114" office:value-type="string" calcext:value-type="string">
            <text:p>V12.3.5</text:p>
          </table:table-cell>
          <table:table-cell table:style-name="ce117"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114" office:value-type="float" office:value="3" calcext:value-type="float">
            <text:p>3</text:p>
          </table:table-cell>
          <table:table-cell table:style-name="ce120" table:content-validation-name="val9"/>
          <table:table-cell table:style-name="ce24" table:number-columns-repeated="16379"/>
        </table:table-row>
        <table:table-row table:style-name="ro2" table:number-rows-repeated="34">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15">
          <table:table-cell table:style-name="ce69"/>
          <table:table-cell table:number-columns-repeated="5"/>
          <table:table-cell table:style-name="ce58" table:number-columns-repeated="16378"/>
        </table:table-row>
        <table:table-row table:style-name="ro2" table:number-rows-repeated="1048512">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2. Secure Communication'.B9:'V12. Secure Communication'.E12 'V12. Secure Communication'.B3:'V12. Secure Communication'.E4"/>
          <calcext:conditional-format calcext:target-range-address="'V12. Secure Communication'.B2:'V12. Secure Communication'.E2 'V12. Secure Communication'.B7:'V12. Secure Communication'.E8"/>
          <calcext:conditional-format calcext:target-range-address="'V12. Secure Communication'.B2:'V12. Secure Communication'.E13">
            <calcext:condition calcext:apply-style-name="ExtConditionalStyle_1 8" calcext:value="formula-is(INDEX([$STATISTICS.$I$4:$STATISTICS.$K$4]; [#REF!])=&quot;FALSE&quot;)" calcext:base-cell-address="'V12. Secure Communication'.B2"/>
          </calcext:conditional-format>
        </calcext:conditional-formats>
      </table:table>
      <table:table table:name="V13. Configuration" table:style-name="ta14">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6">
          <table:table-cell table:style-name="ce23" office:value-type="string" calcext:value-type="string" table:number-columns-spanned="1" table:number-rows-spanned="4">
            <text:p>Configuration Documentation</text:p>
          </table:table-cell>
          <table:table-cell table:style-name="ce121" office:value-type="string" calcext:value-type="string">
            <text:p>V13.1.1</text:p>
          </table:table-cell>
          <table:table-cell table:style-name="ce124"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6">
          <table:covered-table-cell table:style-name="ce24"/>
          <table:table-cell table:style-name="ce122" office:value-type="string" calcext:value-type="string">
            <text:p>V13.1.2</text:p>
          </table:table-cell>
          <table:table-cell table:style-name="ce125"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11">
          <table:covered-table-cell table:style-name="ce24"/>
          <table:table-cell table:style-name="ce122" office:value-type="string" calcext:value-type="string">
            <text:p>V13.1.3</text:p>
          </table:table-cell>
          <table:table-cell table:style-name="ce125"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4">
          <table:covered-table-cell table:style-name="ce24"/>
          <table:table-cell table:style-name="ce122" office:value-type="string" calcext:value-type="string">
            <text:p>V13.1.4</text:p>
          </table:table-cell>
          <table:table-cell table:style-name="ce125"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8">
          <table:table-cell table:style-name="ce23" office:value-type="string" calcext:value-type="string" table:number-columns-spanned="1" table:number-rows-spanned="6">
            <text:p>Backend Communication Configuration</text:p>
          </table:table-cell>
          <table:table-cell table:style-name="ce121" office:value-type="string" calcext:value-type="string">
            <text:p>V13.2.1</text:p>
          </table:table-cell>
          <table:table-cell table:style-name="ce124"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1" office:value-type="string" calcext:value-type="string">
            <text:p>V13.2.2</text:p>
          </table:table-cell>
          <table:table-cell table:style-name="ce124"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5">
          <table:covered-table-cell table:style-name="ce24"/>
          <table:table-cell table:style-name="ce121" office:value-type="string" calcext:value-type="string">
            <text:p>V13.2.3</text:p>
          </table:table-cell>
          <table:table-cell table:style-name="ce124" office:value-type="string" calcext:value-type="string">
            <text:p>Verify that if a credential has to be used for service authentication, the credential being used by the consumer is not a default credential (e.g., root/root or admin/admin).</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6">
          <table:covered-table-cell table:style-name="ce24"/>
          <table:table-cell table:style-name="ce121" office:value-type="string" calcext:value-type="string">
            <text:p>V13.2.4</text:p>
          </table:table-cell>
          <table:table-cell table:style-name="ce124"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5">
          <table:covered-table-cell table:style-name="ce24"/>
          <table:table-cell table:style-name="ce121" office:value-type="string" calcext:value-type="string">
            <text:p>V13.2.5</text:p>
          </table:table-cell>
          <table:table-cell table:style-name="ce124" office:value-type="string" calcext:value-type="string">
            <text:p>Verify that the web or application server is configured with an allowlist of resources or systems to which the server can send requests or load data or files from.</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2" office:value-type="string" calcext:value-type="string">
            <text:p>V13.2.6</text:p>
          </table:table-cell>
          <table:table-cell table:style-name="ce125"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9">
          <table:table-cell table:style-name="ce23" office:value-type="string" calcext:value-type="string" table:number-columns-spanned="1" table:number-rows-spanned="4">
            <text:p>Secret Management</text:p>
          </table:table-cell>
          <table:table-cell table:style-name="ce121" office:value-type="string" calcext:value-type="string">
            <text:p>V13.3.1</text:p>
          </table:table-cell>
          <table:table-cell table:style-name="ce124"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3.2</text:p>
          </table:table-cell>
          <table:table-cell table:style-name="ce124" office:value-type="string" calcext:value-type="string">
            <text:p>Verify that access to secret assets adheres to the principle of least privile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4">
          <table:covered-table-cell table:style-name="ce24"/>
          <table:table-cell table:style-name="ce122" office:value-type="string" calcext:value-type="string">
            <text:p>V13.3.3</text:p>
          </table:table-cell>
          <table:table-cell table:style-name="ce125"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7">
          <table:covered-table-cell table:style-name="ce24"/>
          <table:table-cell table:style-name="ce122" office:value-type="string" calcext:value-type="string">
            <text:p>V13.3.4</text:p>
          </table:table-cell>
          <table:table-cell table:style-name="ce125" office:value-type="string" calcext:value-type="string">
            <text:p>Verify that secrets are configured to expire and be rotated based on the application's documentation.</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4">
          <table:table-cell table:style-name="ce23" office:value-type="string" calcext:value-type="string" table:number-columns-spanned="1" table:number-rows-spanned="7">
            <text:p>Unintended Information Leakage</text:p>
          </table:table-cell>
          <table:table-cell table:style-name="ce123" office:value-type="string" calcext:value-type="string">
            <text:p>V13.4.1</text:p>
          </table:table-cell>
          <table:table-cell table:style-name="ce126"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123" office:value-type="float" office:value="1" calcext:value-type="float">
            <text:p>1</text:p>
          </table:table-cell>
          <table:table-cell table:style-name="ce129" table:content-validation-name="val8"/>
          <table:table-cell table:style-name="ce24" table:number-columns-repeated="16379"/>
        </table:table-row>
        <table:table-row table:style-name="ro5">
          <table:covered-table-cell table:style-name="ce24"/>
          <table:table-cell table:style-name="ce121" office:value-type="string" calcext:value-type="string">
            <text:p>V13.4.2</text:p>
          </table:table-cell>
          <table:table-cell table:style-name="ce124" office:value-type="string" calcext:value-type="string">
            <text:p>Verify that debug modes are disabled for all components in production environments to prevent exposure of debugging features and information leaka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3</text:p>
          </table:table-cell>
          <table:table-cell table:style-name="ce124" office:value-type="string" calcext:value-type="string">
            <text:p>Verify that web servers do not expose directory listings to clients unless explicitly intended.</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4</text:p>
          </table:table-cell>
          <table:table-cell table:style-name="ce124" office:value-type="string" calcext:value-type="string">
            <text:p>Verify that using the HTTP TRACE method is not supported in production environments, to avoid potential information leakage.</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1" office:value-type="string" calcext:value-type="string">
            <text:p>V13.4.5</text:p>
          </table:table-cell>
          <table:table-cell table:style-name="ce124" office:value-type="string" calcext:value-type="string">
            <text:p>Verify that documentation (such as for internal APIs) and monitoring endpoints are not exposed unless explicitly intended.</text:p>
          </table:table-cell>
          <table:table-cell table:style-name="ce121" office:value-type="float" office:value="2" calcext:value-type="float">
            <text:p>2</text:p>
          </table:table-cell>
          <table:table-cell table:style-name="ce127" table:content-validation-name="val8"/>
          <table:table-cell table:style-name="ce24" table:number-columns-repeated="16379"/>
        </table:table-row>
        <table:table-row table:style-name="ro7">
          <table:covered-table-cell table:style-name="ce24"/>
          <table:table-cell table:style-name="ce122" office:value-type="string" calcext:value-type="string">
            <text:p>V13.4.6</text:p>
          </table:table-cell>
          <table:table-cell table:style-name="ce125" office:value-type="string" calcext:value-type="string">
            <text:p>Verify that the application does not expose detailed version information of backend components.</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5">
          <table:covered-table-cell table:style-name="ce24"/>
          <table:table-cell table:style-name="ce122" office:value-type="string" calcext:value-type="string">
            <text:p>V13.4.7</text:p>
          </table:table-cell>
          <table:table-cell table:style-name="ce125" office:value-type="string" calcext:value-type="string">
            <text:p>Verify that the web tier is configured to only serve files with specific file extensions to prevent unintentional information, configuration, and source code leakage.</text:p>
          </table:table-cell>
          <table:table-cell table:style-name="ce122" office:value-type="float" office:value="3" calcext:value-type="float">
            <text:p>3</text:p>
          </table:table-cell>
          <table:table-cell table:style-name="ce128" table:content-validation-name="val8"/>
          <table:table-cell table:style-name="ce24" table:number-columns-repeated="16379"/>
        </table:table-row>
        <table:table-row table:style-name="ro2" table:number-rows-repeated="25">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3. Configuration'.B2:'V13. Configuration'.E2 'V13. Configuration'.B6:'V13. Configuration'.E10 'V13. Configuration'.B12:'V13. Configuration'.E13 'V13. Configuration'.B17:'V13. Configuration'.E20"/>
          <calcext:conditional-format calcext:target-range-address="'V13. Configuration'.B16:'V13. Configuration'.E16"/>
          <calcext:conditional-format calcext:target-range-address="'V13. Configuration'.B2:'V13. Configuration'.E22">
            <calcext:condition calcext:apply-style-name="ExtConditionalStyle_1 12" calcext:value="formula-is(INDEX([$STATISTICS.$I$4:$STATISTICS.$K$4]; [.$D1])=&quot;FALSE&quot;)" calcext:base-cell-address="'V13. Configuration'.B2"/>
          </calcext:conditional-format>
        </calcext:conditional-formats>
      </table:table>
      <table:table table:name="V14. Data Protection" table:style-name="ta15">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8">
          <table:table-cell table:style-name="ce23" office:value-type="string" calcext:value-type="string" table:number-columns-spanned="1" table:number-rows-spanned="2">
            <text:p>Data Protection Documentation</text:p>
          </table:table-cell>
          <table:table-cell table:style-name="ce130" office:value-type="string" calcext:value-type="string">
            <text:p>V14.1.1</text:p>
          </table:table-cell>
          <table:table-cell table:style-name="ce133"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8">
          <table:covered-table-cell table:style-name="ce24"/>
          <table:table-cell table:style-name="ce130" office:value-type="string" calcext:value-type="string">
            <text:p>V14.1.2</text:p>
          </table:table-cell>
          <table:table-cell table:style-name="ce133"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4">
          <table:table-cell table:style-name="ce23" office:value-type="string" calcext:value-type="string" table:number-columns-spanned="1" table:number-rows-spanned="8">
            <text:p>General Data Protection</text:p>
          </table:table-cell>
          <table:table-cell table:style-name="ce131" office:value-type="string" calcext:value-type="string">
            <text:p>V14.2.1</text:p>
          </table:table-cell>
          <table:table-cell table:style-name="ce134"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131" office:value-type="float" office:value="1" calcext:value-type="float">
            <text:p>1</text:p>
          </table:table-cell>
          <table:table-cell table:style-name="ce137" table:content-validation-name="val9"/>
          <table:table-cell table:style-name="ce24" table:number-columns-repeated="16379"/>
        </table:table-row>
        <table:table-row table:style-name="ro4">
          <table:covered-table-cell table:style-name="ce24"/>
          <table:table-cell table:style-name="ce130" office:value-type="string" calcext:value-type="string">
            <text:p>V14.2.2</text:p>
          </table:table-cell>
          <table:table-cell table:style-name="ce133"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5">
          <table:covered-table-cell table:style-name="ce24"/>
          <table:table-cell table:style-name="ce130" office:value-type="string" calcext:value-type="string">
            <text:p>V14.2.3</text:p>
          </table:table-cell>
          <table:table-cell table:style-name="ce133" office:value-type="string" calcext:value-type="string">
            <text:p>Verify that defined sensitive data is not sent to untrusted parties (e.g., user trackers) to prevent unwanted collection of data outside of the application's control.</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6">
          <table:covered-table-cell table:style-name="ce24"/>
          <table:table-cell table:style-name="ce130" office:value-type="string" calcext:value-type="string">
            <text:p>V14.2.4</text:p>
          </table:table-cell>
          <table:table-cell table:style-name="ce133"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10">
          <table:covered-table-cell table:style-name="ce24"/>
          <table:table-cell table:style-name="ce132" office:value-type="string" calcext:value-type="string">
            <text:p>V14.2.5</text:p>
          </table:table-cell>
          <table:table-cell table:style-name="ce135"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6">
          <table:covered-table-cell table:style-name="ce24"/>
          <table:table-cell table:style-name="ce132" office:value-type="string" calcext:value-type="string">
            <text:p>V14.2.6</text:p>
          </table:table-cell>
          <table:table-cell table:style-name="ce135"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4">
          <table:covered-table-cell table:style-name="ce24"/>
          <table:table-cell table:style-name="ce132" office:value-type="string" calcext:value-type="string">
            <text:p>V14.2.7</text:p>
          </table:table-cell>
          <table:table-cell table:style-name="ce135"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7">
          <table:covered-table-cell table:style-name="ce24"/>
          <table:table-cell table:style-name="ce132" office:value-type="string" calcext:value-type="string">
            <text:p>V14.2.8</text:p>
          </table:table-cell>
          <table:table-cell table:style-name="ce135" office:value-type="string" calcext:value-type="string">
            <text:p>Verify that sensitive information is removed from the metadata of user-submitted files unless storage is consented to by the user.</text:p>
          </table:table-cell>
          <table:table-cell table:style-name="ce132" office:value-type="float" office:value="3" calcext:value-type="float">
            <text:p>3</text:p>
          </table:table-cell>
          <table:table-cell table:style-name="ce138" table:content-validation-name="val9"/>
          <table:table-cell table:style-name="ce24" table:number-columns-repeated="16379"/>
        </table:table-row>
        <table:table-row table:style-name="ro6">
          <table:table-cell table:style-name="ce23" office:value-type="string" calcext:value-type="string" table:number-columns-spanned="1" table:number-rows-spanned="3">
            <text:p>Client-side Data Protection</text:p>
          </table:table-cell>
          <table:table-cell table:style-name="ce131" office:value-type="string" calcext:value-type="string">
            <text:p>V14.3.1</text:p>
          </table:table-cell>
          <table:table-cell table:style-name="ce134"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131" office:value-type="float" office:value="1" calcext:value-type="float">
            <text:p>1</text:p>
          </table:table-cell>
          <table:table-cell table:style-name="ce137" table:content-validation-name="val9"/>
          <table:table-cell table:style-name="ce24" table:number-columns-repeated="16379"/>
        </table:table-row>
        <table:table-row table:style-name="ro5">
          <table:covered-table-cell table:style-name="ce24"/>
          <table:table-cell table:style-name="ce130" office:value-type="string" calcext:value-type="string">
            <text:p>V14.3.2</text:p>
          </table:table-cell>
          <table:table-cell table:style-name="ce133" office:value-type="string" calcext:value-type="string">
            <text:p>Verify that the application sets sufficient anti-caching HTTP response header fields (i.e., Cache-Control: no-store) so that sensitive data is not cached in browser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5">
          <table:covered-table-cell table:style-name="ce24"/>
          <table:table-cell table:style-name="ce130" office:value-type="string" calcext:value-type="string">
            <text:p>V14.3.3</text:p>
          </table:table-cell>
          <table:table-cell table:style-name="ce133" office:value-type="string" calcext:value-type="string">
            <text:p>Verify that data stored in browser storage (such as localStorage, sessionStorage, IndexedDB, or cookies) does not contain sensitive data, with the exception of session tokens.</text:p>
          </table:table-cell>
          <table:table-cell table:style-name="ce130" office:value-type="float" office:value="2" calcext:value-type="float">
            <text:p>2</text:p>
          </table:table-cell>
          <table:table-cell table:style-name="ce136" table:content-validation-name="val9"/>
          <table:table-cell table:style-name="ce24" table:number-columns-repeated="16379"/>
        </table:table-row>
        <table:table-row table:style-name="ro2" table:number-rows-repeated="33">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4. Data Protection'.B8:'V14. Data Protection'.E11"/>
          <calcext:conditional-format calcext:target-range-address="'V14. Data Protection'.B4:'V14. Data Protection'.E4 'V14. Data Protection'.B12:'V14. Data Protection'.E12"/>
          <calcext:conditional-format calcext:target-range-address="'V14. Data Protection'.B2:'V14. Data Protection'.E14">
            <calcext:condition calcext:apply-style-name="ExtConditionalStyle_2 10" calcext:value="formula-is(INDEX([$STATISTICS.$I$4:$STATISTICS.$K$4]; [.$D2])=&quot;FALSE&quot;)" calcext:base-cell-address="'V14. Data Protection'.B2"/>
          </calcext:conditional-format>
        </calcext:conditional-formats>
      </table:table>
      <table:table table:name="V15. Secure Coding and Architec" table:style-name="ta16">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5">
            <text:p>Secure Coding and Architecture Documentation</text:p>
          </table:table-cell>
          <table:table-cell table:style-name="ce139" office:value-type="string" calcext:value-type="string">
            <text:p>V15.1.1</text:p>
          </table:table-cell>
          <table:table-cell table:style-name="ce142"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4">
          <table:covered-table-cell table:style-name="ce24"/>
          <table:table-cell table:style-name="ce140" office:value-type="string" calcext:value-type="string">
            <text:p>V15.1.2</text:p>
          </table:table-cell>
          <table:table-cell table:style-name="ce143"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8">
          <table:covered-table-cell table:style-name="ce24"/>
          <table:table-cell table:style-name="ce140" office:value-type="string" calcext:value-type="string">
            <text:p>V15.1.3</text:p>
          </table:table-cell>
          <table:table-cell table:style-name="ce143"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7">
          <table:covered-table-cell table:style-name="ce24"/>
          <table:table-cell table:style-name="ce141" office:value-type="string" calcext:value-type="string">
            <text:p>V15.1.4</text:p>
          </table:table-cell>
          <table:table-cell table:style-name="ce144" office:value-type="string" calcext:value-type="string">
            <text:p>Verify that application documentation highlights third-party libraries which are considered to be "risky components".</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7">
          <table:covered-table-cell table:style-name="ce24"/>
          <table:table-cell table:style-name="ce141" office:value-type="string" calcext:value-type="string">
            <text:p>V15.1.5</text:p>
          </table:table-cell>
          <table:table-cell table:style-name="ce144" office:value-type="string" calcext:value-type="string">
            <text:p>Verify that application documentation highlights parts of the application where "dangerous functionality" is being used.</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7">
          <table:table-cell table:style-name="ce23" office:value-type="string" calcext:value-type="string" table:number-columns-spanned="1" table:number-rows-spanned="5">
            <text:p>Security Architecture and Dependencies</text:p>
          </table:table-cell>
          <table:table-cell table:style-name="ce139" office:value-type="string" calcext:value-type="string">
            <text:p>V15.2.1</text:p>
          </table:table-cell>
          <table:table-cell table:style-name="ce142" office:value-type="string" calcext:value-type="string">
            <text:p>Verify that the application only contains components which have not breached the documented update and remediation time frame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4">
          <table:covered-table-cell table:style-name="ce24"/>
          <table:table-cell table:style-name="ce139" office:value-type="string" calcext:value-type="string">
            <text:p>V15.2.2</text:p>
          </table:table-cell>
          <table:table-cell table:style-name="ce143"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2.3</text:p>
          </table:table-cell>
          <table:table-cell table:style-name="ce143"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41" office:value-type="string" calcext:value-type="string">
            <text:p>V15.2.4</text:p>
          </table:table-cell>
          <table:table-cell table:style-name="ce144"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8">
          <table:covered-table-cell table:style-name="ce24"/>
          <table:table-cell table:style-name="ce141" office:value-type="string" calcext:value-type="string">
            <text:p>V15.2.5</text:p>
          </table:table-cell>
          <table:table-cell table:style-name="ce144"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5">
          <table:table-cell table:style-name="ce23" office:value-type="string" calcext:value-type="string" table:number-columns-spanned="1" table:number-rows-spanned="3">
            <text:p>Defensive Coding</text:p>
          </table:table-cell>
          <table:table-cell table:style-name="ce139" office:value-type="string" calcext:value-type="string">
            <text:p>V15.3.1</text:p>
          </table:table-cell>
          <table:table-cell table:style-name="ce142"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139" office:value-type="float" office:value="1" calcext:value-type="float">
            <text:p>1</text:p>
          </table:table-cell>
          <table:table-cell table:style-name="ce145" table:content-validation-name="val8"/>
          <table:table-cell table:style-name="ce24" table:number-columns-repeated="16379"/>
        </table:table-row>
        <table:table-row table:style-name="ro5">
          <table:covered-table-cell table:style-name="ce24"/>
          <table:table-cell table:style-name="ce139" office:value-type="string" calcext:value-type="string">
            <text:p>V15.3.2</text:p>
          </table:table-cell>
          <table:table-cell table:style-name="ce143" office:value-type="string" calcext:value-type="string">
            <text:p>Verify that where the application backend makes calls to external URLs, it is configured to not follow redirects unless it is intended functionality.</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3.3</text:p>
          </table:table-cell>
          <table:table-cell table:style-name="ce143"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8">
          <table:table-cell table:style-name="ce23" office:value-type="string" calcext:value-type="string" table:number-columns-spanned="1" table:number-rows-spanned="4">
            <text:p>Defensive Coding</text:p>
          </table:table-cell>
          <table:table-cell table:style-name="ce139" office:value-type="string" calcext:value-type="string">
            <text:p>V15.3.4</text:p>
          </table:table-cell>
          <table:table-cell table:style-name="ce143"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6">
          <table:covered-table-cell table:style-name="ce24"/>
          <table:table-cell table:style-name="ce139" office:value-type="string" calcext:value-type="string">
            <text:p>V15.3.5</text:p>
          </table:table-cell>
          <table:table-cell table:style-name="ce143"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5">
          <table:covered-table-cell table:style-name="ce24"/>
          <table:table-cell table:style-name="ce139" office:value-type="string" calcext:value-type="string">
            <text:p>V15.3.6</text:p>
          </table:table-cell>
          <table:table-cell table:style-name="ce143" office:value-type="string" calcext:value-type="string">
            <text:p>Verify that JavaScript code is written in a way that prevents prototype pollution, for example, by using Set() or Map() instead of object literal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4">
          <table:covered-table-cell table:style-name="ce24"/>
          <table:table-cell table:style-name="ce139" office:value-type="string" calcext:value-type="string">
            <text:p>V15.3.7</text:p>
          </table:table-cell>
          <table:table-cell table:style-name="ce143"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140" office:value-type="float" office:value="2" calcext:value-type="float">
            <text:p>2</text:p>
          </table:table-cell>
          <table:table-cell table:style-name="ce146" table:content-validation-name="val8"/>
          <table:table-cell table:style-name="ce24" table:number-columns-repeated="16379"/>
        </table:table-row>
        <table:table-row table:style-name="ro6">
          <table:table-cell table:style-name="ce23" office:value-type="string" calcext:value-type="string" table:number-columns-spanned="1" table:number-rows-spanned="4">
            <text:p>Safe Concurrency</text:p>
          </table:table-cell>
          <table:table-cell table:style-name="ce141" office:value-type="string" calcext:value-type="string">
            <text:p>V15.4.1</text:p>
          </table:table-cell>
          <table:table-cell table:style-name="ce144"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6">
          <table:covered-table-cell table:style-name="ce24"/>
          <table:table-cell table:style-name="ce141" office:value-type="string" calcext:value-type="string">
            <text:p>V15.4.2</text:p>
          </table:table-cell>
          <table:table-cell table:style-name="ce144"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6">
          <table:covered-table-cell table:style-name="ce24"/>
          <table:table-cell table:style-name="ce141" office:value-type="string" calcext:value-type="string">
            <text:p>V15.4.3</text:p>
          </table:table-cell>
          <table:table-cell table:style-name="ce144"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4">
          <table:covered-table-cell table:style-name="ce24"/>
          <table:table-cell table:style-name="ce141" office:value-type="string" calcext:value-type="string">
            <text:p>V15.4.4</text:p>
          </table:table-cell>
          <table:table-cell table:style-name="ce144"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141" office:value-type="float" office:value="3" calcext:value-type="float">
            <text:p>3</text:p>
          </table:table-cell>
          <table:table-cell table:style-name="ce147" table:content-validation-name="val8"/>
          <table:table-cell table:style-name="ce24" table:number-columns-repeated="16379"/>
        </table:table-row>
        <table:table-row table:style-name="ro2" table:number-rows-repeated="25">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5. Secure Coding and Architec'.B19:'V15. Secure Coding and Architec'.E22 'V15. Secure Coding and Architec'.B10:'V15. Secure Coding and Architec'.E11 'V15. Secure Coding and Architec'.B5:'V15. Secure Coding and Architec'.E6"/>
          <calcext:conditional-format calcext:target-range-address="'V15. Secure Coding and Architec'.C13:'V15. Secure Coding and Architec'.E18 'V15. Secure Coding and Architec'.C8:'V15. Secure Coding and Architec'.E9 'V15. Secure Coding and Architec'.B3:'V15. Secure Coding and Architec'.E4"/>
          <calcext:conditional-format calcext:target-range-address="'V15. Secure Coding and Architec'.B2:'V15. Secure Coding and Architec'.E22">
            <calcext:condition calcext:apply-style-name="ExtConditionalStyle_3" calcext:value="formula-is(INDEX([$STATISTICS.$I$4:$STATISTICS.$K$4]; [.$D2])=&quot;FALSE&quot;)" calcext:base-cell-address="'V15. Secure Coding and Architec'.B2"/>
          </calcext:conditional-format>
        </calcext:conditional-formats>
      </table:table>
      <table:table table:name="V16. Security Logging and Error" table:style-name="ta17">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4" office:value-type="string" calcext:value-type="string">
            <text:p>Security Logging Documentation</text:p>
          </table:table-cell>
          <table:table-cell table:style-name="ce148" office:value-type="string" calcext:value-type="string">
            <text:p>V16.1.1</text:p>
          </table:table-cell>
          <table:table-cell table:style-name="ce150"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5">
          <table:table-cell table:style-name="ce23" office:value-type="string" calcext:value-type="string" table:number-columns-spanned="1" table:number-rows-spanned="5">
            <text:p>General Logging</text:p>
          </table:table-cell>
          <table:table-cell table:style-name="ce148" office:value-type="string" calcext:value-type="string">
            <text:p>V16.2.1</text:p>
          </table:table-cell>
          <table:table-cell table:style-name="ce150" office:value-type="string" calcext:value-type="string">
            <text:p>Verify that each log entry includes necessary metadata (such as when, where, who, what) that would allow for a detailed investigation of the timeline when an event happe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6">
          <table:covered-table-cell table:style-name="ce24"/>
          <table:table-cell table:style-name="ce148" office:value-type="string" calcext:value-type="string">
            <text:p>V16.2.2</text:p>
          </table:table-cell>
          <table:table-cell table:style-name="ce150"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2.3</text:p>
          </table:table-cell>
          <table:table-cell table:style-name="ce150" office:value-type="string" calcext:value-type="string">
            <text:p>Verify that the application only stores or broadcasts logs to the files and services that are documented in the log inventory.</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2.4</text:p>
          </table:table-cell>
          <table:table-cell table:style-name="ce150" office:value-type="string" calcext:value-type="string">
            <text:p>Verify that logs can be read and correlated by the log processor that is in use, preferably by using a common logging format.</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6">
          <table:covered-table-cell table:style-name="ce24"/>
          <table:table-cell table:style-name="ce148" office:value-type="string" calcext:value-type="string">
            <text:p>V16.2.5</text:p>
          </table:table-cell>
          <table:table-cell table:style-name="ce150"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Security Events</text:p>
          </table:table-cell>
          <table:table-cell table:style-name="ce148" office:value-type="string" calcext:value-type="string">
            <text:p>V16.3.1</text:p>
          </table:table-cell>
          <table:table-cell table:style-name="ce150"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3.2</text:p>
          </table:table-cell>
          <table:table-cell table:style-name="ce150"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3.3</text:p>
          </table:table-cell>
          <table:table-cell table:style-name="ce150"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3.4</text:p>
          </table:table-cell>
          <table:table-cell table:style-name="ce150" office:value-type="string" calcext:value-type="string">
            <text:p>Verify that the application logs unexpected errors and security control failures such as backend TLS failure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table-cell table:style-name="ce23" office:value-type="string" calcext:value-type="string" table:number-columns-spanned="1" table:number-rows-spanned="3">
            <text:p>Log Protection</text:p>
          </table:table-cell>
          <table:table-cell table:style-name="ce148" office:value-type="string" calcext:value-type="string">
            <text:p>V16.4.1</text:p>
          </table:table-cell>
          <table:table-cell table:style-name="ce150" office:value-type="string" calcext:value-type="string">
            <text:p>Verify that all logging components appropriately encode data to prevent log injec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7">
          <table:covered-table-cell table:style-name="ce24"/>
          <table:table-cell table:style-name="ce148" office:value-type="string" calcext:value-type="string">
            <text:p>V16.4.2</text:p>
          </table:table-cell>
          <table:table-cell table:style-name="ce150" office:value-type="string" calcext:value-type="string">
            <text:p>Verify that logs are protected from unauthorized access and cannot be modifi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4.3</text:p>
          </table:table-cell>
          <table:table-cell table:style-name="ce150"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table-cell table:style-name="ce23" office:value-type="string" calcext:value-type="string" table:number-columns-spanned="1" table:number-rows-spanned="4">
            <text:p>Error Handling</text:p>
          </table:table-cell>
          <table:table-cell table:style-name="ce148" office:value-type="string" calcext:value-type="string">
            <text:p>V16.5.1</text:p>
          </table:table-cell>
          <table:table-cell table:style-name="ce150"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5">
          <table:covered-table-cell table:style-name="ce24"/>
          <table:table-cell table:style-name="ce148" office:value-type="string" calcext:value-type="string">
            <text:p>V16.5.2</text:p>
          </table:table-cell>
          <table:table-cell table:style-name="ce150" office:value-type="string" calcext:value-type="string">
            <text:p>Verify that the application continues to operate securely when external resource access fails, for example, by using patterns such as circuit breakers or graceful degradation.</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8" office:value-type="string" calcext:value-type="string">
            <text:p>V16.5.3</text:p>
          </table:table-cell>
          <table:table-cell table:style-name="ce150"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148" office:value-type="float" office:value="2" calcext:value-type="float">
            <text:p>2</text:p>
          </table:table-cell>
          <table:table-cell table:style-name="ce152" table:content-validation-name="val8"/>
          <table:table-cell table:style-name="ce24" table:number-columns-repeated="16379"/>
        </table:table-row>
        <table:table-row table:style-name="ro4">
          <table:covered-table-cell table:style-name="ce24"/>
          <table:table-cell table:style-name="ce149" office:value-type="string" calcext:value-type="string">
            <text:p>V16.5.4</text:p>
          </table:table-cell>
          <table:table-cell table:style-name="ce151"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149" office:value-type="float" office:value="3" calcext:value-type="float">
            <text:p>3</text:p>
          </table:table-cell>
          <table:table-cell table:style-name="ce153" table:content-validation-name="val8"/>
          <table:table-cell table:style-name="ce24" table:number-columns-repeated="16379"/>
        </table:table-row>
        <table:table-row table:style-name="ro2" table:number-rows-repeated="29">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6. Security Logging and Error'.B18:'V16. Security Logging and Error'.E18"/>
          <calcext:conditional-format calcext:target-range-address="'V16. Security Logging and Error'.B2:'V16. Security Logging and Error'.E18">
            <calcext:condition calcext:apply-style-name="ExtConditionalStyle_1" calcext:value="formula-is(INDEX([$STATISTICS.$I$4:$STATISTICS.$K$4]; [.$D2])=&quot;FALSE&quot;)" calcext:base-cell-address="'V16. Security Logging and Error'.B2"/>
          </calcext:conditional-format>
        </calcext:conditional-formats>
      </table:table>
      <table:table table:name="V17. WebRTC" table:style-name="ta18">
        <office:forms form:automatic-focus="false" form:apply-design-mode="false"/>
        <table:table-column table:style-name="co6" table:default-cell-style-name="ce58"/>
        <table:table-column table:style-name="co7" table:default-cell-style-name="ce58"/>
        <table:table-column table:style-name="co8" table:default-cell-style-name="ce58"/>
        <table:table-column table:style-name="co10" table:default-cell-style-name="ce58"/>
        <table:table-column table:style-name="co9" table:default-cell-style-name="ce58"/>
        <table:table-column table:style-name="co1" table:default-cell-style-name="ce58"/>
        <table:table-column table:style-name="co1" table:number-columns-repeated="16378"/>
        <table:table-row table:style-name="ro3">
          <table:table-cell table:style-name="ce22" office:value-type="string" calcext:value-type="string">
            <text:p>SECTION</text:p>
          </table:table-cell>
          <table:table-cell table:style-name="ce22" office:value-type="string" calcext:value-type="string">
            <text:p>REQUIREMENT ID</text:p>
          </table:table-cell>
          <table:table-cell table:style-name="ce22" office:value-type="string" calcext:value-type="string">
            <text:p>DESCRIPTION</text:p>
          </table:table-cell>
          <table:table-cell table:style-name="ce22" office:value-type="string" calcext:value-type="string">
            <text:p>LEVEL</text:p>
          </table:table-cell>
          <table:table-cell table:style-name="ce22" office:value-type="string" calcext:value-type="string">
            <text:p>STATUS</text:p>
          </table:table-cell>
          <table:table-cell table:style-name="ce68"/>
          <table:table-cell table:style-name="ce24" table:number-columns-repeated="16378"/>
        </table:table-row>
        <table:table-row table:style-name="ro4">
          <table:table-cell table:style-name="ce23" office:value-type="string" calcext:value-type="string" table:number-columns-spanned="1" table:number-rows-spanned="2">
            <text:p>TURN Server</text:p>
          </table:table-cell>
          <table:table-cell table:style-name="ce154" office:value-type="string" calcext:value-type="string">
            <text:p>V17.1.1</text:p>
          </table:table-cell>
          <table:table-cell table:style-name="ce156"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5" office:value-type="string" calcext:value-type="string">
            <text:p>V17.1.2</text:p>
          </table:table-cell>
          <table:table-cell table:style-name="ce157"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5">
          <table:table-cell table:style-name="ce23" office:value-type="string" calcext:value-type="string" table:number-columns-spanned="1" table:number-rows-spanned="8">
            <text:p>Media</text:p>
          </table:table-cell>
          <table:table-cell table:style-name="ce154" office:value-type="string" calcext:value-type="string">
            <text:p>V17.2.1</text:p>
          </table:table-cell>
          <table:table-cell table:style-name="ce156" office:value-type="string" calcext:value-type="string">
            <text:p>Verify that the key for the Datagram Transport Layer Security (DTLS) certificate is managed and protected based on the documented policy for management of cryptographic key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6">
          <table:covered-table-cell table:style-name="ce24"/>
          <table:table-cell table:style-name="ce154" office:value-type="string" calcext:value-type="string">
            <text:p>V17.2.2</text:p>
          </table:table-cell>
          <table:table-cell table:style-name="ce156"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6">
          <table:covered-table-cell table:style-name="ce24"/>
          <table:table-cell table:style-name="ce154" office:value-type="string" calcext:value-type="string">
            <text:p>V17.2.3</text:p>
          </table:table-cell>
          <table:table-cell table:style-name="ce156"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4" office:value-type="string" calcext:value-type="string">
            <text:p>V17.2.4</text:p>
          </table:table-cell>
          <table:table-cell table:style-name="ce156" office:value-type="string" calcext:value-type="string">
            <text:p>Verify that the media server is able to continue processing incoming media traffic when encountering malformed Secure Real-time Transport Protocol (SRTP) packet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5">
          <table:covered-table-cell table:style-name="ce24"/>
          <table:table-cell table:style-name="ce155" office:value-type="string" calcext:value-type="string">
            <text:p>V17.2.5</text:p>
          </table:table-cell>
          <table:table-cell table:style-name="ce157" office:value-type="string" calcext:value-type="string">
            <text:p>Verify that the media server is able to continue processing incoming media traffic during a flood of Secure Real-time Transport Protocol (SRTP) packets from legitimate users.</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6</text:p>
          </table:table-cell>
          <table:table-cell table:style-name="ce157"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7</text:p>
          </table:table-cell>
          <table:table-cell table:style-name="ce157"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covered-table-cell table:style-name="ce24"/>
          <table:table-cell table:style-name="ce155" office:value-type="string" calcext:value-type="string">
            <text:p>V17.2.8</text:p>
          </table:table-cell>
          <table:table-cell table:style-name="ce157"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155" office:value-type="float" office:value="3" calcext:value-type="float">
            <text:p>3</text:p>
          </table:table-cell>
          <table:table-cell table:style-name="ce159" table:content-validation-name="val8"/>
          <table:table-cell table:style-name="ce24" table:number-columns-repeated="16379"/>
        </table:table-row>
        <table:table-row table:style-name="ro4">
          <table:table-cell table:style-name="ce23" office:value-type="string" calcext:value-type="string" table:number-columns-spanned="1" table:number-rows-spanned="2">
            <text:p>Signaling</text:p>
          </table:table-cell>
          <table:table-cell table:style-name="ce154" office:value-type="string" calcext:value-type="string">
            <text:p>V17.3.1</text:p>
          </table:table-cell>
          <table:table-cell table:style-name="ce156"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10">
          <table:covered-table-cell table:style-name="ce24"/>
          <table:table-cell table:style-name="ce154" office:value-type="string" calcext:value-type="string">
            <text:p>V17.3.2</text:p>
          </table:table-cell>
          <table:table-cell table:style-name="ce156"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154" office:value-type="float" office:value="2" calcext:value-type="float">
            <text:p>2</text:p>
          </table:table-cell>
          <table:table-cell table:style-name="ce158" table:content-validation-name="val8"/>
          <table:table-cell table:style-name="ce24" table:number-columns-repeated="16379"/>
        </table:table-row>
        <table:table-row table:style-name="ro2" table:number-rows-repeated="34">
          <table:table-cell table:style-name="ce15"/>
          <table:table-cell table:style-name="ce24"/>
          <table:table-cell table:style-name="ce45"/>
          <table:table-cell table:style-name="ce24" table:number-columns-repeated="16381"/>
        </table:table-row>
        <table:table-row table:style-name="ro2">
          <table:table-cell table:style-name="ce15"/>
          <table:table-cell table:style-name="ce24"/>
          <table:table-cell table:style-name="ce45"/>
          <table:table-cell table:style-name="ce24" table:number-columns-repeated="3"/>
          <table:table-cell table:style-name="ce58" table:number-columns-repeated="16378"/>
        </table:table-row>
        <table:table-row table:style-name="ro2" table:number-rows-repeated="20">
          <table:table-cell table:style-name="ce69"/>
          <table:table-cell table:number-columns-repeated="5"/>
          <table:table-cell table:style-name="ce58" table:number-columns-repeated="16378"/>
        </table:table-row>
        <table:table-row table:style-name="ro2" table:number-rows-repeated="1048507">
          <table:table-cell table:number-columns-repeated="6"/>
          <table:table-cell table:style-name="ce58" table:number-columns-repeated="16378"/>
        </table:table-row>
        <table:table-row table:style-name="ro2">
          <table:table-cell table:number-columns-repeated="6"/>
          <table:table-cell table:style-name="ce58" table:number-columns-repeated="16378"/>
        </table:table-row>
        <calcext:conditional-formats>
          <calcext:conditional-format calcext:target-range-address="'V17. WebRTC'.B3:'V17. WebRTC'.E3 'V17. WebRTC'.B8:'V17. WebRTC'.E11"/>
          <calcext:conditional-format calcext:target-range-address="'V17. WebRTC'.B2:'V17. WebRTC'.E13">
            <calcext:condition calcext:apply-style-name="ExtConditionalStyle_1 14" calcext:value="formula-is(INDEX([$STATISTICS.$I$4:$STATISTICS.$K$4]; [.$D2])=&quot;FALSE&quot;)" calcext:base-cell-address="'V17. WebRTC'.B2"/>
          </calcext:conditional-format>
        </calcext:conditional-formats>
      </table:table>
      <table:table table:name="About" table:style-name="ta19">
        <office:forms form:automatic-focus="false" form:apply-design-mode="false"/>
        <table:table-column table:style-name="co11" table:default-cell-style-name="Default"/>
        <table:table-column table:style-name="co12" table:default-cell-style-name="Default"/>
        <table:table-column table:style-name="co13" table:default-cell-style-name="Default"/>
        <table:table-row table:style-name="ro14">
          <table:table-cell table:number-columns-repeated="3"/>
        </table:table-row>
        <table:table-row table:style-name="ro14">
          <table:table-cell/>
          <table:table-cell table:style-name="ce160" office:value-type="string" calcext:value-type="string">
            <text:p>Tool Name</text:p>
          </table:table-cell>
          <table:table-cell table:style-name="ce161" office:value-type="string" calcext:value-type="string">
            <text:p>OWASP ASVS Checklist</text:p>
          </table:table-cell>
        </table:table-row>
        <table:table-row table:style-name="ro14">
          <table:table-cell/>
          <table:table-cell table:style-name="ce160" office:value-type="string" calcext:value-type="string">
            <text:p>Version</text:p>
          </table:table-cell>
          <table:table-cell table:style-name="ce161" office:value-type="string" calcext:value-type="string">
            <text:p>ASVS-5.0.0-v1.0</text:p>
          </table:table-cell>
        </table:table-row>
        <table:table-row table:style-name="ro14">
          <table:table-cell/>
          <table:table-cell table:style-name="ce160" office:value-type="string" calcext:value-type="string">
            <text:p>Based on</text:p>
          </table:table-cell>
          <table:table-cell table:style-name="ce161" office:value-type="string" calcext:value-type="string">
            <text:p>OWASP ASVS 5.0.0</text:p>
          </table:table-cell>
        </table:table-row>
        <table:table-row table:style-name="ro14">
          <table:table-cell/>
          <table:table-cell table:style-name="ce160" office:value-type="string" calcext:value-type="string">
            <text:p>Release Date</text:p>
          </table:table-cell>
          <table:table-cell table:style-name="ce162" office:value-type="date" office:date-value="2026-02-28" calcext:value-type="date">
            <text:p>February 28, 2026</text:p>
          </table:table-cell>
        </table:table-row>
        <table:table-row table:style-name="ro14">
          <table:table-cell/>
          <table:table-cell table:style-name="ce160" office:value-type="string" calcext:value-type="string">
            <text:p>Author</text:p>
          </table:table-cell>
          <table:table-cell table:style-name="ce161" office:value-type="string" calcext:value-type="string">
            <text:p>Mikołaj Kozok</text:p>
          </table:table-cell>
        </table:table-row>
        <table:table-row table:style-name="ro14">
          <table:table-cell table:number-columns-repeated="3"/>
        </table:table-row>
        <table:table-row table:style-name="ro15" table:number-rows-repeated="1048568">
          <table:table-cell table:number-columns-repeated="3"/>
        </table:table-row>
        <table:table-row table:style-name="ro15">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Display" svg:font-family="'Aptos Display'"/>
    <style:font-face style:name="Aptos Narrow" svg:font-family="'Aptos Narrow'"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01P0" style:volatile="true">
      <number:number number:decimal-places="0" number:min-decimal-places="0" number:min-integer-digits="1" number:grouping="true"/>
      <number:text> </number:text>
      <number:currency-symbol number:language="pl" number:country="PL">zł</number:currency-symbol>
    </number:currency-style>
    <number:currency-style style:name="N101">
      <number:text>-</number:text>
      <number:number number:decimal-places="0" number:min-decimal-places="0" number:min-integer-digits="1" number:grouping="true"/>
      <number:text> </number:text>
      <number:currency-symbol number:language="pl" number:country="PL">zł</number:currency-symbol>
      <style:map style:condition="value()&gt;=0" style:apply-style-name="N101P0"/>
    </number:currency-style>
    <number:currency-style style:name="N102P0" style:volatile="true">
      <number:number number:decimal-places="2" number:min-decimal-places="2" number:min-integer-digits="1" number:grouping="true"/>
      <number:text> </number:text>
      <number:currency-symbol number:language="pl" number:country="PL">zł</number:currency-symbol>
    </number:currency-style>
    <number:currency-style style:name="N102">
      <number:text>-</number:text>
      <number:number number:decimal-places="2" number:min-decimal-places="2" number:min-integer-digits="1" number:grouping="true"/>
      <number:text> </number:text>
      <number:currency-symbol number:language="pl" number:country="PL">zł</number:currency-symbol>
      <style:map style:condition="value()&gt;=0" style:apply-style-name="N102P0"/>
    </number:currency-style>
    <number:currency-style style:name="N103P0" style:volatile="true">
      <number:number number:decimal-places="0" number:min-decimal-places="0" number:min-integer-digits="1" number:grouping="true"/>
      <number:text> </number:text>
      <number:currency-symbol number:language="pl" number:country="PL">zł</number:currency-symbol>
    </number:currency-style>
    <number:currency-style style:name="N103">
      <style:text-properties fo:color="#ff0000"/>
      <number:text>-</number:text>
      <number:number number:decimal-places="0" number:min-decimal-places="0" number:min-integer-digits="1" number:grouping="true"/>
      <number:text> </number:text>
      <number:currency-symbol number:language="pl" number:country="PL">zł</number:currency-symbol>
      <style:map style:condition="value()&gt;=0" style:apply-style-name="N103P0"/>
    </number:currency-style>
    <number:currency-style style:name="N104P0" style:volatile="true">
      <number:number number:decimal-places="2" number:min-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04P0"/>
    </number:currency-style>
    <number:currency-style style:name="N105P0" style:volatile="true">
      <number:number number:decimal-places="2" number:min-decimal-places="0" number:decimal-replacement="--" number:min-integer-digits="1" number:grouping="true"/>
      <number:text> </number:text>
      <number:currency-symbol number:language="pl" number:country="PL">zł</number:currency-symbol>
    </number:currency-style>
    <number:currency-style style:name="N105">
      <style:text-properties fo:color="#ff0000"/>
      <number:text>-</number:text>
      <number:number number:decimal-places="2" number:min-decimal-places="0" number:decimal-replacement="--" number:min-integer-digits="1" number:grouping="true"/>
      <number:text> </number:text>
      <number:currency-symbol number:language="pl" number:country="PL">zł</number:currency-symbol>
      <style:map style:condition="value()&gt;=0" style:apply-style-name="N105P0"/>
    </number:currency-style>
    <number:number-style style:name="N106" loext:transliteration-spellout="cardinal" number:transliteration-language="en" number:transliteration-country="US">
      <number:number number:decimal-places="0" number:min-decimal-places="0" number:min-integer-digits="1"/>
    </number:number-style>
    <number:number-style style:name="N107" loext:transliteration-spellout="capitalize cardinal" number:transliteration-language="en" number:transliteration-country="US">
      <number:number number:decimal-places="0" number:min-decimal-places="0" number:min-integer-digits="1"/>
    </number:number-style>
    <number:number-style style:name="N108" loext:transliteration-spellout="upper cardinal" number:transliteration-language="en" number:transliteration-country="US">
      <number:number number:decimal-places="0" number:min-decimal-places="0" number:min-integer-digits="1"/>
    </number:number-style>
    <number:number-style style:name="N109">
      <number:scientific-number number:decimal-places="2" number:min-decimal-places="2" number:min-integer-digits="1" number:min-exponent-digits="2" number:exponent-interval="3" number:forced-exponent-sign="true"/>
    </number:number-style>
    <number:number-style style:name="N110" loext:transliteration-spellout="PLN" number:transliteration-language="en" number:transliteration-country="US">
      <number:number number:decimal-places="0" number:min-decimal-places="0" number:min-integer-digits="1"/>
    </number:number-style>
    <number:number-style style:name="N111" loext:transliteration-spellout="PLN" number:transliteration-language="en" number:transliteration-country="US">
      <number:number number:decimal-places="2" number:min-decimal-places="2" number:min-integer-digits="1"/>
    </number:number-style>
    <number:number-style style:name="N112" loext:transliteration-spellout="upper PLN" number:transliteration-language="en" number:transliteration-country="US">
      <number:number number:decimal-places="0" number:min-decimal-places="0" number:min-integer-digits="1"/>
    </number:number-style>
    <number:number-style style:name="N113" loext:transliteration-spellout="upper PLN" number:transliteration-language="en" number:transliteration-country="US">
      <number:number number:decimal-places="2" number:min-decimal-places="2" number:min-integer-digits="1"/>
    </number:number-style>
    <number:number-style style:name="N114P0" style:volatile="true">
      <number:number number:decimal-places="0" number:min-decimal-places="0" number:min-integer-digits="1" number:grouping="true"/>
      <number:text> zł</number:text>
    </number:number-style>
    <number:number-style style:name="N114">
      <number:text>-</number:text>
      <number:number number:decimal-places="0" number:min-decimal-places="0" number:min-integer-digits="1" number:grouping="true"/>
      <number:text> zł</number:text>
      <style:map style:condition="value()&gt;=0" style:apply-style-name="N114P0"/>
    </number:number-style>
    <number:number-style style:name="N115P0" style:volatile="true">
      <number:number number:decimal-places="0" number:min-decimal-places="0" number:min-integer-digits="1" number:grouping="true"/>
      <number:text> zł</number:text>
    </number:number-style>
    <number:number-style style:name="N115">
      <style:text-properties fo:color="#ff0000"/>
      <number:text>-</number:text>
      <number:number number:decimal-places="0" number:min-decimal-places="0" number:min-integer-digits="1" number:grouping="true"/>
      <number:text> zł</number:text>
      <style:map style:condition="value()&gt;=0" style:apply-style-name="N115P0"/>
    </number:number-style>
    <number:number-style style:name="N116P0" style:volatile="true">
      <number:number number:decimal-places="2" number:min-decimal-places="2" number:min-integer-digits="1" number:grouping="true"/>
      <number:text> zł</number:text>
    </number:number-style>
    <number:number-style style:name="N116">
      <number:text>-</number:text>
      <number:number number:decimal-places="2" number:min-decimal-places="2" number:min-integer-digits="1" number:grouping="true"/>
      <number:text> zł</number:text>
      <style:map style:condition="value()&gt;=0" style:apply-style-name="N116P0"/>
    </number:number-style>
    <number:number-style style:name="N117P0" style:volatile="true">
      <number:number number:decimal-places="2" number:min-decimal-places="2" number:min-integer-digits="1" number:grouping="true"/>
      <number:text> zł</number:text>
    </number:number-style>
    <number:number-style style:name="N117">
      <style:text-properties fo:color="#ff0000"/>
      <number:text>-</number:text>
      <number:number number:decimal-places="2" number:min-decimal-places="2" number:min-integer-digits="1" number:grouping="true"/>
      <number:text> zł</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z1_ł3">     </number:text>
    </number:number-style>
    <number:number-style style:name="N123">
      <number:text>-</number:text>
      <number:number number:decimal-places="0" number:min-decimal-places="0" number:min-integer-digits="1" number:grouping="true"/>
      <number:text loext:blank-width-char="z1_ł3">     </number:text>
      <style:map style:condition="value()&gt;=0" style:apply-style-name="N123P0"/>
    </number:number-style>
    <number:number-style style:name="N124P0" style:volatile="true">
      <number:number number:decimal-places="0" number:min-decimal-places="0" number:min-integer-digits="1" number:grouping="true"/>
      <number:text loext:blank-width-char="z1_ł3">     </number:text>
    </number:number-style>
    <number:number-style style:name="N124">
      <style:text-properties fo:color="#ff0000"/>
      <number:text>-</number:text>
      <number:number number:decimal-places="0" number:min-decimal-places="0" number:min-integer-digits="1" number:grouping="true"/>
      <number:text loext:blank-width-char="z1_ł3">     </number:text>
      <style:map style:condition="value()&gt;=0" style:apply-style-name="N124P0"/>
    </number:number-style>
    <number:number-style style:name="N125P0" style:volatile="true">
      <number:number number:decimal-places="2" number:min-decimal-places="2" number:min-integer-digits="1" number:grouping="true"/>
      <number:text loext:blank-width-char="z1_ł3">     </number:text>
    </number:number-style>
    <number:number-style style:name="N125">
      <number:text>-</number:text>
      <number:number number:decimal-places="2" number:min-decimal-places="2" number:min-integer-digits="1" number:grouping="true"/>
      <number:text loext:blank-width-char="z1_ł3">     </number:text>
      <style:map style:condition="value()&gt;=0" style:apply-style-name="N125P0"/>
    </number:number-style>
    <number:number-style style:name="N126P0" style:volatile="true">
      <number:number number:decimal-places="2" number:min-decimal-places="2" number:min-integer-digits="1" number:grouping="true"/>
      <number:text loext:blank-width-char="z1_ł3">     </number:text>
    </number:number-style>
    <number:number-style style:name="N126">
      <style:text-properties fo:color="#ff0000"/>
      <number:text>-</number:text>
      <number:number number:decimal-places="2" number:min-decimal-places="2" number:min-integer-digits="1" number:grouping="true"/>
      <number:text loext:blank-width-char="z1_ł3">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z1_ł3_-5">      </number:text>
    </number:number-style>
    <number:number-style style:name="N127P1" style:volatile="true">
      <number:text>-</number:text>
      <number:fill-character> </number:fill-character>
      <number:number number:decimal-places="0" number:min-decimal-places="0" number:min-integer-digits="1" number:grouping="true"/>
      <number:text loext:blank-width-char="z1_ł3_-5">      </number:text>
    </number:number-style>
    <number:number-style style:name="N127P2" style:volatile="true">
      <number:text loext:blank-width-char="-"> </number:text>
      <number:fill-character> </number:fill-character>
      <number:text loext:blank-width-char="z2_ł4_-6">-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3"> zł </number:text>
    </number:number-style>
    <number:number-style style:name="N128P1" style:volatile="true">
      <number:text>-</number:text>
      <number:fill-character> </number:fill-character>
      <number:number number:decimal-places="0" number:min-decimal-places="0" number:min-integer-digits="1" number:grouping="true"/>
      <number:text loext:blank-width-char="-3"> zł </number:text>
    </number:number-style>
    <number:number-style style:name="N128P2" style:volatile="true">
      <number:text loext:blank-width-char="-"> </number:text>
      <number:fill-character> </number:fill-character>
      <number:text loext:blank-width-char="-4">- zł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z1_ł3_-5">      </number:text>
    </number:number-style>
    <number:number-style style:name="N129P1" style:volatile="true">
      <number:text>-</number:text>
      <number:fill-character> </number:fill-character>
      <number:number number:decimal-places="2" number:min-decimal-places="2" number:min-integer-digits="1" number:grouping="true"/>
      <number:text loext:blank-width-char="z1_ł3_-5">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z1_ł3_-5">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3"> zł </number:text>
    </number:number-style>
    <number:number-style style:name="N130P1" style:volatile="true">
      <number:text>-</number:text>
      <number:fill-character> </number:fill-character>
      <number:number number:decimal-places="2" number:min-decimal-places="2" number:min-integer-digits="1" number:grouping="true"/>
      <number:text loext:blank-width-char="-3"> zł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3"> zł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percentage-style style:name="N135">
      <number:number number:decimal-places="1" number:min-decimal-places="1" number:min-integer-digits="1"/>
      <number:text>%</number:text>
    </number:percentage-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tConditionalStyle_5f_1_20_1" style:display-name="ExtConditionalStyle_1 1" style:family="table-cell" style:parent-style-name="Default">
      <style:text-properties style:text-line-through-style="solid" style:text-line-through-type="single"/>
    </style:style>
    <style:style style:name="ExtConditionalStyle_5f_2_20_1" style:display-name="ExtConditionalStyle_2 1" style:family="table-cell" style:parent-style-name="Default">
      <style:text-properties style:text-line-through-style="solid" style:text-line-through-type="single"/>
    </style:style>
    <style:style style:name="ExtConditionalStyle_5f_3_20_1" style:display-name="ExtConditionalStyle_3 1" style:family="table-cell" style:parent-style-name="Default">
      <style:text-properties style:text-line-through-style="solid" style:text-line-through-type="single"/>
    </style:style>
    <style:style style:name="ExtConditionalStyle_5f_1_20_2" style:display-name="ExtConditionalStyle_1 2" style:family="table-cell" style:parent-style-name="Default">
      <style:text-properties style:text-line-through-style="solid" style:text-line-through-type="single"/>
    </style:style>
    <style:style style:name="ExtConditionalStyle_5f_2_20_2" style:display-name="ExtConditionalStyle_2 2" style:family="table-cell" style:parent-style-name="Default">
      <style:text-properties style:text-line-through-style="solid" style:text-line-through-type="single"/>
    </style:style>
    <style:style style:name="ExtConditionalStyle_5f_3_20_2" style:display-name="ExtConditionalStyle_3 2" style:family="table-cell" style:parent-style-name="Default">
      <style:text-properties style:text-line-through-style="solid" style:text-line-through-type="single"/>
    </style:style>
    <style:style style:name="ExtConditionalStyle_5f_1_20_3" style:display-name="ExtConditionalStyle_1 3" style:family="table-cell" style:parent-style-name="Default">
      <style:text-properties style:text-line-through-style="solid" style:text-line-through-type="single"/>
    </style:style>
    <style:style style:name="ExtConditionalStyle_5f_2_20_3" style:display-name="ExtConditionalStyle_2 3" style:family="table-cell" style:parent-style-name="Default">
      <style:text-properties style:text-line-through-style="solid" style:text-line-through-type="single"/>
    </style:style>
    <style:style style:name="ExtConditionalStyle_5f_3_20_3" style:display-name="ExtConditionalStyle_3 3" style:family="table-cell" style:parent-style-name="Default">
      <style:text-properties style:text-line-through-style="solid" style:text-line-through-type="single"/>
    </style:style>
    <style:style style:name="ExtConditionalStyle_5f_1_20_4" style:display-name="ExtConditionalStyle_1 4" style:family="table-cell" style:parent-style-name="Default">
      <style:text-properties style:text-line-through-style="solid" style:text-line-through-type="single"/>
    </style:style>
    <style:style style:name="ExtConditionalStyle_5f_2_20_4" style:display-name="ExtConditionalStyle_2 4" style:family="table-cell" style:parent-style-name="Default">
      <style:text-properties style:text-line-through-style="solid" style:text-line-through-type="single"/>
    </style:style>
    <style:style style:name="ExtConditionalStyle_5f_3_20_4" style:display-name="ExtConditionalStyle_3 4" style:family="table-cell" style:parent-style-name="Default">
      <style:text-properties style:text-line-through-style="solid" style:text-line-through-type="single"/>
    </style:style>
    <style:style style:name="ExtConditionalStyle_5f_1_20_5" style:display-name="ExtConditionalStyle_1 5" style:family="table-cell" style:parent-style-name="Default">
      <style:text-properties style:text-line-through-style="solid" style:text-line-through-type="single"/>
    </style:style>
    <style:style style:name="ExtConditionalStyle_5f_2_20_5" style:display-name="ExtConditionalStyle_2 5" style:family="table-cell" style:parent-style-name="Default">
      <style:text-properties style:text-line-through-style="solid" style:text-line-through-type="single"/>
    </style:style>
    <style:style style:name="ExtConditionalStyle_5f_3_20_5" style:display-name="ExtConditionalStyle_3 5" style:family="table-cell" style:parent-style-name="Default">
      <style:text-properties style:text-line-through-style="solid" style:text-line-through-type="single"/>
    </style:style>
    <style:style style:name="ExtConditionalStyle_5f_1_20_6" style:display-name="ExtConditionalStyle_1 6" style:family="table-cell" style:parent-style-name="Default">
      <style:text-properties style:text-line-through-style="solid" style:text-line-through-type="single"/>
    </style:style>
    <style:style style:name="ExtConditionalStyle_5f_2_20_6" style:display-name="ExtConditionalStyle_2 6" style:family="table-cell" style:parent-style-name="Default">
      <style:text-properties style:text-line-through-style="solid" style:text-line-through-type="single"/>
    </style:style>
    <style:style style:name="ExtConditionalStyle_5f_3_20_6" style:display-name="ExtConditionalStyle_3 6" style:family="table-cell" style:parent-style-name="Default">
      <style:text-properties style:text-line-through-style="solid" style:text-line-through-type="single"/>
    </style:style>
    <style:style style:name="ExtConditionalStyle_5f_1_20_7" style:display-name="ExtConditionalStyle_1 7" style:family="table-cell" style:parent-style-name="Default">
      <style:text-properties style:text-line-through-style="solid" style:text-line-through-type="single"/>
    </style:style>
    <style:style style:name="ExtConditionalStyle_5f_2_20_7" style:display-name="ExtConditionalStyle_2 7" style:family="table-cell" style:parent-style-name="Default">
      <style:text-properties style:text-line-through-style="solid" style:text-line-through-type="single"/>
    </style:style>
    <style:style style:name="ExtConditionalStyle_5f_3_20_7" style:display-name="ExtConditionalStyle_3 7" style:family="table-cell" style:parent-style-name="Default">
      <style:text-properties style:text-line-through-style="solid" style:text-line-through-type="single"/>
    </style:style>
    <style:style style:name="ExtConditionalStyle_5f_1_20_8" style:display-name="ExtConditionalStyle_1 8" style:family="table-cell" style:parent-style-name="Default">
      <style:text-properties style:text-line-through-style="solid" style:text-line-through-type="single"/>
    </style:style>
    <style:style style:name="ExtConditionalStyle_5f_2_20_8" style:display-name="ExtConditionalStyle_2 8" style:family="table-cell" style:parent-style-name="Default">
      <style:text-properties style:text-line-through-style="solid" style:text-line-through-type="single"/>
    </style:style>
    <style:style style:name="ExtConditionalStyle_5f_3_20_8" style:display-name="ExtConditionalStyle_3 8" style:family="table-cell" style:parent-style-name="Default">
      <style:text-properties style:text-line-through-style="solid" style:text-line-through-type="single"/>
    </style:style>
    <style:style style:name="ExtConditionalStyle_5f_1_20_9" style:display-name="ExtConditionalStyle_1 9" style:family="table-cell" style:parent-style-name="Default">
      <style:text-properties style:text-line-through-style="solid" style:text-line-through-type="single"/>
    </style:style>
    <style:style style:name="ExtConditionalStyle_5f_2_20_9" style:display-name="ExtConditionalStyle_2 9" style:family="table-cell" style:parent-style-name="Default">
      <style:text-properties style:text-line-through-style="solid" style:text-line-through-type="single"/>
    </style:style>
    <style:style style:name="ExtConditionalStyle_5f_1_20_10" style:display-name="ExtConditionalStyle_1 10" style:family="table-cell" style:parent-style-name="Default">
      <style:text-properties style:text-line-through-style="solid" style:text-line-through-type="single"/>
    </style:style>
    <style:style style:name="ExtConditionalStyle_5f_2_20_10" style:display-name="ExtConditionalStyle_2 10" style:family="table-cell" style:parent-style-name="Default">
      <style:text-properties style:text-line-through-style="solid" style:text-line-through-type="single"/>
    </style:style>
    <style:style style:name="ExtConditionalStyle_5f_3_20_9" style:display-name="ExtConditionalStyle_3 9" style:family="table-cell" style:parent-style-name="Default">
      <style:text-properties style:text-line-through-style="solid" style:text-line-through-type="single"/>
    </style:style>
    <style:style style:name="ExtConditionalStyle_5f_1_20_11" style:display-name="ExtConditionalStyle_1 11" style:family="table-cell" style:parent-style-name="Default">
      <style:text-properties style:text-line-through-style="solid" style:text-line-through-type="single"/>
    </style:style>
    <style:style style:name="ExtConditionalStyle_5f_2_20_11" style:display-name="ExtConditionalStyle_2 11" style:family="table-cell" style:parent-style-name="Default">
      <style:text-properties style:text-line-through-style="solid" style:text-line-through-type="single"/>
    </style:style>
    <style:style style:name="ExtConditionalStyle_5f_3_20_10" style:display-name="ExtConditionalStyle_3 10" style:family="table-cell" style:parent-style-name="Default">
      <style:text-properties style:text-line-through-style="solid" style:text-line-through-type="single"/>
    </style:style>
    <style:style style:name="ExtConditionalStyle_5f_1_20_12" style:display-name="ExtConditionalStyle_1 12" style:family="table-cell" style:parent-style-name="Default">
      <style:text-properties style:text-line-through-style="solid" style:text-line-through-type="single"/>
    </style:style>
    <style:style style:name="ExtConditionalStyle_5f_2_20_12" style:display-name="ExtConditionalStyle_2 12" style:family="table-cell" style:parent-style-name="Default">
      <style:text-properties style:text-line-through-style="solid" style:text-line-through-type="single"/>
    </style:style>
    <style:style style:name="ExtConditionalStyle_5f_3_20_11" style:display-name="ExtConditionalStyle_3 11" style:family="table-cell" style:parent-style-name="Default">
      <style:text-properties style:text-line-through-style="solid" style:text-line-through-type="single"/>
    </style:style>
    <style:style style:name="ExtConditionalStyle_5f_1_20_13" style:display-name="ExtConditionalStyle_1 13" style:family="table-cell" style:parent-style-name="Default">
      <style:text-properties style:text-line-through-style="solid" style:text-line-through-type="single"/>
    </style:style>
    <style:style style:name="ExtConditionalStyle_5f_2_20_13" style:display-name="ExtConditionalStyle_2 13" style:family="table-cell" style:parent-style-name="Default">
      <style:text-properties style:text-line-through-style="solid" style:text-line-through-type="single"/>
    </style:style>
    <style:style style:name="ExtConditionalStyle_5f_3_20_12" style:display-name="ExtConditionalStyle_3 12" style:family="table-cell" style:parent-style-name="Default">
      <style:text-properties style:text-line-through-style="solid" style:text-line-through-type="single"/>
    </style:style>
    <style:style style:name="ExtConditionalStyle_5f_1_20_14" style:display-name="ExtConditionalStyle_1 14" style:family="table-cell" style:parent-style-name="Default">
      <style:text-properties style:text-line-through-style="solid" style:text-line-through-type="single"/>
    </style:style>
    <style:style style:name="ExtConditionalStyle_5f_2_20_14" style:display-name="ExtConditionalStyle_2 14" style:family="table-cell" style:parent-style-name="Default">
      <style:text-properties style:text-line-through-style="solid" style:text-line-through-type="single"/>
    </style:style>
    <style:style style:name="ExtConditionalStyle_5f_1_20_15" style:display-name="ExtConditionalStyle_1 15" style:family="table-cell" style:parent-style-name="Default">
      <style:text-properties style:text-line-through-style="solid" style:text-line-through-type="single"/>
    </style:style>
    <style:style style:name="ExtConditionalStyle_5f_2_20_15" style:display-name="ExtConditionalStyle_2 15" style:family="table-cell" style:parent-style-name="Default">
      <style:text-properties style:text-line-through-style="solid" style:text-line-through-type="single"/>
    </style:style>
    <style:style style:name="ExtConditionalStyle_5f_3_20_13" style:display-name="ExtConditionalStyle_3 13" style:family="table-cell" style:parent-style-name="Default">
      <style:text-properties style:text-line-through-style="solid" style:text-line-through-type="single"/>
    </style:style>
    <style:style style:name="ExtConditionalStyle_5f_1_20_16" style:display-name="ExtConditionalStyle_1 16" style:family="table-cell" style:parent-style-name="Default">
      <style:text-properties style:text-line-through-style="solid" style:text-line-through-type="single"/>
    </style:style>
    <style:style style:name="ExtConditionalStyle_5f_2_20_16" style:display-name="ExtConditionalStyle_2 16" style:family="table-cell" style:parent-style-name="Default">
      <style:text-properties style:text-line-through-style="solid" style:text-line-through-type="single"/>
    </style:style>
    <style:style style:name="ExtConditionalStyle_5f_3" style:display-name="ExtConditionalStyle_3" style:family="table-cell" style:parent-style-name="Default">
      <style:text-properties style:text-line-through-style="solid" style:text-line-through-type="single"/>
    </style:style>
    <style:style style:name="ExtConditionalStyle_5f_1" style:display-name="ExtConditionalStyle_1" style:family="table-cell" style:parent-style-name="Default">
      <style:text-properties style:text-line-through-style="solid" style:text-line-through-type="single"/>
    </style:style>
    <style:style style:name="ExtConditionalStyle_5f_2" style:display-name="ExtConditionalStyle_2" style:family="table-cell" style:parent-style-name="Default">
      <style:text-properties style:text-line-through-style="solid" style:text-line-through-type="single"/>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45f82"/>
        <loext:color loext:name="accent2" loext:color="#e87331"/>
        <loext:color loext:name="accent3" loext:color="#186c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2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ATISTICS" style:display-name="PageStyle_STATISTICS" style:page-layout-name="Mpm3">
      <style:header style:display="false"/>
      <style:header-left style:display="false"/>
      <style:header-first style:display="false"/>
      <style:footer style:display="false"/>
      <style:footer-left style:display="false"/>
      <style:footer-first style:display="false"/>
    </style:master-page>
    <style:master-page style:name="PageStyle_5f_V1._20_Encoding_20_and_20_Sanitization" style:display-name="PageStyle_V1. Encoding and Sanitiz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6._20_Authentication" style:display-name="PageStyle_V6. Authentic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4._20_API_20_and_20_Web_20_Service" style:display-name="PageStyle_V4. API and Web Service" style:page-layout-name="Mpm3">
      <style:header style:display="false"/>
      <style:header-left style:display="false"/>
      <style:header-first style:display="false"/>
      <style:footer style:display="false"/>
      <style:footer-left style:display="false"/>
      <style:footer-first style:display="false"/>
    </style:master-page>
    <style:master-page style:name="PageStyle_5f_V3._20_Web_20_Frontend_20_Security" style:display-name="PageStyle_V3. Web Frontend Security" style:page-layout-name="Mpm3">
      <style:header style:display="false"/>
      <style:header-left style:display="false"/>
      <style:header-first style:display="false"/>
      <style:footer style:display="false"/>
      <style:footer-left style:display="false"/>
      <style:footer-first style:display="false"/>
    </style:master-page>
    <style:master-page style:name="PageStyle_5f_V2._20_Validation_20_and_20_Business_20_Log" style:display-name="PageStyle_V2. Validation and Business Log" style:page-layout-name="Mpm3">
      <style:header style:display="false"/>
      <style:header-left style:display="false"/>
      <style:header-first style:display="false"/>
      <style:footer style:display="false"/>
      <style:footer-left style:display="false"/>
      <style:footer-first style:display="false"/>
    </style:master-page>
    <style:master-page style:name="PageStyle_5f_V5._20_File_20_Handling" style:display-name="PageStyle_V5. File Handl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V8._20_Authorization" style:display-name="PageStyle_V8. Authoriz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2._20_Secure_20_Communication" style:display-name="PageStyle_V12. Secure Communic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4._20_Data_20_Protection" style:display-name="PageStyle_V14. Data Protec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7._20_Session_20_Management" style:display-name="PageStyle_V7. Session Managem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V13._20_Configuration" style:display-name="PageStyle_V13. Configur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V10._20_OAuth_20_and_20_OIDC" style:display-name="PageStyle_V10. OAuth and OIDC" style:page-layout-name="Mpm3">
      <style:header style:display="false"/>
      <style:header-left style:display="false"/>
      <style:header-first style:display="false"/>
      <style:footer style:display="false"/>
      <style:footer-left style:display="false"/>
      <style:footer-first style:display="false"/>
    </style:master-page>
    <style:master-page style:name="PageStyle_5f_V9._20_Self-contained_20_Tokens" style:display-name="PageStyle_V9. Self-contained Tokens" style:page-layout-name="Mpm3">
      <style:header style:display="false"/>
      <style:header-left style:display="false"/>
      <style:header-first style:display="false"/>
      <style:footer style:display="false"/>
      <style:footer-left style:display="false"/>
      <style:footer-first style:display="false"/>
    </style:master-page>
    <style:master-page style:name="PageStyle_5f_V17._20_WebRTC" style:display-name="PageStyle_V17. WebRTC" style:page-layout-name="Mpm3">
      <style:header style:display="false"/>
      <style:header-left style:display="false"/>
      <style:header-first style:display="false"/>
      <style:footer style:display="false"/>
      <style:footer-left style:display="false"/>
      <style:footer-first style:display="false"/>
    </style:master-page>
    <style:master-page style:name="PageStyle_5f_V11._20_Cryptography" style:display-name="PageStyle_V11. Cryptography" style:page-layout-name="Mpm3">
      <style:header style:display="false"/>
      <style:header-left style:display="false"/>
      <style:header-first style:display="false"/>
      <style:footer style:display="false"/>
      <style:footer-left style:display="false"/>
      <style:footer-first style:display="false"/>
    </style:master-page>
    <style:master-page style:name="PageStyle_5f_V15._20_Secure_20_Coding_20_and_20_Architec" style:display-name="PageStyle_V15. Secure Coding and Architec" style:page-layout-name="Mpm3">
      <style:header style:display="false"/>
      <style:header-left style:display="false"/>
      <style:header-first style:display="false"/>
      <style:footer style:display="false"/>
      <style:footer-left style:display="false"/>
      <style:footer-first style:display="false"/>
    </style:master-page>
    <style:master-page style:name="PageStyle_5f_V16._20_Security_20_Logging_20_and_20_Error" style:display-name="PageStyle_V16. Security Logging and Error"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30T09:24:06</meta:creation-date>
    <dc:date>2026-02-28T01:04:57.486546100</dc:date>
    <meta:generator>LibreOffice/26.2.1.2$Windows_X86_64 LibreOffice_project/620$Build-2</meta:generator>
    <meta:editing-duration>PT49M45S</meta:editing-duration>
    <meta:editing-cycles>5</meta:editing-cycles>
    <meta:document-statistic meta:table-count="19" meta:cell-count="1306" meta:object-count="4"/>
    <meta:user-defined meta:name="AppVersion">16.0300</meta:user-defined>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percentage-style style:name="N135">
      <number:number number:decimal-places="1" number:min-decimal-places="1" number:min-integer-digits="1"/>
      <number:text>%</number:text>
    </number:percentage-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true" text:line-break="true" loext:try-staggering-first="false" chart:link-data-style-to-source="true" chart:axis-position="0"/>
      <style:graphic-properties svg:stroke-color="#dddddd"/>
      <style:text-properties fo:font-family="Arial" style:font-style-name="Normalny" fo:font-size="8pt" style:font-size-asian="8pt" style:font-size-complex="10pt"/>
    </style:style>
    <style:style style:name="ch5" style:family="chart" style:data-style-name="N135">
      <style:chart-properties chart:display-label="true" chart:logarithmic="false" chart:minimum="0" chart:maximum="1" chart:origin="0" chart:interval-major="0.2" chart:interval-minor-divisor="5" chart:reverse-direction="false" text:line-break="false" loext:try-staggering-first="false" chart:link-data-style-to-source="true" chart:axis-position="1"/>
      <style:graphic-properties svg:stroke-color="#dddddd" svg:stroke-opacity="0%"/>
      <style:text-properties fo:font-family="Arial" style:font-style-name="Normalny" fo:font-size="8pt" style:font-size-asian="8pt" style:font-size-complex="10pt"/>
    </style:style>
    <style:style style:name="ch6" style:family="chart">
      <style:graphic-properties svg:stroke-color="#b3b3b3"/>
    </style:style>
    <style:style style:name="ch7" style:family="chart">
      <style:graphic-properties svg:stroke-color="#dddddd"/>
    </style:style>
    <style:style style:name="ch8" style:family="chart" style:data-style-name="N135">
      <style:chart-properties chart:symbol-type="none" chart:link-data-style-to-source="true"/>
      <style:graphic-properties svg:stroke-width="0.08cm" svg:stroke-color="#09749b" draw:fill-color="#09749b"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T1" style:family="text">
      <style:text-properties style:text-position="0% 100%" style:letter-kerning="false"/>
    </style:style>
  </office:automatic-styles>
  <office:body>
    <office:chart>
      <chart:chart svg:width="16.523cm" svg:height="9.968cm" xlink:href=".." xlink:type="simple" chart:class="chart:radar" chart:style-name="ch1">
        <chart:title svg:x="7.44cm" svg:y="0.331cm" chart:style-name="ch2">
          <text:p><text:span text:style-name="T1">Validity</text:span></text:p>
        </chart:title>
        <chart:plot-area chart:style-name="ch3" svg:x="0.607cm" svg:y="1.269cm" svg:width="13.843cm" svg:height="8.334cm">
          <chart:coordinate-region svg:x="4.697cm" svg:y="2.044cm" svg:width="7.023cm" svg:height="6.852cm"/>
          <chart:axis chart:dimension="x" chart:name="primary-x" chart:style-name="ch4" chartooo:axis-type="auto">
            <chartooo:date-scale/>
            <chart:categories table:cell-range-address="STATISTICS.B3:STATISTICS.B19"/>
          </chart:axis>
          <chart:axis chart:dimension="y" chart:name="primary-y" chart:style-name="ch5">
            <chart:grid chart:style-name="ch6" chart:class="major"/>
            <chart:grid chart:style-name="ch7" chart:class="minor"/>
          </chart:axis>
          <chart:series chart:style-name="ch8" chart:values-cell-range-address="STATISTICS.E3:STATISTICS.E19" chart:label-cell-address="STATISTICS.E2:STATISTICS.E2" chart:class="chart:radar">
            <chart:data-point chart:repeated="1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text:p>
                <draw:g>
                  <svg:desc>STATISTICS.E2:STATISTICS.E2</svg:desc>
                </draw:g>
              </table:table-cell>
            </table:table-row>
          </table:table-header-rows>
          <table:table-rows>
            <table:table-row>
              <table:table-cell office:value-type="string">
                <text:p>Encoding and Sanitization</text:p>
                <draw:g>
                  <svg:desc>STATISTICS.B3:STATISTICS.B19</svg:desc>
                </draw:g>
              </table:table-cell>
              <table:table-cell office:value-type="float" office:value="0">
                <text:p>0</text:p>
                <draw:g>
                  <svg:desc>STATISTICS.E3:STATISTICS.E19</svg:desc>
                </draw:g>
              </table:table-cell>
            </table:table-row>
            <table:table-row>
              <table:table-cell office:value-type="string">
                <text:p>Validation and Business Logic</text:p>
              </table:table-cell>
              <table:table-cell office:value-type="float" office:value="0">
                <text:p>0</text:p>
              </table:table-cell>
            </table:table-row>
            <table:table-row>
              <table:table-cell office:value-type="string">
                <text:p>Web Frontend Security</text:p>
              </table:table-cell>
              <table:table-cell office:value-type="float" office:value="0">
                <text:p>0</text:p>
              </table:table-cell>
            </table:table-row>
            <table:table-row>
              <table:table-cell office:value-type="string">
                <text:p>API and Web Service</text:p>
              </table:table-cell>
              <table:table-cell office:value-type="float" office:value="0">
                <text:p>0</text:p>
              </table:table-cell>
            </table:table-row>
            <table:table-row>
              <table:table-cell office:value-type="string">
                <text:p>File Handling</text:p>
              </table:table-cell>
              <table:table-cell office:value-type="float" office:value="0">
                <text:p>0</text:p>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uthorization</text:p>
              </table:table-cell>
              <table:table-cell office:value-type="float" office:value="0">
                <text:p>0</text:p>
              </table:table-cell>
            </table:table-row>
            <table:table-row>
              <table:table-cell office:value-type="string">
                <text:p>Self-contained Tokens</text:p>
              </table:table-cell>
              <table:table-cell office:value-type="float" office:value="0">
                <text:p>0</text:p>
              </table:table-cell>
            </table:table-row>
            <table:table-row>
              <table:table-cell office:value-type="string">
                <text:p>OAuth and OIDC</text:p>
              </table:table-cell>
              <table:table-cell office:value-type="float" office:value="0">
                <text:p>0</text:p>
              </table:table-cell>
            </table:table-row>
            <table:table-row>
              <table:table-cell office:value-type="string">
                <text:p>Cryptography</text:p>
              </table:table-cell>
              <table:table-cell office:value-type="float" office:value="0">
                <text:p>0</text:p>
              </table:table-cell>
            </table:table-row>
            <table:table-row>
              <table:table-cell office:value-type="string">
                <text:p>Secure Communication</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Secure Coding and Architecture</text:p>
              </table:table-cell>
              <table:table-cell office:value-type="float" office:value="0">
                <text:p>0</text:p>
              </table:table-cell>
            </table:table-row>
            <table:table-row>
              <table:table-cell office:value-type="string">
                <text:p>Security Logging and Error Handling</text:p>
              </table:table-cell>
              <table:table-cell office:value-type="float" office:value="0">
                <text:p>0</text:p>
              </table:table-cell>
            </table:table-row>
            <table:table-row>
              <table:table-cell office:value-type="string">
                <text:p>WebRTC</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6.2.1.2$Windows_X86_64 LibreOffice_project/620$Build-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